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7402in"/>
    </style:style>
    <style:style style:name="co3" style:family="table-column">
      <style:table-column-properties fo:break-before="auto" style:column-width="2.8626in"/>
    </style:style>
    <style:style style:name="co4" style:family="table-column">
      <style:table-column-properties fo:break-before="auto" style:column-width="9.631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diaType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umma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formula="of:=BASE(BITLSHIFT([.B2];50)+BITLSHIFT([.C2];38)+BITLSHIFT([.D2];16)+[.E2];16)" office:value-type="string" office:string-value="0" calcext:value-type="string">
            <text:p>0</text:p>
          </table:table-cell>
          <table:table-cell office:value-type="string" calcext:value-type="string">
            <text:p>Unknown disk typ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ENERIC_HDD</text:p>
          </table:table-cell>
          <table:table-cell table:formula="of:=BASE(BITLSHIFT([.B3];50)+BITLSHIFT([.C3];38)+BITLSHIFT([.D3];16)+[.E3];16)" office:value-type="string" office:string-value="4000000000000" calcext:value-type="string">
            <text:p>4000000000000</text:p>
          </table:table-cell>
          <table:table-cell office:value-type="string" calcext:value-type="string">
            <text:p>Generic hard disk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crodrive</text:p>
          </table:table-cell>
          <table:table-cell table:formula="of:=BASE(BITLSHIFT([.B4];50)+BITLSHIFT([.C4];38)+BITLSHIFT([.D4];16)+[.E4];16)" office:value-type="string" office:string-value="4004000000000" calcext:value-type="string">
            <text:p>4004000000000</text:p>
          </table:table-cell>
          <table:table-cell office:value-type="string" calcext:value-type="string">
            <text:p>Microdrive type hard dis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one_HDD</text:p>
          </table:table-cell>
          <table:table-cell table:formula="of:=BASE(BITLSHIFT([.B5];50)+BITLSHIFT([.C5];38)+BITLSHIFT([.D5];16)+[.E5];16)" office:value-type="string" office:string-value="4008000000000" calcext:value-type="string">
            <text:p>4008000000000</text:p>
          </table:table-cell>
          <table:table-cell office:value-type="string" calcext:value-type="string">
            <text:p>Zoned hard di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knownMO</text:p>
          </table:table-cell>
          <table:table-cell table:formula="of:=BASE(BITLSHIFT([.B6];50)+BITLSHIFT([.C6];38)+BITLSHIFT([.D6];16)+[.E6];16)" office:value-type="string" office:string-value="8000000000000" calcext:value-type="string">
            <text:p>8000000000000</text:p>
          </table:table-cell>
          <table:table-cell office:value-type="string" calcext:value-type="string">
            <text:p>Unknown magneto-opti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lashDrive</text:p>
          </table:table-cell>
          <table:table-cell table:formula="of:=BASE(BITLSHIFT([.B7];50)+BITLSHIFT([.C7];38)+BITLSHIFT([.D7];16)+[.E7];16)" office:value-type="string" office:string-value="C000000000000" calcext:value-type="string">
            <text:p>C000000000000</text:p>
          </table:table-cell>
          <table:table-cell office:value-type="string" calcext:value-type="string">
            <text:p>USB flash driv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knownTape</text:p>
          </table:table-cell>
          <table:table-cell table:formula="of:=BASE(BITLSHIFT([.B8];50)+BITLSHIFT([.C8];38)+BITLSHIFT([.D8];16)+[.E8];16)" office:value-type="string" office:string-value="10000000000000" calcext:value-type="string">
            <text:p>10000000000000</text:p>
          </table:table-cell>
          <table:table-cell office:value-type="string" calcext:value-type="string">
            <text:p>Unknown data ta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table:formula="of:=BASE(BITLSHIFT([.B9];50)+BITLSHIFT([.C9];38)+BITLSHIFT([.D9];16)+[.E9];16)" office:value-type="string" office:string-value="14000000010000" calcext:value-type="string">
            <text:p>14000000010000</text:p>
          </table:table-cell>
          <table:table-cell office:value-type="string" calcext:value-type="string">
            <text:p>Any unknown or standard violating C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DDA</text:p>
          </table:table-cell>
          <table:table-cell table:formula="of:=BASE(BITLSHIFT([.B10];50)+BITLSHIFT([.C10];38)+BITLSHIFT([.D10];16)+[.E10];16)" office:value-type="string" office:string-value="14000000010001" calcext:value-type="string">
            <text:p>14000000010001</text:p>
          </table:table-cell>
          <table:table-cell office:value-type="string" calcext:value-type="string">
            <text:p>CD Digital Audio (Red Boo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DG</text:p>
          </table:table-cell>
          <table:table-cell table:formula="of:=BASE(BITLSHIFT([.B11];50)+BITLSHIFT([.C11];38)+BITLSHIFT([.D11];16)+[.E11];16)" office:value-type="string" office:string-value="14004000010001" calcext:value-type="string">
            <text:p>14004000010001</text:p>
          </table:table-cell>
          <table:table-cell office:value-type="string" calcext:value-type="string">
            <text:p>CD+G (Red Boo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DEG</text:p>
          </table:table-cell>
          <table:table-cell table:formula="of:=BASE(BITLSHIFT([.B12];50)+BITLSHIFT([.C12];38)+BITLSHIFT([.D12];16)+[.E12];16)" office:value-type="string" office:string-value="14008000010001" calcext:value-type="string">
            <text:p>14008000010001</text:p>
          </table:table-cell>
          <table:table-cell office:value-type="string" calcext:value-type="string">
            <text:p>CD+EG (Red Boo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DI</text:p>
          </table:table-cell>
          <table:table-cell table:formula="of:=BASE(BITLSHIFT([.B13];50)+BITLSHIFT([.C13];38)+BITLSHIFT([.D13];16)+[.E13];16)" office:value-type="string" office:string-value="14000000010004" calcext:value-type="string">
            <text:p>14000000010004</text:p>
          </table:table-cell>
          <table:table-cell office:value-type="string" calcext:value-type="string">
            <text:p>CD-i (Green Boo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DROM</text:p>
          </table:table-cell>
          <table:table-cell table:formula="of:=BASE(BITLSHIFT([.B14];50)+BITLSHIFT([.C14];38)+BITLSHIFT([.D14];16)+[.E14];16)" office:value-type="string" office:string-value="14000000010005" calcext:value-type="string">
            <text:p>14000000010005</text:p>
          </table:table-cell>
          <table:table-cell office:value-type="string" calcext:value-type="string">
            <text:p>CD-ROM (Yellow Boo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DROMXA</text:p>
          </table:table-cell>
          <table:table-cell table:formula="of:=BASE(BITLSHIFT([.B15];50)+BITLSHIFT([.C15];38)+BITLSHIFT([.D15];16)+[.E15];16)" office:value-type="string" office:string-value="14000000010006" calcext:value-type="string">
            <text:p>14000000010006</text:p>
          </table:table-cell>
          <table:table-cell office:value-type="string" calcext:value-type="string">
            <text:p>CD-ROM XA (Yellow Boo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DPLUS</text:p>
          </table:table-cell>
          <table:table-cell table:formula="of:=BASE(BITLSHIFT([.B16];50)+BITLSHIFT([.C16];38)+BITLSHIFT([.D16];16)+[.E16];16)" office:value-type="string" office:string-value="14000000010007" calcext:value-type="string">
            <text:p>14000000010007</text:p>
          </table:table-cell>
          <table:table-cell office:value-type="string" calcext:value-type="string">
            <text:p>CD+ (Blue Boo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DMO</text:p>
          </table:table-cell>
          <table:table-cell table:formula="of:=BASE(BITLSHIFT([.B17];50)+BITLSHIFT([.C17];38)+BITLSHIFT([.D17];16)+[.E17];16)" office:value-type="string" office:string-value="14000000010008" calcext:value-type="string">
            <text:p>14000000010008</text:p>
          </table:table-cell>
          <table:table-cell office:value-type="string" calcext:value-type="string">
            <text:p>CD-MO (Orange Boo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DR</text:p>
          </table:table-cell>
          <table:table-cell table:formula="of:=BASE(BITLSHIFT([.B18];50)+BITLSHIFT([.C18];38)+BITLSHIFT([.D18];16)+[.E18];16)" office:value-type="string" office:string-value="14000000010009" calcext:value-type="string">
            <text:p>14000000010009</text:p>
          </table:table-cell>
          <table:table-cell office:value-type="string" calcext:value-type="string">
            <text:p>CD-Recordable (Orange Boo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DRW</text:p>
          </table:table-cell>
          <table:table-cell table:formula="of:=BASE(BITLSHIFT([.B19];50)+BITLSHIFT([.C19];38)+BITLSHIFT([.D19];16)+[.E19];16)" office:value-type="string" office:string-value="1400000001000A" calcext:value-type="string">
            <text:p>1400000001000A</text:p>
          </table:table-cell>
          <table:table-cell office:value-type="string" calcext:value-type="string">
            <text:p>CD-ReWritable (Orange Boo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DMRW</text:p>
          </table:table-cell>
          <table:table-cell table:formula="of:=BASE(BITLSHIFT([.B20];50)+BITLSHIFT([.C20];38)+BITLSHIFT([.D20];16)+[.E20];16)" office:value-type="string" office:string-value="1400400001000A" calcext:value-type="string">
            <text:p>1400400001000A</text:p>
          </table:table-cell>
          <table:table-cell office:value-type="string" calcext:value-type="string">
            <text:p>Mount-Rainier CD-R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CD</text:p>
          </table:table-cell>
          <table:table-cell table:formula="of:=BASE(BITLSHIFT([.B21];50)+BITLSHIFT([.C21];38)+BITLSHIFT([.D21];16)+[.E21];16)" office:value-type="string" office:string-value="14000000010000" calcext:value-type="string">
            <text:p>14000000010000</text:p>
          </table:table-cell>
          <table:table-cell office:value-type="string" calcext:value-type="string">
            <text:p>Video CD (White Boo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VCD</text:p>
          </table:table-cell>
          <table:table-cell table:formula="of:=BASE(BITLSHIFT([.B22];50)+BITLSHIFT([.C22];38)+BITLSHIFT([.D22];16)+[.E22];16)" office:value-type="string" office:string-value="14000000010000" calcext:value-type="string">
            <text:p>14000000010000</text:p>
          </table:table-cell>
          <table:table-cell office:value-type="string" calcext:value-type="string">
            <text:p>Super Video CD (White Boo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D</text:p>
          </table:table-cell>
          <table:table-cell table:formula="of:=BASE(BITLSHIFT([.B23];50)+BITLSHIFT([.C23];38)+BITLSHIFT([.D23];16)+[.E23];16)" office:value-type="string" office:string-value="14000000010000" calcext:value-type="string">
            <text:p>14000000010000</text:p>
          </table:table-cell>
          <table:table-cell office:value-type="string" calcext:value-type="string">
            <text:p>Photo CD (Beige Boo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TSCD</text:p>
          </table:table-cell>
          <table:table-cell table:formula="of:=BASE(BITLSHIFT([.B24];50)+BITLSHIFT([.C24];38)+BITLSHIFT([.D24];16)+[.E24];16)" office:value-type="string" office:string-value="14000000010000" calcext:value-type="string">
            <text:p>14000000010000</text:p>
          </table:table-cell>
          <table:table-cell office:value-type="string" calcext:value-type="string">
            <text:p>DTS audio CD (non-standard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DMIDI</text:p>
          </table:table-cell>
          <table:table-cell table:formula="of:=BASE(BITLSHIFT([.B25];50)+BITLSHIFT([.C25];38)+BITLSHIFT([.D25];16)+[.E25];16)" office:value-type="string" office:string-value="14000000000000" calcext:value-type="string">
            <text:p>14000000000000</text:p>
          </table:table-cell>
          <table:table-cell office:value-type="string" calcext:value-type="string">
            <text:p>CD-MIDI (Red Boo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DV</text:p>
          </table:table-cell>
          <table:table-cell table:formula="of:=BASE(BITLSHIFT([.B26];50)+BITLSHIFT([.C26];38)+BITLSHIFT([.D26];16)+[.E26];16)" office:value-type="string" office:string-value="14000000000000" calcext:value-type="string">
            <text:p>14000000000000</text:p>
          </table:table-cell>
          <table:table-cell office:value-type="string" calcext:value-type="string">
            <text:p>CD-Video (ISO/IEC 61104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DIREADY</text:p>
          </table:table-cell>
          <table:table-cell table:formula="of:=BASE(BITLSHIFT([.B27];50)+BITLSHIFT([.C27];38)+BITLSHIFT([.D27];16)+[.E27];16)" office:value-type="string" office:string-value="14000000000000" calcext:value-type="string">
            <text:p>14000000000000</text:p>
          </table:table-cell>
          <table:table-cell office:value-type="string" calcext:value-type="string">
            <text:p>CD-i Ready, contains a track before the first TOC track, in mode 2, and all TOC tracks are Audio. Subchannel marks track as audio paus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FMTOWNS</text:p>
          </table:table-cell>
          <table:table-cell table:formula="of:=BASE(BITLSHIFT([.B28];50)+BITLSHIFT([.C28];38)+BITLSHIFT([.D28];16)+[.E28];16)" office:value-type="string" office:string-value="14000000000000" calcext:value-type="string">
            <text:p>14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VD</text:p>
          </table:table-cell>
          <table:table-cell table:formula="of:=BASE(BITLSHIFT([.B29];50)+BITLSHIFT([.C29];38)+BITLSHIFT([.D29];16)+[.E29];16)" office:value-type="string" office:string-value="14000000000000" calcext:value-type="string">
            <text:p>14000000000000</text:p>
          </table:table-cell>
          <table:table-cell office:value-type="string" calcext:value-type="string">
            <text:p>China Video Di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PS1CD</text:p>
          </table:table-cell>
          <table:table-cell table:formula="of:=BASE(BITLSHIFT([.B30];50)+BITLSHIFT([.C30];38)+BITLSHIFT([.D30];16)+[.E30];16)" office:value-type="string" office:string-value="14000000000000" calcext:value-type="string">
            <text:p>14000000000000</text:p>
          </table:table-cell>
          <table:table-cell office:value-type="string" calcext:value-type="string">
            <text:p>Sony PlayStation game C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PS2CD</text:p>
          </table:table-cell>
          <table:table-cell table:formula="of:=BASE(BITLSHIFT([.B31];50)+BITLSHIFT([.C31];38)+BITLSHIFT([.D31];16)+[.E31];16)" office:value-type="string" office:string-value="14000000000000" calcext:value-type="string">
            <text:p>14000000000000</text:p>
          </table:table-cell>
          <table:table-cell office:value-type="string" calcext:value-type="string">
            <text:p>Sony PlayStation 2 game C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EGACD</text:p>
          </table:table-cell>
          <table:table-cell table:formula="of:=BASE(BITLSHIFT([.B32];50)+BITLSHIFT([.C32];38)+BITLSHIFT([.D32];16)+[.E32];16)" office:value-type="string" office:string-value="14000000000000" calcext:value-type="string">
            <text:p>14000000000000</text:p>
          </table:table-cell>
          <table:table-cell office:value-type="string" calcext:value-type="string">
            <text:p>Sega MegaC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ATURNCD</text:p>
          </table:table-cell>
          <table:table-cell table:formula="of:=BASE(BITLSHIFT([.B33];50)+BITLSHIFT([.C33];38)+BITLSHIFT([.D33];16)+[.E33];16)" office:value-type="string" office:string-value="14000000000000" calcext:value-type="string">
            <text:p>14000000000000</text:p>
          </table:table-cell>
          <table:table-cell office:value-type="string" calcext:value-type="string">
            <text:p>Sega Saturn di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GDROM</text:p>
          </table:table-cell>
          <table:table-cell table:formula="of:=BASE(BITLSHIFT([.B34];50)+BITLSHIFT([.C34];38)+BITLSHIFT([.D34];16)+[.E34];16)" office:value-type="string" office:string-value="14000000000000" calcext:value-type="string">
            <text:p>14000000000000</text:p>
          </table:table-cell>
          <table:table-cell office:value-type="string" calcext:value-type="string">
            <text:p>Sega/Yamaha Gigabyte Di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GDR</text:p>
          </table:table-cell>
          <table:table-cell table:formula="of:=BASE(BITLSHIFT([.B35];50)+BITLSHIFT([.C35];38)+BITLSHIFT([.D35];16)+[.E35];16)" office:value-type="string" office:string-value="14000000000000" calcext:value-type="string">
            <text:p>14000000000000</text:p>
          </table:table-cell>
          <table:table-cell office:value-type="string" calcext:value-type="string">
            <text:p>Sega/Yamaha recordable Gigabyte Di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ilCD</text:p>
          </table:table-cell>
          <table:table-cell table:formula="of:=BASE(BITLSHIFT([.B36];50)+BITLSHIFT([.C36];38)+BITLSHIFT([.D36];16)+[.E36];16)" office:value-type="string" office:string-value="14000000000000" calcext:value-type="string">
            <text:p>14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uperCDROM2</text:p>
          </table:table-cell>
          <table:table-cell table:formula="of:=BASE(BITLSHIFT([.B37];50)+BITLSHIFT([.C37];38)+BITLSHIFT([.D37];16)+[.E37];16)" office:value-type="string" office:string-value="14000000000000" calcext:value-type="string">
            <text:p>14000000000000</text:p>
          </table:table-cell>
          <table:table-cell office:value-type="string" calcext:value-type="string">
            <text:p>PC-Engine / TurboGrafx C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JaguarCD</text:p>
          </table:table-cell>
          <table:table-cell table:formula="of:=BASE(BITLSHIFT([.B38];50)+BITLSHIFT([.C38];38)+BITLSHIFT([.D38];16)+[.E38];16)" office:value-type="string" office:string-value="14000000000000" calcext:value-type="string">
            <text:p>14000000000000</text:p>
          </table:table-cell>
          <table:table-cell office:value-type="string" calcext:value-type="string">
            <text:p>Atari Jaguar C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hreeDO</text:p>
          </table:table-cell>
          <table:table-cell table:formula="of:=BASE(BITLSHIFT([.B39];50)+BITLSHIFT([.C39];38)+BITLSHIFT([.D39];16)+[.E39];16)" office:value-type="string" office:string-value="14000000000000" calcext:value-type="string">
            <text:p>14000000000000</text:p>
          </table:table-cell>
          <table:table-cell office:value-type="string" calcext:value-type="string">
            <text:p>3DO C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PCFX</text:p>
          </table:table-cell>
          <table:table-cell table:formula="of:=BASE(BITLSHIFT([.B40];50)+BITLSHIFT([.C40];38)+BITLSHIFT([.D40];16)+[.E40];16)" office:value-type="string" office:string-value="14000000000000" calcext:value-type="string">
            <text:p>14000000000000</text:p>
          </table:table-cell>
          <table:table-cell office:value-type="string" calcext:value-type="string">
            <text:p>NEC PC-F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NeoGeoCD</text:p>
          </table:table-cell>
          <table:table-cell table:formula="of:=BASE(BITLSHIFT([.B41];50)+BITLSHIFT([.C41];38)+BITLSHIFT([.D41];16)+[.E41];16)" office:value-type="string" office:string-value="14000000000000" calcext:value-type="string">
            <text:p>14000000000000</text:p>
          </table:table-cell>
          <table:table-cell office:value-type="string" calcext:value-type="string">
            <text:p>NEO-GEO C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DTV</text:p>
          </table:table-cell>
          <table:table-cell table:formula="of:=BASE(BITLSHIFT([.B42];50)+BITLSHIFT([.C42];38)+BITLSHIFT([.D42];16)+[.E42];16)" office:value-type="string" office:string-value="14000000000000" calcext:value-type="string">
            <text:p>14000000000000</text:p>
          </table:table-cell>
          <table:table-cell office:value-type="string" calcext:value-type="string">
            <text:p>Commodore CDT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D32</text:p>
          </table:table-cell>
          <table:table-cell table:formula="of:=BASE(BITLSHIFT([.B43];50)+BITLSHIFT([.C43];38)+BITLSHIFT([.D43];16)+[.E43];16)" office:value-type="string" office:string-value="14000000000000" calcext:value-type="string">
            <text:p>14000000000000</text:p>
          </table:table-cell>
          <table:table-cell office:value-type="string" calcext:value-type="string">
            <text:p>Amiga CD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Playdia</text:p>
          </table:table-cell>
          <table:table-cell table:formula="of:=BASE(BITLSHIFT([.B44];50)+BITLSHIFT([.C44];38)+BITLSHIFT([.D44];16)+[.E44];16)" office:value-type="string" office:string-value="14000000000000" calcext:value-type="string">
            <text:p>14000000000000</text:p>
          </table:table-cell>
          <table:table-cell office:value-type="string" calcext:value-type="string">
            <text:p>Bandai Playd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DDCD</text:p>
          </table:table-cell>
          <table:table-cell table:formula="of:=BASE(BITLSHIFT([.B45];50)+BITLSHIFT([.C45];38)+BITLSHIFT([.D45];16)+[.E45];16)" office:value-type="string" office:string-value="18000000000000" calcext:value-type="string">
            <text:p>18000000000000</text:p>
          </table:table-cell>
          <table:table-cell office:value-type="string" calcext:value-type="string">
            <text:p>Double-Density CD-ROM (Purple Boo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DDCDR</text:p>
          </table:table-cell>
          <table:table-cell table:formula="of:=BASE(BITLSHIFT([.B46];50)+BITLSHIFT([.C46];38)+BITLSHIFT([.D46];16)+[.E46];16)" office:value-type="string" office:string-value="18000000000000" calcext:value-type="string">
            <text:p>18000000000000</text:p>
          </table:table-cell>
          <table:table-cell office:value-type="string" calcext:value-type="string">
            <text:p>DD CD-R (Purple Boo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DDCDRW</text:p>
          </table:table-cell>
          <table:table-cell table:formula="of:=BASE(BITLSHIFT([.B47];50)+BITLSHIFT([.C47];38)+BITLSHIFT([.D47];16)+[.E47];16)" office:value-type="string" office:string-value="18000000000000" calcext:value-type="string">
            <text:p>18000000000000</text:p>
          </table:table-cell>
          <table:table-cell office:value-type="string" calcext:value-type="string">
            <text:p>DD CD-RW (Purple Boo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ACD</text:p>
          </table:table-cell>
          <table:table-cell table:formula="of:=BASE(BITLSHIFT([.B48];50)+BITLSHIFT([.C48];38)+BITLSHIFT([.D48];16)+[.E48];16)" office:value-type="string" office:string-value="1C000000000000" calcext:value-type="string">
            <text:p>1C000000000000</text:p>
          </table:table-cell>
          <table:table-cell office:value-type="string" calcext:value-type="string">
            <text:p>Super Audio CD (Scarlet Boo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DVDROM</text:p>
          </table:table-cell>
          <table:table-cell table:formula="of:=BASE(BITLSHIFT([.B49];50)+BITLSHIFT([.C49];38)+BITLSHIFT([.D49];16)+[.E49];16)" office:value-type="string" office:string-value="1C000000000000" calcext:value-type="string">
            <text:p>1C000000000000</text:p>
          </table:table-cell>
          <table:table-cell office:value-type="string" calcext:value-type="string">
            <text:p>DVD-ROM (applies to DVD Video and DVD Audio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DVDR</text:p>
          </table:table-cell>
          <table:table-cell table:formula="of:=BASE(BITLSHIFT([.B50];50)+BITLSHIFT([.C50];38)+BITLSHIFT([.D50];16)+[.E50];16)" office:value-type="string" office:string-value="1C000000000000" calcext:value-type="string">
            <text:p>1C000000000000</text:p>
          </table:table-cell>
          <table:table-cell office:value-type="string" calcext:value-type="string">
            <text:p>DVD-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DVDRW</text:p>
          </table:table-cell>
          <table:table-cell table:formula="of:=BASE(BITLSHIFT([.B51];50)+BITLSHIFT([.C51];38)+BITLSHIFT([.D51];16)+[.E51];16)" office:value-type="string" office:string-value="1C000000000000" calcext:value-type="string">
            <text:p>1C000000000000</text:p>
          </table:table-cell>
          <table:table-cell office:value-type="string" calcext:value-type="string">
            <text:p>DVD-R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DVDPR</text:p>
          </table:table-cell>
          <table:table-cell table:formula="of:=BASE(BITLSHIFT([.B52];50)+BITLSHIFT([.C52];38)+BITLSHIFT([.D52];16)+[.E52];16)" office:value-type="string" office:string-value="1C000000000000" calcext:value-type="string">
            <text:p>1C000000000000</text:p>
          </table:table-cell>
          <table:table-cell office:value-type="string" calcext:value-type="string">
            <text:p>DVD+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DVDPRW</text:p>
          </table:table-cell>
          <table:table-cell table:formula="of:=BASE(BITLSHIFT([.B53];50)+BITLSHIFT([.C53];38)+BITLSHIFT([.D53];16)+[.E53];16)" office:value-type="string" office:string-value="1C000000000000" calcext:value-type="string">
            <text:p>1C000000000000</text:p>
          </table:table-cell>
          <table:table-cell office:value-type="string" calcext:value-type="string">
            <text:p>DVD+R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DVDPRWDL</text:p>
          </table:table-cell>
          <table:table-cell table:formula="of:=BASE(BITLSHIFT([.B54];50)+BITLSHIFT([.C54];38)+BITLSHIFT([.D54];16)+[.E54];16)" office:value-type="string" office:string-value="1C000000000000" calcext:value-type="string">
            <text:p>1C000000000000</text:p>
          </table:table-cell>
          <table:table-cell office:value-type="string" calcext:value-type="string">
            <text:p>DVD+RW D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DVDRDL</text:p>
          </table:table-cell>
          <table:table-cell table:formula="of:=BASE(BITLSHIFT([.B55];50)+BITLSHIFT([.C55];38)+BITLSHIFT([.D55];16)+[.E55];16)" office:value-type="string" office:string-value="1C000000000000" calcext:value-type="string">
            <text:p>1C000000000000</text:p>
          </table:table-cell>
          <table:table-cell office:value-type="string" calcext:value-type="string">
            <text:p>DVD-R D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DVDPRDL</text:p>
          </table:table-cell>
          <table:table-cell table:formula="of:=BASE(BITLSHIFT([.B56];50)+BITLSHIFT([.C56];38)+BITLSHIFT([.D56];16)+[.E56];16)" office:value-type="string" office:string-value="1C000000000000" calcext:value-type="string">
            <text:p>1C000000000000</text:p>
          </table:table-cell>
          <table:table-cell office:value-type="string" calcext:value-type="string">
            <text:p>DVD+R D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DVDRAM</text:p>
          </table:table-cell>
          <table:table-cell table:formula="of:=BASE(BITLSHIFT([.B57];50)+BITLSHIFT([.C57];38)+BITLSHIFT([.D57];16)+[.E57];16)" office:value-type="string" office:string-value="1C000000000000" calcext:value-type="string">
            <text:p>1C000000000000</text:p>
          </table:table-cell>
          <table:table-cell office:value-type="string" calcext:value-type="string">
            <text:p>DVD-R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DVDRWDL</text:p>
          </table:table-cell>
          <table:table-cell table:formula="of:=BASE(BITLSHIFT([.B58];50)+BITLSHIFT([.C58];38)+BITLSHIFT([.D58];16)+[.E58];16)" office:value-type="string" office:string-value="1C000000000000" calcext:value-type="string">
            <text:p>1C000000000000</text:p>
          </table:table-cell>
          <table:table-cell office:value-type="string" calcext:value-type="string">
            <text:p>DVD-RW D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DVDDownload</text:p>
          </table:table-cell>
          <table:table-cell table:formula="of:=BASE(BITLSHIFT([.B59];50)+BITLSHIFT([.C59];38)+BITLSHIFT([.D59];16)+[.E59];16)" office:value-type="string" office:string-value="1C000000000000" calcext:value-type="string">
            <text:p>1C000000000000</text:p>
          </table:table-cell>
          <table:table-cell office:value-type="string" calcext:value-type="string">
            <text:p>DVD-Downlo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PS2DVD</text:p>
          </table:table-cell>
          <table:table-cell table:formula="of:=BASE(BITLSHIFT([.B60];50)+BITLSHIFT([.C60];38)+BITLSHIFT([.D60];16)+[.E60];16)" office:value-type="string" office:string-value="1C000000000000" calcext:value-type="string">
            <text:p>1C000000000000</text:p>
          </table:table-cell>
          <table:table-cell office:value-type="string" calcext:value-type="string">
            <text:p>Sony PlayStation 2 game DV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PS3DVD</text:p>
          </table:table-cell>
          <table:table-cell table:formula="of:=BASE(BITLSHIFT([.B61];50)+BITLSHIFT([.C61];38)+BITLSHIFT([.D61];16)+[.E61];16)" office:value-type="string" office:string-value="1C000000000000" calcext:value-type="string">
            <text:p>1C000000000000</text:p>
          </table:table-cell>
          <table:table-cell office:value-type="string" calcext:value-type="string">
            <text:p>Sony PlayStation 3 game DV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GD</text:p>
          </table:table-cell>
          <table:table-cell table:formula="of:=BASE(BITLSHIFT([.B62];50)+BITLSHIFT([.C62];38)+BITLSHIFT([.D62];16)+[.E62];16)" office:value-type="string" office:string-value="1C000000000000" calcext:value-type="string">
            <text:p>1C000000000000</text:p>
          </table:table-cell>
          <table:table-cell office:value-type="string" calcext:value-type="string">
            <text:p>Microsoft X-box Game Di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GD2</text:p>
          </table:table-cell>
          <table:table-cell table:formula="of:=BASE(BITLSHIFT([.B63];50)+BITLSHIFT([.C63];38)+BITLSHIFT([.D63];16)+[.E63];16)" office:value-type="string" office:string-value="1C000000000000" calcext:value-type="string">
            <text:p>1C000000000000</text:p>
          </table:table-cell>
          <table:table-cell office:value-type="string" calcext:value-type="string">
            <text:p>Microsoft X-box 360 Game Di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GD3</text:p>
          </table:table-cell>
          <table:table-cell table:formula="of:=BASE(BITLSHIFT([.B64];50)+BITLSHIFT([.C64];38)+BITLSHIFT([.D64];16)+[.E64];16)" office:value-type="string" office:string-value="1C000000000000" calcext:value-type="string">
            <text:p>1C000000000000</text:p>
          </table:table-cell>
          <table:table-cell office:value-type="string" calcext:value-type="string">
            <text:p>Microsoft X-box 360 Game Di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Nuon</text:p>
          </table:table-cell>
          <table:table-cell table:formula="of:=BASE(BITLSHIFT([.B65];50)+BITLSHIFT([.C65];38)+BITLSHIFT([.D65];16)+[.E65];16)" office:value-type="string" office:string-value="1C000000000000" calcext:value-type="string">
            <text:p>1C000000000000</text:p>
          </table:table-cell>
          <table:table-cell office:value-type="string" calcext:value-type="string">
            <text:p>Nuon (DVD based videogame consol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PD650</text:p>
          </table:table-cell>
          <table:table-cell table:formula="of:=BASE(BITLSHIFT([.B66];50)+BITLSHIFT([.C66];38)+BITLSHIFT([.D66];16)+[.E66];16)" office:value-type="string" office:string-value="20000000000000" calcext:value-type="string">
            <text:p>20000000000000</text:p>
          </table:table-cell>
          <table:table-cell office:value-type="string" calcext:value-type="string">
            <text:p>120mm, Phase-Change, 1298496 sectors, 512 bytes/sector, PD650, ECMA-240, ISO 15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PD650_WORM</text:p>
          </table:table-cell>
          <table:table-cell table:formula="of:=BASE(BITLSHIFT([.B67];50)+BITLSHIFT([.C67];38)+BITLSHIFT([.D67];16)+[.E67];16)" office:value-type="string" office:string-value="20000000000000" calcext:value-type="string">
            <text:p>20000000000000</text:p>
          </table:table-cell>
          <table:table-cell office:value-type="string" calcext:value-type="string">
            <text:p>120mm, Write-Once, 1281856 sectors, 512 bytes/sector, PD650, ECMA-240, ISO 15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HDDVDROM</text:p>
          </table:table-cell>
          <table:table-cell table:formula="of:=BASE(BITLSHIFT([.B68];50)+BITLSHIFT([.C68];38)+BITLSHIFT([.D68];16)+[.E68];16)" office:value-type="string" office:string-value="24000000000000" calcext:value-type="string">
            <text:p>24000000000000</text:p>
          </table:table-cell>
          <table:table-cell office:value-type="string" calcext:value-type="string">
            <text:p>HD DVD-ROM (applies to HD DVD Video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HDDVDRAM</text:p>
          </table:table-cell>
          <table:table-cell table:formula="of:=BASE(BITLSHIFT([.B69];50)+BITLSHIFT([.C69];38)+BITLSHIFT([.D69];16)+[.E69];16)" office:value-type="string" office:string-value="24000000000000" calcext:value-type="string">
            <text:p>24000000000000</text:p>
          </table:table-cell>
          <table:table-cell office:value-type="string" calcext:value-type="string">
            <text:p>HD DVD-R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HDDVDR</text:p>
          </table:table-cell>
          <table:table-cell table:formula="of:=BASE(BITLSHIFT([.B70];50)+BITLSHIFT([.C70];38)+BITLSHIFT([.D70];16)+[.E70];16)" office:value-type="string" office:string-value="24000000000000" calcext:value-type="string">
            <text:p>24000000000000</text:p>
          </table:table-cell>
          <table:table-cell office:value-type="string" calcext:value-type="string">
            <text:p>HD DVD-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HDDVDRW</text:p>
          </table:table-cell>
          <table:table-cell table:formula="of:=BASE(BITLSHIFT([.B71];50)+BITLSHIFT([.C71];38)+BITLSHIFT([.D71];16)+[.E71];16)" office:value-type="string" office:string-value="24000000000000" calcext:value-type="string">
            <text:p>24000000000000</text:p>
          </table:table-cell>
          <table:table-cell office:value-type="string" calcext:value-type="string">
            <text:p>HD DVD-R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HDDVDRDL</text:p>
          </table:table-cell>
          <table:table-cell table:formula="of:=BASE(BITLSHIFT([.B72];50)+BITLSHIFT([.C72];38)+BITLSHIFT([.D72];16)+[.E72];16)" office:value-type="string" office:string-value="24000000000000" calcext:value-type="string">
            <text:p>24000000000000</text:p>
          </table:table-cell>
          <table:table-cell office:value-type="string" calcext:value-type="string">
            <text:p>HD DVD-R D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HDDVDRWDL</text:p>
          </table:table-cell>
          <table:table-cell table:formula="of:=BASE(BITLSHIFT([.B73];50)+BITLSHIFT([.C73];38)+BITLSHIFT([.D73];16)+[.E73];16)" office:value-type="string" office:string-value="24000000000000" calcext:value-type="string">
            <text:p>24000000000000</text:p>
          </table:table-cell>
          <table:table-cell office:value-type="string" calcext:value-type="string">
            <text:p>HD DVD-RW D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CBHD</text:p>
          </table:table-cell>
          <table:table-cell table:formula="of:=BASE(BITLSHIFT([.B74];50)+BITLSHIFT([.C74];38)+BITLSHIFT([.D74];16)+[.E74];16)" office:value-type="string" office:string-value="24000000000000" calcext:value-type="string">
            <text:p>24000000000000</text:p>
          </table:table-cell>
          <table:table-cell office:value-type="string" calcext:value-type="string">
            <text:p>China Blue High Defin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BDROM</text:p>
          </table:table-cell>
          <table:table-cell table:formula="of:=BASE(BITLSHIFT([.B75];50)+BITLSHIFT([.C75];38)+BITLSHIFT([.D75];16)+[.E75];16)" office:value-type="string" office:string-value="28000000000000" calcext:value-type="string">
            <text:p>28000000000000</text:p>
          </table:table-cell>
          <table:table-cell office:value-type="string" calcext:value-type="string">
            <text:p>BD-ROM (and BD Video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BDR</text:p>
          </table:table-cell>
          <table:table-cell table:formula="of:=BASE(BITLSHIFT([.B76];50)+BITLSHIFT([.C76];38)+BITLSHIFT([.D76];16)+[.E76];16)" office:value-type="string" office:string-value="28000000000000" calcext:value-type="string">
            <text:p>28000000000000</text:p>
          </table:table-cell>
          <table:table-cell office:value-type="string" calcext:value-type="string">
            <text:p>BD-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BDRE</text:p>
          </table:table-cell>
          <table:table-cell table:formula="of:=BASE(BITLSHIFT([.B77];50)+BITLSHIFT([.C77];38)+BITLSHIFT([.D77];16)+[.E77];16)" office:value-type="string" office:string-value="28000000000000" calcext:value-type="string">
            <text:p>28000000000000</text:p>
          </table:table-cell>
          <table:table-cell office:value-type="string" calcext:value-type="string">
            <text:p>BD-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BDRXL</text:p>
          </table:table-cell>
          <table:table-cell table:formula="of:=BASE(BITLSHIFT([.B78];50)+BITLSHIFT([.C78];38)+BITLSHIFT([.D78];16)+[.E78];16)" office:value-type="string" office:string-value="28000000000000" calcext:value-type="string">
            <text:p>28000000000000</text:p>
          </table:table-cell>
          <table:table-cell office:value-type="string" calcext:value-type="string">
            <text:p>BD-R X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BDREXL</text:p>
          </table:table-cell>
          <table:table-cell table:formula="of:=BASE(BITLSHIFT([.B79];50)+BITLSHIFT([.C79];38)+BITLSHIFT([.D79];16)+[.E79];16)" office:value-type="string" office:string-value="28000000000000" calcext:value-type="string">
            <text:p>28000000000000</text:p>
          </table:table-cell>
          <table:table-cell office:value-type="string" calcext:value-type="string">
            <text:p>BD-RE X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UHDBD</text:p>
          </table:table-cell>
          <table:table-cell table:formula="of:=BASE(BITLSHIFT([.B80];50)+BITLSHIFT([.C80];38)+BITLSHIFT([.D80];16)+[.E80];16)" office:value-type="string" office:string-value="28000000000000" calcext:value-type="string">
            <text:p>28000000000000</text:p>
          </table:table-cell>
          <table:table-cell office:value-type="string" calcext:value-type="string">
            <text:p>Ultra HD Blu-ra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PS3BD</text:p>
          </table:table-cell>
          <table:table-cell table:formula="of:=BASE(BITLSHIFT([.B81];50)+BITLSHIFT([.C81];38)+BITLSHIFT([.D81];16)+[.E81];16)" office:value-type="string" office:string-value="28000000000000" calcext:value-type="string">
            <text:p>28000000000000</text:p>
          </table:table-cell>
          <table:table-cell office:value-type="string" calcext:value-type="string">
            <text:p>Sony PlayStation 3 game Blu-ra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PS4BD</text:p>
          </table:table-cell>
          <table:table-cell table:formula="of:=BASE(BITLSHIFT([.B82];50)+BITLSHIFT([.C82];38)+BITLSHIFT([.D82];16)+[.E82];16)" office:value-type="string" office:string-value="28000000000000" calcext:value-type="string">
            <text:p>28000000000000</text:p>
          </table:table-cell>
          <table:table-cell office:value-type="string" calcext:value-type="string">
            <text:p>Sony PlayStation 4 game Blu-ra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PS5BD</text:p>
          </table:table-cell>
          <table:table-cell table:formula="of:=BASE(BITLSHIFT([.B83];50)+BITLSHIFT([.C83];38)+BITLSHIFT([.D83];16)+[.E83];16)" office:value-type="string" office:string-value="28000000000000" calcext:value-type="string">
            <text:p>28000000000000</text:p>
          </table:table-cell>
          <table:table-cell office:value-type="string" calcext:value-type="string">
            <text:p>Sony PlayStation 5 game Ultra HD Blu-ra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XGD4</text:p>
          </table:table-cell>
          <table:table-cell table:formula="of:=BASE(BITLSHIFT([.B84];50)+BITLSHIFT([.C84];38)+BITLSHIFT([.D84];16)+[.E84];16)" office:value-type="string" office:string-value="28000000000000" calcext:value-type="string">
            <text:p>28000000000000</text:p>
          </table:table-cell>
          <table:table-cell office:value-type="string" calcext:value-type="string">
            <text:p>Microsoft X-box One Game Di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EVD</text:p>
          </table:table-cell>
          <table:table-cell table:formula="of:=BASE(BITLSHIFT([.B85];50)+BITLSHIFT([.C85];38)+BITLSHIFT([.D85];16)+[.E85];16)" office:value-type="string" office:string-value="2C000000000000" calcext:value-type="string">
            <text:p>2C000000000000</text:p>
          </table:table-cell>
          <table:table-cell office:value-type="string" calcext:value-type="string">
            <text:p>Enhanced Versatile Di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FVD</text:p>
          </table:table-cell>
          <table:table-cell table:formula="of:=BASE(BITLSHIFT([.B86];50)+BITLSHIFT([.C86];38)+BITLSHIFT([.D86];16)+[.E86];16)" office:value-type="string" office:string-value="30000000000000" calcext:value-type="string">
            <text:p>30000000000000</text:p>
          </table:table-cell>
          <table:table-cell office:value-type="string" calcext:value-type="string">
            <text:p>Forward Versatile Di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HVD</text:p>
          </table:table-cell>
          <table:table-cell table:formula="of:=BASE(BITLSHIFT([.B87];50)+BITLSHIFT([.C87];38)+BITLSHIFT([.D87];16)+[.E87];16)" office:value-type="string" office:string-value="34000000000000" calcext:value-type="string">
            <text:p>34000000000000</text:p>
          </table:table-cell>
          <table:table-cell office:value-type="string" calcext:value-type="string">
            <text:p>Holographic Versatile Di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HDVMD</text:p>
          </table:table-cell>
          <table:table-cell table:formula="of:=BASE(BITLSHIFT([.B88];50)+BITLSHIFT([.C88];38)+BITLSHIFT([.D88];16)+[.E88];16)" office:value-type="string" office:string-value="38000000000000" calcext:value-type="string">
            <text:p>38000000000000</text:p>
          </table:table-cell>
          <table:table-cell office:value-type="string" calcext:value-type="string">
            <text:p>High Definition Versatile Multilayer Di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VCDHD</text:p>
          </table:table-cell>
          <table:table-cell table:formula="of:=BASE(BITLSHIFT([.B89];50)+BITLSHIFT([.C89];38)+BITLSHIFT([.D89];16)+[.E89];16)" office:value-type="string" office:string-value="3C000000000000" calcext:value-type="string">
            <text:p>3C000000000000</text:p>
          </table:table-cell>
          <table:table-cell office:value-type="string" calcext:value-type="string">
            <text:p>Versatile Compact Disc High Dens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SVOD</text:p>
          </table:table-cell>
          <table:table-cell table:formula="of:=BASE(BITLSHIFT([.B90];50)+BITLSHIFT([.C90];38)+BITLSHIFT([.D90];16)+[.E90];16)" office:value-type="string" office:string-value="40000000000000" calcext:value-type="string">
            <text:p>40000000000000</text:p>
          </table:table-cell>
          <table:table-cell office:value-type="string" calcext:value-type="string">
            <text:p>Stacked Volumetric Optical Di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FDDVD</text:p>
          </table:table-cell>
          <table:table-cell table:formula="of:=BASE(BITLSHIFT([.B91];50)+BITLSHIFT([.C91];38)+BITLSHIFT([.D91];16)+[.E91];16)" office:value-type="string" office:string-value="44000000000000" calcext:value-type="string">
            <text:p>44000000000000</text:p>
          </table:table-cell>
          <table:table-cell office:value-type="string" calcext:value-type="string">
            <text:p>Five Dimensional di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LD</text:p>
          </table:table-cell>
          <table:table-cell table:formula="of:=BASE(BITLSHIFT([.B92];50)+BITLSHIFT([.C92];38)+BITLSHIFT([.D92];16)+[.E92];16)" office:value-type="string" office:string-value="48000000000000" calcext:value-type="string">
            <text:p>48000000000000</text:p>
          </table:table-cell>
          <table:table-cell office:value-type="string" calcext:value-type="string">
            <text:p>Pioneer LaserDi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LDROM</text:p>
          </table:table-cell>
          <table:table-cell table:formula="of:=BASE(BITLSHIFT([.B93];50)+BITLSHIFT([.C93];38)+BITLSHIFT([.D93];16)+[.E93];16)" office:value-type="string" office:string-value="48000000000000" calcext:value-type="string">
            <text:p>48000000000000</text:p>
          </table:table-cell>
          <table:table-cell office:value-type="string" calcext:value-type="string">
            <text:p>Pioneer LaserDisc d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LDROM2</text:p>
          </table:table-cell>
          <table:table-cell table:formula="of:=BASE(BITLSHIFT([.B94];50)+BITLSHIFT([.C94];38)+BITLSHIFT([.D94];16)+[.E94];16)" office:value-type="string" office:string-value="48000000000000" calcext:value-type="string">
            <text:p>48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LVROM</text:p>
          </table:table-cell>
          <table:table-cell table:formula="of:=BASE(BITLSHIFT([.B95];50)+BITLSHIFT([.C95];38)+BITLSHIFT([.D95];16)+[.E95];16)" office:value-type="string" office:string-value="48000000000000" calcext:value-type="string">
            <text:p>48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MegaLD</text:p>
          </table:table-cell>
          <table:table-cell table:formula="of:=BASE(BITLSHIFT([.B96];50)+BITLSHIFT([.C96];38)+BITLSHIFT([.D96];16)+[.E96];16)" office:value-type="string" office:string-value="48000000000000" calcext:value-type="string">
            <text:p>48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HiMD</text:p>
          </table:table-cell>
          <table:table-cell table:formula="of:=BASE(BITLSHIFT([.B97];50)+BITLSHIFT([.C97];38)+BITLSHIFT([.D97];16)+[.E97];16)" office:value-type="string" office:string-value="4C000000000000" calcext:value-type="string">
            <text:p>4C000000000000</text:p>
          </table:table-cell>
          <table:table-cell office:value-type="string" calcext:value-type="string">
            <text:p>Sony Hi-M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MD</text:p>
          </table:table-cell>
          <table:table-cell table:formula="of:=BASE(BITLSHIFT([.B98];50)+BITLSHIFT([.C98];38)+BITLSHIFT([.D98];16)+[.E98];16)" office:value-type="string" office:string-value="4C000000000000" calcext:value-type="string">
            <text:p>4C000000000000</text:p>
          </table:table-cell>
          <table:table-cell office:value-type="string" calcext:value-type="string">
            <text:p>Sony MiniDi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MDData</text:p>
          </table:table-cell>
          <table:table-cell table:formula="of:=BASE(BITLSHIFT([.B99];50)+BITLSHIFT([.C99];38)+BITLSHIFT([.D99];16)+[.E99];16)" office:value-type="string" office:string-value="4C000000000000" calcext:value-type="string">
            <text:p>4C000000000000</text:p>
          </table:table-cell>
          <table:table-cell office:value-type="string" calcext:value-type="string">
            <text:p>Sony MD-D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MDData2</text:p>
          </table:table-cell>
          <table:table-cell table:formula="of:=BASE(BITLSHIFT([.B100];50)+BITLSHIFT([.C100];38)+BITLSHIFT([.D100];16)+[.E100];16)" office:value-type="string" office:string-value="4C000000000000" calcext:value-type="string">
            <text:p>4C000000000000</text:p>
          </table:table-cell>
          <table:table-cell office:value-type="string" calcext:value-type="string">
            <text:p>Sony MD-Data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MD60</text:p>
          </table:table-cell>
          <table:table-cell table:formula="of:=BASE(BITLSHIFT([.B101];50)+BITLSHIFT([.C101];38)+BITLSHIFT([.D101];16)+[.E101];16)" office:value-type="string" office:string-value="4C000000000000" calcext:value-type="string">
            <text:p>4C000000000000</text:p>
          </table:table-cell>
          <table:table-cell office:value-type="string" calcext:value-type="string">
            <text:p>Sony MiniDisc, 60 minutes, formatted with Hi-MD form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MD74</text:p>
          </table:table-cell>
          <table:table-cell table:formula="of:=BASE(BITLSHIFT([.B102];50)+BITLSHIFT([.C102];38)+BITLSHIFT([.D102];16)+[.E102];16)" office:value-type="string" office:string-value="4C000000000000" calcext:value-type="string">
            <text:p>4C000000000000</text:p>
          </table:table-cell>
          <table:table-cell office:value-type="string" calcext:value-type="string">
            <text:p>Sony MiniDisc, 74 minutes, formatted with Hi-MD form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MD80</text:p>
          </table:table-cell>
          <table:table-cell table:formula="of:=BASE(BITLSHIFT([.B103];50)+BITLSHIFT([.C103];38)+BITLSHIFT([.D103];16)+[.E103];16)" office:value-type="string" office:string-value="4C000000000000" calcext:value-type="string">
            <text:p>4C000000000000</text:p>
          </table:table-cell>
          <table:table-cell office:value-type="string" calcext:value-type="string">
            <text:p>Sony MiniDisc, 80 minutes, formatted with Hi-MD form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UDO</text:p>
          </table:table-cell>
          <table:table-cell table:formula="of:=BASE(BITLSHIFT([.B104];50)+BITLSHIFT([.C104];38)+BITLSHIFT([.D104];16)+[.E104];16)" office:value-type="string" office:string-value="50000000000000" calcext:value-type="string">
            <text:p>50000000000000</text:p>
          </table:table-cell>
          <table:table-cell office:value-type="string" calcext:value-type="string">
            <text:p>5.25", Phase-Change, 1834348 sectors, 8192 bytes/sector, Ultra Density Optical, ECMA-350, ISO 17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UDO2</text:p>
          </table:table-cell>
          <table:table-cell table:formula="of:=BASE(BITLSHIFT([.B105];50)+BITLSHIFT([.C105];38)+BITLSHIFT([.D105];16)+[.E105];16)" office:value-type="string" office:string-value="50000000000000" calcext:value-type="string">
            <text:p>50000000000000</text:p>
          </table:table-cell>
          <table:table-cell office:value-type="string" calcext:value-type="string">
            <text:p>5.25", Phase-Change, 3669724 sectors, 8192 bytes/sector, Ultra Density Optical 2, ECMA-380, ISO 119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UDO2_WORM</text:p>
          </table:table-cell>
          <table:table-cell table:formula="of:=BASE(BITLSHIFT([.B106];50)+BITLSHIFT([.C106];38)+BITLSHIFT([.D106];16)+[.E106];16)" office:value-type="string" office:string-value="50000000000000" calcext:value-type="string">
            <text:p>50000000000000</text:p>
          </table:table-cell>
          <table:table-cell office:value-type="string" calcext:value-type="string">
            <text:p>5.25", Write-Once, 3668759 sectors, 8192 bytes/sector, Ultra Density Optical 2, ECMA-380, ISO 119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PlayStationMemoryCard</text:p>
          </table:table-cell>
          <table:table-cell table:formula="of:=BASE(BITLSHIFT([.B107];50)+BITLSHIFT([.C107];38)+BITLSHIFT([.D107];16)+[.E107];16)" office:value-type="string" office:string-value="54000000000000" calcext:value-type="string">
            <text:p>54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PlayStationMemoryCard2</text:p>
          </table:table-cell>
          <table:table-cell table:formula="of:=BASE(BITLSHIFT([.B108];50)+BITLSHIFT([.C108];38)+BITLSHIFT([.D108];16)+[.E108];16)" office:value-type="string" office:string-value="58000000000000" calcext:value-type="string">
            <text:p>58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UMD</text:p>
          </table:table-cell>
          <table:table-cell table:formula="of:=BASE(BITLSHIFT([.B109];50)+BITLSHIFT([.C109];38)+BITLSHIFT([.D109];16)+[.E109];16)" office:value-type="string" office:string-value="5C000000000000" calcext:value-type="string">
            <text:p>5C000000000000</text:p>
          </table:table-cell>
          <table:table-cell office:value-type="string" calcext:value-type="string">
            <text:p>Sony PlayStation Portable Universal Media Disc (ECMA-365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PlayStationVitaGameCard</text:p>
          </table:table-cell>
          <table:table-cell table:formula="of:=BASE(BITLSHIFT([.B110];50)+BITLSHIFT([.C110];38)+BITLSHIFT([.D110];16)+[.E110];16)" office:value-type="string" office:string-value="60000000000000" calcext:value-type="string">
            <text:p>60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SegaCard</text:p>
          </table:table-cell>
          <table:table-cell table:formula="of:=BASE(BITLSHIFT([.B111];50)+BITLSHIFT([.C111];38)+BITLSHIFT([.D111];16)+[.E111];16)" office:value-type="string" office:string-value="64000000000000" calcext:value-type="string">
            <text:p>64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HuCard</text:p>
          </table:table-cell>
          <table:table-cell table:formula="of:=BASE(BITLSHIFT([.B112];50)+BITLSHIFT([.C112];38)+BITLSHIFT([.D112];16)+[.E112];16)" office:value-type="string" office:string-value="68000000000000" calcext:value-type="string">
            <text:p>68000000000000</text:p>
          </table:table-cell>
          <table:table-cell office:value-type="string" calcext:value-type="string">
            <text:p>PC-Engine / TurboGrafx cartrid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Apple32SS</text:p>
          </table:table-cell>
          <table:table-cell table:formula="of:=BASE(BITLSHIFT([.B113];50)+BITLSHIFT([.C113];38)+BITLSHIFT([.D113];16)+[.E113];16)" office:value-type="string" office:string-value="6C000000000000" calcext:value-type="string">
            <text:p>6C000000000000</text:p>
          </table:table-cell>
          <table:table-cell office:value-type="string" calcext:value-type="string">
            <text:p>5.25", SS, DD, 35 tracks, 13 spt, 256 bytes/sector, GC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Apple32DS</text:p>
          </table:table-cell>
          <table:table-cell table:formula="of:=BASE(BITLSHIFT([.B114];50)+BITLSHIFT([.C114];38)+BITLSHIFT([.D114];16)+[.E114];16)" office:value-type="string" office:string-value="6C000000000000" calcext:value-type="string">
            <text:p>6C000000000000</text:p>
          </table:table-cell>
          <table:table-cell office:value-type="string" calcext:value-type="string">
            <text:p>5.25", DS, DD, 35 tracks, 13 spt, 256 bytes/sector, GC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Apple33SS</text:p>
          </table:table-cell>
          <table:table-cell table:formula="of:=BASE(BITLSHIFT([.B115];50)+BITLSHIFT([.C115];38)+BITLSHIFT([.D115];16)+[.E115];16)" office:value-type="string" office:string-value="6C000000000000" calcext:value-type="string">
            <text:p>6C000000000000</text:p>
          </table:table-cell>
          <table:table-cell office:value-type="string" calcext:value-type="string">
            <text:p>5.25", SS, DD, 35 tracks, 16 spt, 256 bytes/sector, GC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Apple33DS</text:p>
          </table:table-cell>
          <table:table-cell table:formula="of:=BASE(BITLSHIFT([.B116];50)+BITLSHIFT([.C116];38)+BITLSHIFT([.D116];16)+[.E116];16)" office:value-type="string" office:string-value="6C000000000000" calcext:value-type="string">
            <text:p>6C000000000000</text:p>
          </table:table-cell>
          <table:table-cell office:value-type="string" calcext:value-type="string">
            <text:p>5.25", DS, DD, 35 tracks, 16 spt, 256 bytes/sector, GC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DOS_525_SS_DD_8</text:p>
          </table:table-cell>
          <table:table-cell table:formula="of:=BASE(BITLSHIFT([.B117];50)+BITLSHIFT([.C117];38)+BITLSHIFT([.D117];16)+[.E117];16)" office:value-type="string" office:string-value="6C000000000000" calcext:value-type="string">
            <text:p>6C000000000000</text:p>
          </table:table-cell>
          <table:table-cell office:value-type="string" calcext:value-type="string">
            <text:p>5.25", SS, DD, 40 tracks, 8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DOS_525_SS_DD_9</text:p>
          </table:table-cell>
          <table:table-cell table:formula="of:=BASE(BITLSHIFT([.B118];50)+BITLSHIFT([.C118];38)+BITLSHIFT([.D118];16)+[.E118];16)" office:value-type="string" office:string-value="6C000000000000" calcext:value-type="string">
            <text:p>6C000000000000</text:p>
          </table:table-cell>
          <table:table-cell office:value-type="string" calcext:value-type="string">
            <text:p>5.25", SS, DD, 40 tracks, 9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DOS_525_DS_DD_8</text:p>
          </table:table-cell>
          <table:table-cell table:formula="of:=BASE(BITLSHIFT([.B119];50)+BITLSHIFT([.C119];38)+BITLSHIFT([.D119];16)+[.E119];16)" office:value-type="string" office:string-value="6C000000000000" calcext:value-type="string">
            <text:p>6C000000000000</text:p>
          </table:table-cell>
          <table:table-cell office:value-type="string" calcext:value-type="string">
            <text:p>5.25", DS, DD, 40 tracks, 8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DOS_525_DS_DD_9</text:p>
          </table:table-cell>
          <table:table-cell table:formula="of:=BASE(BITLSHIFT([.B120];50)+BITLSHIFT([.C120];38)+BITLSHIFT([.D120];16)+[.E120];16)" office:value-type="string" office:string-value="6C000000000000" calcext:value-type="string">
            <text:p>6C000000000000</text:p>
          </table:table-cell>
          <table:table-cell office:value-type="string" calcext:value-type="string">
            <text:p>5.25", DS, DD, 40 tracks, 9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DOS_525_HD</text:p>
          </table:table-cell>
          <table:table-cell table:formula="of:=BASE(BITLSHIFT([.B121];50)+BITLSHIFT([.C121];38)+BITLSHIFT([.D121];16)+[.E121];16)" office:value-type="string" office:string-value="6C000000000000" calcext:value-type="string">
            <text:p>6C000000000000</text:p>
          </table:table-cell>
          <table:table-cell office:value-type="string" calcext:value-type="string">
            <text:p>5.25", DS, HD, 80 tracks, 15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XDF_525</text:p>
          </table:table-cell>
          <table:table-cell table:formula="of:=BASE(BITLSHIFT([.B122];50)+BITLSHIFT([.C122];38)+BITLSHIFT([.D122];16)+[.E122];16)" office:value-type="string" office:string-value="6C000000000000" calcext:value-type="string">
            <text:p>6C000000000000</text:p>
          </table:table-cell>
          <table:table-cell office:value-type="string" calcext:value-type="string">
            <text:p>5.25", DS, HD, 80 tracks, ? spt, ??? + ??? + ??? bytes/sector, MFM track 0 = ??15 sectors, 512 bytes/sector, falsified to DOS as 19 spt, 512 b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RX50</text:p>
          </table:table-cell>
          <table:table-cell table:formula="of:=BASE(BITLSHIFT([.B123];50)+BITLSHIFT([.C123];38)+BITLSHIFT([.D123];16)+[.E123];16)" office:value-type="string" office:string-value="6C000000000000" calcext:value-type="string">
            <text:p>6C000000000000</text:p>
          </table:table-cell>
          <table:table-cell office:value-type="string" calcext:value-type="string">
            <text:p>5.25", SS, DD, 80 tracks, 10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ACORN_525_SS_SD_40</text:p>
          </table:table-cell>
          <table:table-cell table:formula="of:=BASE(BITLSHIFT([.B124];50)+BITLSHIFT([.C124];38)+BITLSHIFT([.D124];16)+[.E124];16)" office:value-type="string" office:string-value="6C000000000000" calcext:value-type="string">
            <text:p>6C000000000000</text:p>
          </table:table-cell>
          <table:table-cell office:value-type="string" calcext:value-type="string">
            <text:p>5,25", SS, SD, 40 tracks, 10 spt, 256 bytes/sector, 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ACORN_525_SS_SD_80</text:p>
          </table:table-cell>
          <table:table-cell table:formula="of:=BASE(BITLSHIFT([.B125];50)+BITLSHIFT([.C125];38)+BITLSHIFT([.D125];16)+[.E125];16)" office:value-type="string" office:string-value="6C000000000000" calcext:value-type="string">
            <text:p>6C000000000000</text:p>
          </table:table-cell>
          <table:table-cell office:value-type="string" calcext:value-type="string">
            <text:p>5,25", SS, SD, 80 tracks, 10 spt, 256 bytes/sector, 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ACORN_525_SS_DD_40</text:p>
          </table:table-cell>
          <table:table-cell table:formula="of:=BASE(BITLSHIFT([.B126];50)+BITLSHIFT([.C126];38)+BITLSHIFT([.D126];16)+[.E126];16)" office:value-type="string" office:string-value="6C000000000000" calcext:value-type="string">
            <text:p>6C000000000000</text:p>
          </table:table-cell>
          <table:table-cell office:value-type="string" calcext:value-type="string">
            <text:p>5,25", SS, DD, 40 tracks, 16 spt, 256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ACORN_525_SS_DD_80</text:p>
          </table:table-cell>
          <table:table-cell table:formula="of:=BASE(BITLSHIFT([.B127];50)+BITLSHIFT([.C127];38)+BITLSHIFT([.D127];16)+[.E127];16)" office:value-type="string" office:string-value="6C000000000000" calcext:value-type="string">
            <text:p>6C000000000000</text:p>
          </table:table-cell>
          <table:table-cell office:value-type="string" calcext:value-type="string">
            <text:p>5,25", SS, DD, 80 tracks, 16 spt, 256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ACORN_525_DS_DD</text:p>
          </table:table-cell>
          <table:table-cell table:formula="of:=BASE(BITLSHIFT([.B128];50)+BITLSHIFT([.C128];38)+BITLSHIFT([.D128];16)+[.E128];16)" office:value-type="string" office:string-value="6C000000000000" calcext:value-type="string">
            <text:p>6C000000000000</text:p>
          </table:table-cell>
          <table:table-cell office:value-type="string" calcext:value-type="string">
            <text:p>5,25", DS, DD, 80 tracks, 16 spt, 256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ATARI_525_SD</text:p>
          </table:table-cell>
          <table:table-cell table:formula="of:=BASE(BITLSHIFT([.B129];50)+BITLSHIFT([.C129];38)+BITLSHIFT([.D129];16)+[.E129];16)" office:value-type="string" office:string-value="6C000000000000" calcext:value-type="string">
            <text:p>6C000000000000</text:p>
          </table:table-cell>
          <table:table-cell office:value-type="string" calcext:value-type="string">
            <text:p>5,25", SS, SD, 40 tracks, 18 spt, 128 bytes/sector, 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ATARI_525_ED</text:p>
          </table:table-cell>
          <table:table-cell table:formula="of:=BASE(BITLSHIFT([.B130];50)+BITLSHIFT([.C130];38)+BITLSHIFT([.D130];16)+[.E130];16)" office:value-type="string" office:string-value="6C000000000000" calcext:value-type="string">
            <text:p>6C000000000000</text:p>
          </table:table-cell>
          <table:table-cell office:value-type="string" calcext:value-type="string">
            <text:p>5,25", SS, ED, 40 tracks, 26 spt, 128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ATARI_525_DD</text:p>
          </table:table-cell>
          <table:table-cell table:formula="of:=BASE(BITLSHIFT([.B131];50)+BITLSHIFT([.C131];38)+BITLSHIFT([.D131];16)+[.E131];16)" office:value-type="string" office:string-value="6C000000000000" calcext:value-type="string">
            <text:p>6C000000000000</text:p>
          </table:table-cell>
          <table:table-cell office:value-type="string" calcext:value-type="string">
            <text:p>5,25", SS, DD, 40 tracks, 18 spt, 256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CBM_1540</text:p>
          </table:table-cell>
          <table:table-cell table:formula="of:=BASE(BITLSHIFT([.B132];50)+BITLSHIFT([.C132];38)+BITLSHIFT([.D132];16)+[.E132];16)" office:value-type="string" office:string-value="6C000000000000" calcext:value-type="string">
            <text:p>6C000000000000</text:p>
          </table:table-cell>
          <table:table-cell office:value-type="string" calcext:value-type="string">
            <text:p>5,25", SS, DD, 35 tracks, GC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CBM_1540_Ext</text:p>
          </table:table-cell>
          <table:table-cell table:formula="of:=BASE(BITLSHIFT([.B133];50)+BITLSHIFT([.C133];38)+BITLSHIFT([.D133];16)+[.E133];16)" office:value-type="string" office:string-value="6C000000000000" calcext:value-type="string">
            <text:p>6C000000000000</text:p>
          </table:table-cell>
          <table:table-cell office:value-type="string" calcext:value-type="string">
            <text:p>5,25", SS, DD, 40 tracks, GC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CBM_1571</text:p>
          </table:table-cell>
          <table:table-cell table:formula="of:=BASE(BITLSHIFT([.B134];50)+BITLSHIFT([.C134];38)+BITLSHIFT([.D134];16)+[.E134];16)" office:value-type="string" office:string-value="6C000000000000" calcext:value-type="string">
            <text:p>6C000000000000</text:p>
          </table:table-cell>
          <table:table-cell office:value-type="string" calcext:value-type="string">
            <text:p>5,25", DS, DD, 35 tracks, GC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NEC_525_SS</text:p>
          </table:table-cell>
          <table:table-cell table:formula="of:=BASE(BITLSHIFT([.B135];50)+BITLSHIFT([.C135];38)+BITLSHIFT([.D135];16)+[.E135];16)" office:value-type="string" office:string-value="6C000000000000" calcext:value-type="string">
            <text:p>6C000000000000</text:p>
          </table:table-cell>
          <table:table-cell office:value-type="string" calcext:value-type="string">
            <text:p>5.25", SS, SD, 80 tracks, 16 spt, 256 bytes/sector, 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NEC_525_DS</text:p>
          </table:table-cell>
          <table:table-cell table:formula="of:=BASE(BITLSHIFT([.B136];50)+BITLSHIFT([.C136];38)+BITLSHIFT([.D136];16)+[.E136];16)" office:value-type="string" office:string-value="6C000000000000" calcext:value-type="string">
            <text:p>6C000000000000</text:p>
          </table:table-cell>
          <table:table-cell office:value-type="string" calcext:value-type="string">
            <text:p>5.25", DS, SD, 80 tracks, 16 spt, 256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NEC_525_HD</text:p>
          </table:table-cell>
          <table:table-cell table:formula="of:=BASE(BITLSHIFT([.B137];50)+BITLSHIFT([.C137];38)+BITLSHIFT([.D137];16)+[.E137];16)" office:value-type="string" office:string-value="6C000000000000" calcext:value-type="string">
            <text:p>6C000000000000</text:p>
          </table:table-cell>
          <table:table-cell office:value-type="string" calcext:value-type="string">
            <text:p>5,25", DS, HD, 77 tracks, 8 spt, 1024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SHARP_525</text:p>
          </table:table-cell>
          <table:table-cell table:formula="of:=BASE(BITLSHIFT([.B138];50)+BITLSHIFT([.C138];38)+BITLSHIFT([.D138];16)+[.E138];16)" office:value-type="string" office:string-value="6C000000000000" calcext:value-type="string">
            <text:p>6C000000000000</text:p>
          </table:table-cell>
          <table:table-cell office:value-type="string" calcext:value-type="string">
            <text:p>5,25", DS, HD, 77 tracks, 8 spt, 1024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ECMA_99_8</text:p>
          </table:table-cell>
          <table:table-cell table:formula="of:=BASE(BITLSHIFT([.B139];50)+BITLSHIFT([.C139];38)+BITLSHIFT([.D139];16)+[.E139];16)" office:value-type="string" office:string-value="6C000000000000" calcext:value-type="string">
            <text:p>6C000000000000</text:p>
          </table:table-cell>
          <table:table-cell office:value-type="string" calcext:value-type="string">
            <text:p>5,25", DS, DD, 80 tracks, 8 spt, 1024 bytes/sector, MFM, track 0 side 0 = 26 sectors, 128 bytes/sector, track 0 side 1 = 26 sectors, 256 bytes/s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ECMA_99_15</text:p>
          </table:table-cell>
          <table:table-cell table:formula="of:=BASE(BITLSHIFT([.B140];50)+BITLSHIFT([.C140];38)+BITLSHIFT([.D140];16)+[.E140];16)" office:value-type="string" office:string-value="6C000000000000" calcext:value-type="string">
            <text:p>6C000000000000</text:p>
          </table:table-cell>
          <table:table-cell office:value-type="string" calcext:value-type="string">
            <text:p>5,25", DS, DD, 77 tracks, 15 spt, 512 bytes/sector, MFM, track 0 side 0 = 26 sectors, 128 bytes/sector, track 0 side 1 = 26 sectors, 256 bytes/s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ECMA_99_26</text:p>
          </table:table-cell>
          <table:table-cell table:formula="of:=BASE(BITLSHIFT([.B141];50)+BITLSHIFT([.C141];38)+BITLSHIFT([.D141];16)+[.E141];16)" office:value-type="string" office:string-value="6C000000000000" calcext:value-type="string">
            <text:p>6C000000000000</text:p>
          </table:table-cell>
          <table:table-cell office:value-type="string" calcext:value-type="string">
            <text:p>5,25", DS, DD, 77 tracks, 26 spt, 256 bytes/sector, MFM, track 0 side 0 = 26 sectors, 128 bytes/sector, track 0 side 1 = 26 sectors, 256 bytes/s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ECMA_66</text:p>
          </table:table-cell>
          <table:table-cell table:formula="of:=BASE(BITLSHIFT([.B142];50)+BITLSHIFT([.C142];38)+BITLSHIFT([.D142];16)+[.E142];16)" office:value-type="string" office:string-value="6C000000000000" calcext:value-type="string">
            <text:p>6C000000000000</text:p>
          </table:table-cell>
          <table:table-cell office:value-type="string" calcext:value-type="string">
            <text:p>5,25", SS, DD, 35 tracks, 9 spt, 256 bytes/sector, FM, track 0 side 0 = 16 sectors, 128 bytes/s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ECMA_70</text:p>
          </table:table-cell>
          <table:table-cell table:formula="of:=BASE(BITLSHIFT([.B143];50)+BITLSHIFT([.C143];38)+BITLSHIFT([.D143];16)+[.E143];16)" office:value-type="string" office:string-value="6C000000000000" calcext:value-type="string">
            <text:p>6C000000000000</text:p>
          </table:table-cell>
          <table:table-cell office:value-type="string" calcext:value-type="string">
            <text:p>5,25", DS, DD, 40 tracks, 16 spt, 256 bytes/sector, FM, track 0 side 0 = 16 sectors, 128 bytes/sector, track 0 side 1 = 16 sectors, 256 bytes/s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ECMA_78</text:p>
          </table:table-cell>
          <table:table-cell table:formula="of:=BASE(BITLSHIFT([.B144];50)+BITLSHIFT([.C144];38)+BITLSHIFT([.D144];16)+[.E144];16)" office:value-type="string" office:string-value="6C000000000000" calcext:value-type="string">
            <text:p>6C000000000000</text:p>
          </table:table-cell>
          <table:table-cell office:value-type="string" calcext:value-type="string">
            <text:p>5,25", DS, DD, 80 tracks, 16 spt, 256 bytes/sector, FM, track 0 side 0 = 16 sectors, 128 bytes/sector, track 0 side 1 = 16 sectors, 256 bytes/s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ECMA_78_2</text:p>
          </table:table-cell>
          <table:table-cell table:formula="of:=BASE(BITLSHIFT([.B145];50)+BITLSHIFT([.C145];38)+BITLSHIFT([.D145];16)+[.E145];16)" office:value-type="string" office:string-value="6C000000000000" calcext:value-type="string">
            <text:p>6C000000000000</text:p>
          </table:table-cell>
          <table:table-cell office:value-type="string" calcext:value-type="string">
            <text:p>5,25", DS, DD, 80 tracks, 9 spt, 512 bytes/sector, 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FDFORMAT_525_DD</text:p>
          </table:table-cell>
          <table:table-cell table:formula="of:=BASE(BITLSHIFT([.B146];50)+BITLSHIFT([.C146];38)+BITLSHIFT([.D146];16)+[.E146];16)" office:value-type="string" office:string-value="6C000000000000" calcext:value-type="string">
            <text:p>6C000000000000</text:p>
          </table:table-cell>
          <table:table-cell office:value-type="string" calcext:value-type="string">
            <text:p>5,25", DS, DD, 82 tracks, 10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FDFORMAT_525_HD</text:p>
          </table:table-cell>
          <table:table-cell table:formula="of:=BASE(BITLSHIFT([.B147];50)+BITLSHIFT([.C147];38)+BITLSHIFT([.D147];16)+[.E147];16)" office:value-type="string" office:string-value="6C000000000000" calcext:value-type="string">
            <text:p>6C000000000000</text:p>
          </table:table-cell>
          <table:table-cell office:value-type="string" calcext:value-type="string">
            <text:p>5,25", DS, HD, 82 tracks, 17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AppleSonySS</text:p>
          </table:table-cell>
          <table:table-cell table:formula="of:=BASE(BITLSHIFT([.B148];50)+BITLSHIFT([.C148];38)+BITLSHIFT([.D148];16)+[.E148];16)" office:value-type="string" office:string-value="70000000000000" calcext:value-type="string">
            <text:p>70000000000000</text:p>
          </table:table-cell>
          <table:table-cell office:value-type="string" calcext:value-type="string">
            <text:p>3.5", SS, DD, 80 tracks, 8 to 12 spt, 512 bytes/sector, GC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AppleSonyDS</text:p>
          </table:table-cell>
          <table:table-cell table:formula="of:=BASE(BITLSHIFT([.B149];50)+BITLSHIFT([.C149];38)+BITLSHIFT([.D149];16)+[.E149];16)" office:value-type="string" office:string-value="70000000000000" calcext:value-type="string">
            <text:p>70000000000000</text:p>
          </table:table-cell>
          <table:table-cell office:value-type="string" calcext:value-type="string">
            <text:p>3.5", DS, DD, 80 tracks, 8 to 12 spt, 512 bytes/sector, GC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DOS_35_SS_DD_8</text:p>
          </table:table-cell>
          <table:table-cell table:formula="of:=BASE(BITLSHIFT([.B150];50)+BITLSHIFT([.C150];38)+BITLSHIFT([.D150];16)+[.E150];16)" office:value-type="string" office:string-value="70000000000000" calcext:value-type="string">
            <text:p>70000000000000</text:p>
          </table:table-cell>
          <table:table-cell office:value-type="string" calcext:value-type="string">
            <text:p>3.5", SS, DD, 80 tracks, 8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DOS_35_SS_DD_9</text:p>
          </table:table-cell>
          <table:table-cell table:formula="of:=BASE(BITLSHIFT([.B151];50)+BITLSHIFT([.C151];38)+BITLSHIFT([.D151];16)+[.E151];16)" office:value-type="string" office:string-value="70000000000000" calcext:value-type="string">
            <text:p>70000000000000</text:p>
          </table:table-cell>
          <table:table-cell office:value-type="string" calcext:value-type="string">
            <text:p>3.5", SS, DD, 80 tracks, 9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DOS_35_DS_DD_8</text:p>
          </table:table-cell>
          <table:table-cell table:formula="of:=BASE(BITLSHIFT([.B152];50)+BITLSHIFT([.C152];38)+BITLSHIFT([.D152];16)+[.E152];16)" office:value-type="string" office:string-value="70000000000000" calcext:value-type="string">
            <text:p>70000000000000</text:p>
          </table:table-cell>
          <table:table-cell office:value-type="string" calcext:value-type="string">
            <text:p>3.5", DS, DD, 80 tracks, 8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DOS_35_DS_DD_9</text:p>
          </table:table-cell>
          <table:table-cell table:formula="of:=BASE(BITLSHIFT([.B153];50)+BITLSHIFT([.C153];38)+BITLSHIFT([.D153];16)+[.E153];16)" office:value-type="string" office:string-value="70000000000000" calcext:value-type="string">
            <text:p>70000000000000</text:p>
          </table:table-cell>
          <table:table-cell office:value-type="string" calcext:value-type="string">
            <text:p>3.5", DS, DD, 80 tracks, 9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DOS_35_HD</text:p>
          </table:table-cell>
          <table:table-cell table:formula="of:=BASE(BITLSHIFT([.B154];50)+BITLSHIFT([.C154];38)+BITLSHIFT([.D154];16)+[.E154];16)" office:value-type="string" office:string-value="70000000000000" calcext:value-type="string">
            <text:p>70000000000000</text:p>
          </table:table-cell>
          <table:table-cell office:value-type="string" calcext:value-type="string">
            <text:p>3.5", DS, HD, 80 tracks, 18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DOS_35_ED</text:p>
          </table:table-cell>
          <table:table-cell table:formula="of:=BASE(BITLSHIFT([.B155];50)+BITLSHIFT([.C155];38)+BITLSHIFT([.D155];16)+[.E155];16)" office:value-type="string" office:string-value="70000000000000" calcext:value-type="string">
            <text:p>70000000000000</text:p>
          </table:table-cell>
          <table:table-cell office:value-type="string" calcext:value-type="string">
            <text:p>3.5", DS, ED, 80 tracks, 36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DMF</text:p>
          </table:table-cell>
          <table:table-cell table:formula="of:=BASE(BITLSHIFT([.B156];50)+BITLSHIFT([.C156];38)+BITLSHIFT([.D156];16)+[.E156];16)" office:value-type="string" office:string-value="70000000000000" calcext:value-type="string">
            <text:p>70000000000000</text:p>
          </table:table-cell>
          <table:table-cell office:value-type="string" calcext:value-type="string">
            <text:p>3.5", DS, HD, 80 tracks, 21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DMF_82</text:p>
          </table:table-cell>
          <table:table-cell table:formula="of:=BASE(BITLSHIFT([.B157];50)+BITLSHIFT([.C157];38)+BITLSHIFT([.D157];16)+[.E157];16)" office:value-type="string" office:string-value="70000000000000" calcext:value-type="string">
            <text:p>70000000000000</text:p>
          </table:table-cell>
          <table:table-cell office:value-type="string" calcext:value-type="string">
            <text:p>3.5", DS, HD, 82 tracks, 21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XDF_35</text:p>
          </table:table-cell>
          <table:table-cell table:formula="of:=BASE(BITLSHIFT([.B158];50)+BITLSHIFT([.C158];38)+BITLSHIFT([.D158];16)+[.E158];16)" office:value-type="string" office:string-value="70000000000000" calcext:value-type="string">
            <text:p>70000000000000</text:p>
          </table:table-cell>
          <table:table-cell office:value-type="string" calcext:value-type="string">
            <text:p>3.5", DS, HD, 80 tracks, 4 spt, 8192 + 2048 + 1024 + 512 bytes/sector, MFM track 0 = 19 sectors, 512 bytes/sector, falsified to DOS as 23 spt, 512 b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ACORN_35_DS_DD</text:p>
          </table:table-cell>
          <table:table-cell table:formula="of:=BASE(BITLSHIFT([.B159];50)+BITLSHIFT([.C159];38)+BITLSHIFT([.D159];16)+[.E159];16)" office:value-type="string" office:string-value="70000000000000" calcext:value-type="string">
            <text:p>70000000000000</text:p>
          </table:table-cell>
          <table:table-cell office:value-type="string" calcext:value-type="string">
            <text:p>3,5", DS, DD, 80 tracks, 5 spt, 1024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ACORN_35_DS_HD</text:p>
          </table:table-cell>
          <table:table-cell table:formula="of:=BASE(BITLSHIFT([.B160];50)+BITLSHIFT([.C160];38)+BITLSHIFT([.D160];16)+[.E160];16)" office:value-type="string" office:string-value="70000000000000" calcext:value-type="string">
            <text:p>70000000000000</text:p>
          </table:table-cell>
          <table:table-cell office:value-type="string" calcext:value-type="string">
            <text:p>3,5", DS, HD, 80 tracks, 10 spt, 1024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ATARI_35_SS_DD</text:p>
          </table:table-cell>
          <table:table-cell table:formula="of:=BASE(BITLSHIFT([.B161];50)+BITLSHIFT([.C161];38)+BITLSHIFT([.D161];16)+[.E161];16)" office:value-type="string" office:string-value="70000000000000" calcext:value-type="string">
            <text:p>70000000000000</text:p>
          </table:table-cell>
          <table:table-cell office:value-type="string" calcext:value-type="string">
            <text:p>3,5", SS, DD, 80 tracks, 10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ATARI_35_DS_DD</text:p>
          </table:table-cell>
          <table:table-cell table:formula="of:=BASE(BITLSHIFT([.B162];50)+BITLSHIFT([.C162];38)+BITLSHIFT([.D162];16)+[.E162];16)" office:value-type="string" office:string-value="70000000000000" calcext:value-type="string">
            <text:p>70000000000000</text:p>
          </table:table-cell>
          <table:table-cell office:value-type="string" calcext:value-type="string">
            <text:p>3,5", DS, DD, 80 tracks, 10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ATARI_35_SS_DD_11</text:p>
          </table:table-cell>
          <table:table-cell table:formula="of:=BASE(BITLSHIFT([.B163];50)+BITLSHIFT([.C163];38)+BITLSHIFT([.D163];16)+[.E163];16)" office:value-type="string" office:string-value="70000000000000" calcext:value-type="string">
            <text:p>70000000000000</text:p>
          </table:table-cell>
          <table:table-cell office:value-type="string" calcext:value-type="string">
            <text:p>3,5", SS, DD, 80 tracks, 11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ATARI_35_DS_DD_11</text:p>
          </table:table-cell>
          <table:table-cell table:formula="of:=BASE(BITLSHIFT([.B164];50)+BITLSHIFT([.C164];38)+BITLSHIFT([.D164];16)+[.E164];16)" office:value-type="string" office:string-value="70000000000000" calcext:value-type="string">
            <text:p>70000000000000</text:p>
          </table:table-cell>
          <table:table-cell office:value-type="string" calcext:value-type="string">
            <text:p>3,5", DS, DD, 80 tracks, 11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CBM_35_DD</text:p>
          </table:table-cell>
          <table:table-cell table:formula="of:=BASE(BITLSHIFT([.B165];50)+BITLSHIFT([.C165];38)+BITLSHIFT([.D165];16)+[.E165];16)" office:value-type="string" office:string-value="70000000000000" calcext:value-type="string">
            <text:p>70000000000000</text:p>
          </table:table-cell>
          <table:table-cell office:value-type="string" calcext:value-type="string">
            <text:p>3,5", DS, DD, 80 tracks, 10 spt, 512 bytes/sector, MFM (1581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CBM_AMIGA_35_DD</text:p>
          </table:table-cell>
          <table:table-cell table:formula="of:=BASE(BITLSHIFT([.B166];50)+BITLSHIFT([.C166];38)+BITLSHIFT([.D166];16)+[.E166];16)" office:value-type="string" office:string-value="70000000000000" calcext:value-type="string">
            <text:p>70000000000000</text:p>
          </table:table-cell>
          <table:table-cell office:value-type="string" calcext:value-type="string">
            <text:p>3,5", DS, DD, 80 tracks, 11 spt, 512 bytes/sector, MFM (Amiga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CBM_AMIGA_35_HD</text:p>
          </table:table-cell>
          <table:table-cell table:formula="of:=BASE(BITLSHIFT([.B167];50)+BITLSHIFT([.C167];38)+BITLSHIFT([.D167];16)+[.E167];16)" office:value-type="string" office:string-value="70000000000000" calcext:value-type="string">
            <text:p>70000000000000</text:p>
          </table:table-cell>
          <table:table-cell office:value-type="string" calcext:value-type="string">
            <text:p>3,5", DS, HD, 80 tracks, 22 spt, 512 bytes/sector, MFM (Amiga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NEC_35_HD_8</text:p>
          </table:table-cell>
          <table:table-cell table:formula="of:=BASE(BITLSHIFT([.B168];50)+BITLSHIFT([.C168];38)+BITLSHIFT([.D168];16)+[.E168];16)" office:value-type="string" office:string-value="70000000000000" calcext:value-type="string">
            <text:p>70000000000000</text:p>
          </table:table-cell>
          <table:table-cell office:value-type="string" calcext:value-type="string">
            <text:p>3,5", DS, HD, 77 tracks, 8 spt, 1024 bytes/sector, MFM, aka mode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NEC_35_HD_15</text:p>
          </table:table-cell>
          <table:table-cell table:formula="of:=BASE(BITLSHIFT([.B169];50)+BITLSHIFT([.C169];38)+BITLSHIFT([.D169];16)+[.E169];16)" office:value-type="string" office:string-value="70000000000000" calcext:value-type="string">
            <text:p>70000000000000</text:p>
          </table:table-cell>
          <table:table-cell office:value-type="string" calcext:value-type="string">
            <text:p>3,5", DS, HD, 80 tracks, 15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NEC_35_TD</text:p>
          </table:table-cell>
          <table:table-cell table:formula="of:=BASE(BITLSHIFT([.B170];50)+BITLSHIFT([.C170];38)+BITLSHIFT([.D170];16)+[.E170];16)" office:value-type="string" office:string-value="70000000000000" calcext:value-type="string">
            <text:p>70000000000000</text:p>
          </table:table-cell>
          <table:table-cell office:value-type="string" calcext:value-type="string">
            <text:p>3,5", DS, TD, 240 tracks, 38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SHARP_525_9</text:p>
          </table:table-cell>
          <table:table-cell table:formula="of:=BASE(BITLSHIFT([.B171];50)+BITLSHIFT([.C171];38)+BITLSHIFT([.D171];16)+[.E171];16)" office:value-type="string" office:string-value="70000000000000" calcext:value-type="string">
            <text:p>70000000000000</text:p>
          </table:table-cell>
          <table:table-cell office:value-type="string" calcext:value-type="string">
            <text:p>3,5", DS, HD, 80 tracks, 9 spt, 1024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SHARP_35</text:p>
          </table:table-cell>
          <table:table-cell table:formula="of:=BASE(BITLSHIFT([.B172];50)+BITLSHIFT([.C172];38)+BITLSHIFT([.D172];16)+[.E172];16)" office:value-type="string" office:string-value="70000000000000" calcext:value-type="string">
            <text:p>70000000000000</text:p>
          </table:table-cell>
          <table:table-cell office:value-type="string" calcext:value-type="string">
            <text:p>3,5", DS, HD, 77 tracks, 8 spt, 1024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SHARP_35_9</text:p>
          </table:table-cell>
          <table:table-cell table:formula="of:=BASE(BITLSHIFT([.B173];50)+BITLSHIFT([.C173];38)+BITLSHIFT([.D173];16)+[.E173];16)" office:value-type="string" office:string-value="70000000000000" calcext:value-type="string">
            <text:p>70000000000000</text:p>
          </table:table-cell>
          <table:table-cell office:value-type="string" calcext:value-type="string">
            <text:p>3,5", DS, HD, 80 tracks, 9 spt, 1024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ECMA_100</text:p>
          </table:table-cell>
          <table:table-cell table:formula="of:=BASE(BITLSHIFT([.B174];50)+BITLSHIFT([.C174];38)+BITLSHIFT([.D174];16)+[.E174];16)" office:value-type="string" office:string-value="70000000000000" calcext:value-type="string">
            <text:p>70000000000000</text:p>
          </table:table-cell>
          <table:table-cell office:value-type="string" calcext:value-type="string">
            <text:p>3,5", DS, DD, 80 tracks, 9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ECMA_125</text:p>
          </table:table-cell>
          <table:table-cell table:formula="of:=BASE(BITLSHIFT([.B175];50)+BITLSHIFT([.C175];38)+BITLSHIFT([.D175];16)+[.E175];16)" office:value-type="string" office:string-value="70000000000000" calcext:value-type="string">
            <text:p>70000000000000</text:p>
          </table:table-cell>
          <table:table-cell office:value-type="string" calcext:value-type="string">
            <text:p>3,5", DS, HD, 80 tracks, 18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ECMA_147</text:p>
          </table:table-cell>
          <table:table-cell table:formula="of:=BASE(BITLSHIFT([.B176];50)+BITLSHIFT([.C176];38)+BITLSHIFT([.D176];16)+[.E176];16)" office:value-type="string" office:string-value="70000000000000" calcext:value-type="string">
            <text:p>70000000000000</text:p>
          </table:table-cell>
          <table:table-cell office:value-type="string" calcext:value-type="string">
            <text:p>3,5", DS, ED, 80 tracks, 36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FDFORMAT_35_DD</text:p>
          </table:table-cell>
          <table:table-cell table:formula="of:=BASE(BITLSHIFT([.B177];50)+BITLSHIFT([.C177];38)+BITLSHIFT([.D177];16)+[.E177];16)" office:value-type="string" office:string-value="70000000000000" calcext:value-type="string">
            <text:p>70000000000000</text:p>
          </table:table-cell>
          <table:table-cell office:value-type="string" calcext:value-type="string">
            <text:p>3,5", DS, DD, 82 tracks, 10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FDFORMAT_35_HD</text:p>
          </table:table-cell>
          <table:table-cell table:formula="of:=BASE(BITLSHIFT([.B178];50)+BITLSHIFT([.C178];38)+BITLSHIFT([.D178];16)+[.E178];16)" office:value-type="string" office:string-value="70000000000000" calcext:value-type="string">
            <text:p>70000000000000</text:p>
          </table:table-cell>
          <table:table-cell office:value-type="string" calcext:value-type="string">
            <text:p>3,5", DS, HD, 82 tracks, 21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Apricot_35</text:p>
          </table:table-cell>
          <table:table-cell table:formula="of:=BASE(BITLSHIFT([.B179];50)+BITLSHIFT([.C179];38)+BITLSHIFT([.D179];16)+[.E179];16)" office:value-type="string" office:string-value="70000000000000" calcext:value-type="string">
            <text:p>70000000000000</text:p>
          </table:table-cell>
          <table:table-cell office:value-type="string" calcext:value-type="string">
            <text:p>3.5", DS, DD, 70 tracks, 9 spt, 512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AppleFileWare</text:p>
          </table:table-cell>
          <table:table-cell table:formula="of:=BASE(BITLSHIFT([.B180];50)+BITLSHIFT([.C180];38)+BITLSHIFT([.D180];16)+[.E180];16)" office:value-type="string" office:string-value="74000000000000" calcext:value-type="string">
            <text:p>74000000000000</text:p>
          </table:table-cell>
          <table:table-cell office:value-type="string" calcext:value-type="string">
            <text:p>5.25", DS, ?D, ?? tracks, ?? spt, 512 bytes/sector, GCR, opposite side heads, aka Twigg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IBM23FD</text:p>
          </table:table-cell>
          <table:table-cell table:formula="of:=BASE(BITLSHIFT([.B181];50)+BITLSHIFT([.C181];38)+BITLSHIFT([.D181];16)+[.E181];16)" office:value-type="string" office:string-value="74000000000000" calcext:value-type="string">
            <text:p>74000000000000</text:p>
          </table:table-cell>
          <table:table-cell office:value-type="string" calcext:value-type="string">
            <text:p>8", SS, SD, 32 tracks, 8 spt, 319 bytes/sector, 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IBM33FD_128</text:p>
          </table:table-cell>
          <table:table-cell table:formula="of:=BASE(BITLSHIFT([.B182];50)+BITLSHIFT([.C182];38)+BITLSHIFT([.D182];16)+[.E182];16)" office:value-type="string" office:string-value="74000000000000" calcext:value-type="string">
            <text:p>74000000000000</text:p>
          </table:table-cell>
          <table:table-cell office:value-type="string" calcext:value-type="string">
            <text:p>8", SS, SD, 73 tracks, 26 spt, 128 bytes/sector, 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IBM33FD_256</text:p>
          </table:table-cell>
          <table:table-cell table:formula="of:=BASE(BITLSHIFT([.B183];50)+BITLSHIFT([.C183];38)+BITLSHIFT([.D183];16)+[.E183];16)" office:value-type="string" office:string-value="74000000000000" calcext:value-type="string">
            <text:p>74000000000000</text:p>
          </table:table-cell>
          <table:table-cell office:value-type="string" calcext:value-type="string">
            <text:p>8", SS, SD, 74 tracks, 15 spt, 256 bytes/sector, FM, track 0 = 26 sectors, 128 bytes/s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IBM33FD_512</text:p>
          </table:table-cell>
          <table:table-cell table:formula="of:=BASE(BITLSHIFT([.B184];50)+BITLSHIFT([.C184];38)+BITLSHIFT([.D184];16)+[.E184];16)" office:value-type="string" office:string-value="74000000000000" calcext:value-type="string">
            <text:p>74000000000000</text:p>
          </table:table-cell>
          <table:table-cell office:value-type="string" calcext:value-type="string">
            <text:p>8", SS, SD, 74 tracks, 8 spt, 512 bytes/sector, FM, track 0 = 26 sectors, 128 bytes/s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IBM43FD_128</text:p>
          </table:table-cell>
          <table:table-cell table:formula="of:=BASE(BITLSHIFT([.B185];50)+BITLSHIFT([.C185];38)+BITLSHIFT([.D185];16)+[.E185];16)" office:value-type="string" office:string-value="74000000000000" calcext:value-type="string">
            <text:p>74000000000000</text:p>
          </table:table-cell>
          <table:table-cell office:value-type="string" calcext:value-type="string">
            <text:p>8", DS, SD, 74 tracks, 26 spt, 128 bytes/sector, FM, track 0 = 26 sectors, 128 bytes/s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IBM43FD_256</text:p>
          </table:table-cell>
          <table:table-cell table:formula="of:=BASE(BITLSHIFT([.B186];50)+BITLSHIFT([.C186];38)+BITLSHIFT([.D186];16)+[.E186];16)" office:value-type="string" office:string-value="74000000000000" calcext:value-type="string">
            <text:p>74000000000000</text:p>
          </table:table-cell>
          <table:table-cell office:value-type="string" calcext:value-type="string">
            <text:p>8", DS, SD, 74 tracks, 26 spt, 256 bytes/sector, FM, track 0 = 26 sectors, 128 bytes/s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IBM53FD_256</text:p>
          </table:table-cell>
          <table:table-cell table:formula="of:=BASE(BITLSHIFT([.B187];50)+BITLSHIFT([.C187];38)+BITLSHIFT([.D187];16)+[.E187];16)" office:value-type="string" office:string-value="74000000000000" calcext:value-type="string">
            <text:p>74000000000000</text:p>
          </table:table-cell>
          <table:table-cell office:value-type="string" calcext:value-type="string">
            <text:p>8", DS, DD, 74 tracks, 26 spt, 256 bytes/sector, MFM, track 0 side 0 = 26 sectors, 128 bytes/sector, track 0 side 1 = 26 sectors, 256 bytes/s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IBM53FD_512</text:p>
          </table:table-cell>
          <table:table-cell table:formula="of:=BASE(BITLSHIFT([.B188];50)+BITLSHIFT([.C188];38)+BITLSHIFT([.D188];16)+[.E188];16)" office:value-type="string" office:string-value="74000000000000" calcext:value-type="string">
            <text:p>74000000000000</text:p>
          </table:table-cell>
          <table:table-cell office:value-type="string" calcext:value-type="string">
            <text:p>8", DS, DD, 74 tracks, 15 spt, 512 bytes/sector, MFM, track 0 side 0 = 26 sectors, 128 bytes/sector, track 0 side 1 = 26 sectors, 256 bytes/s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IBM53FD_1024</text:p>
          </table:table-cell>
          <table:table-cell table:formula="of:=BASE(BITLSHIFT([.B189];50)+BITLSHIFT([.C189];38)+BITLSHIFT([.D189];16)+[.E189];16)" office:value-type="string" office:string-value="74000000000000" calcext:value-type="string">
            <text:p>74000000000000</text:p>
          </table:table-cell>
          <table:table-cell office:value-type="string" calcext:value-type="string">
            <text:p>8", DS, DD, 74 tracks, 8 spt, 1024 bytes/sector, MFM, track 0 side 0 = 26 sectors, 128 bytes/sector, track 0 side 1 = 26 sectors, 256 bytes/s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RX01</text:p>
          </table:table-cell>
          <table:table-cell table:formula="of:=BASE(BITLSHIFT([.B190];50)+BITLSHIFT([.C190];38)+BITLSHIFT([.D190];16)+[.E190];16)" office:value-type="string" office:string-value="74000000000000" calcext:value-type="string">
            <text:p>74000000000000</text:p>
          </table:table-cell>
          <table:table-cell office:value-type="string" calcext:value-type="string">
            <text:p>8", SS, DD, 77 tracks, 26 spt, 128 bytes/sector, 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RX02</text:p>
          </table:table-cell>
          <table:table-cell table:formula="of:=BASE(BITLSHIFT([.B191];50)+BITLSHIFT([.C191];38)+BITLSHIFT([.D191];16)+[.E191];16)" office:value-type="string" office:string-value="74000000000000" calcext:value-type="string">
            <text:p>74000000000000</text:p>
          </table:table-cell>
          <table:table-cell office:value-type="string" calcext:value-type="string">
            <text:p>8", SS, DD, 77 tracks, 26 spt, 256 bytes/sector, FM/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RX03</text:p>
          </table:table-cell>
          <table:table-cell table:formula="of:=BASE(BITLSHIFT([.B192];50)+BITLSHIFT([.C192];38)+BITLSHIFT([.D192];16)+[.E192];16)" office:value-type="string" office:string-value="74000000000000" calcext:value-type="string">
            <text:p>74000000000000</text:p>
          </table:table-cell>
          <table:table-cell office:value-type="string" calcext:value-type="string">
            <text:p>8", DS, DD, 77 tracks, 26 spt, 256 bytes/sector, FM/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NEC_8_SD</text:p>
          </table:table-cell>
          <table:table-cell table:formula="of:=BASE(BITLSHIFT([.B193];50)+BITLSHIFT([.C193];38)+BITLSHIFT([.D193];16)+[.E193];16)" office:value-type="string" office:string-value="74000000000000" calcext:value-type="string">
            <text:p>74000000000000</text:p>
          </table:table-cell>
          <table:table-cell office:value-type="string" calcext:value-type="string">
            <text:p>8", DS, SD, 77 tracks, 26 spt, 128 bytes/sector, 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NEC_8_DD</text:p>
          </table:table-cell>
          <table:table-cell table:formula="of:=BASE(BITLSHIFT([.B194];50)+BITLSHIFT([.C194];38)+BITLSHIFT([.D194];16)+[.E194];16)" office:value-type="string" office:string-value="74000000000000" calcext:value-type="string">
            <text:p>74000000000000</text:p>
          </table:table-cell>
          <table:table-cell office:value-type="string" calcext:value-type="string">
            <text:p>8", DS, DD, 77 tracks, 26 spt, 256 bytes/sector, M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ECMA_54</text:p>
          </table:table-cell>
          <table:table-cell table:formula="of:=BASE(BITLSHIFT([.B195];50)+BITLSHIFT([.C195];38)+BITLSHIFT([.D195];16)+[.E195];16)" office:value-type="string" office:string-value="74000000000000" calcext:value-type="string">
            <text:p>74000000000000</text:p>
          </table:table-cell>
          <table:table-cell office:value-type="string" calcext:value-type="string">
            <text:p>8", SS, SD, 77 tracks, 26 spt, 128 bytes/sector, 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ECMA_59</text:p>
          </table:table-cell>
          <table:table-cell table:formula="of:=BASE(BITLSHIFT([.B196];50)+BITLSHIFT([.C196];38)+BITLSHIFT([.D196];16)+[.E196];16)" office:value-type="string" office:string-value="74000000000000" calcext:value-type="string">
            <text:p>74000000000000</text:p>
          </table:table-cell>
          <table:table-cell office:value-type="string" calcext:value-type="string">
            <text:p>8", DS, SD, 77 tracks, 26 spt, 128 bytes/sector, F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ECMA_69_8</text:p>
          </table:table-cell>
          <table:table-cell table:formula="of:=BASE(BITLSHIFT([.B197];50)+BITLSHIFT([.C197];38)+BITLSHIFT([.D197];16)+[.E197];16)" office:value-type="string" office:string-value="74000000000000" calcext:value-type="string">
            <text:p>74000000000000</text:p>
          </table:table-cell>
          <table:table-cell office:value-type="string" calcext:value-type="string">
            <text:p>8", DS, DD, 77 tracks, 8 spt, 1024 bytes/sector, FM, track 0 side 0 = 26 sectors, 128 bytes/sector, track 0 side 1 = 26 sectors, 256 bytes/s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ECMA_69_15</text:p>
          </table:table-cell>
          <table:table-cell table:formula="of:=BASE(BITLSHIFT([.B198];50)+BITLSHIFT([.C198];38)+BITLSHIFT([.D198];16)+[.E198];16)" office:value-type="string" office:string-value="74000000000000" calcext:value-type="string">
            <text:p>74000000000000</text:p>
          </table:table-cell>
          <table:table-cell office:value-type="string" calcext:value-type="string">
            <text:p>8", DS, DD, 77 tracks, 15 spt, 512 bytes/sector, FM, track 0 side 0 = 26 sectors, 128 bytes/sector, track 0 side 1 = 26 sectors, 256 bytes/s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ECMA_69_26</text:p>
          </table:table-cell>
          <table:table-cell table:formula="of:=BASE(BITLSHIFT([.B199];50)+BITLSHIFT([.C199];38)+BITLSHIFT([.D199];16)+[.E199];16)" office:value-type="string" office:string-value="74000000000000" calcext:value-type="string">
            <text:p>74000000000000</text:p>
          </table:table-cell>
          <table:table-cell office:value-type="string" calcext:value-type="string">
            <text:p>8", DS, DD, 77 tracks, 26 spt, 256 bytes/sector, FM, track 0 side 0 = 26 sectors, 128 bytes/sector, track 0 side 1 = 26 sectors, 256 bytes/s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ADR2120</text:p>
          </table:table-cell>
          <table:table-cell table:formula="of:=BASE(BITLSHIFT([.B200];50)+BITLSHIFT([.C200];38)+BITLSHIFT([.D200];16)+[.E200];16)" office:value-type="string" office:string-value="78000000000000" calcext:value-type="string">
            <text:p>78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ADR260</text:p>
          </table:table-cell>
          <table:table-cell table:formula="of:=BASE(BITLSHIFT([.B201];50)+BITLSHIFT([.C201];38)+BITLSHIFT([.D201];16)+[.E201];16)" office:value-type="string" office:string-value="78000000000000" calcext:value-type="string">
            <text:p>78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ADR30</text:p>
          </table:table-cell>
          <table:table-cell table:formula="of:=BASE(BITLSHIFT([.B202];50)+BITLSHIFT([.C202];38)+BITLSHIFT([.D202];16)+[.E202];16)" office:value-type="string" office:string-value="78000000000000" calcext:value-type="string">
            <text:p>78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ADR50</text:p>
          </table:table-cell>
          <table:table-cell table:formula="of:=BASE(BITLSHIFT([.B203];50)+BITLSHIFT([.C203];38)+BITLSHIFT([.D203];16)+[.E203];16)" office:value-type="string" office:string-value="78000000000000" calcext:value-type="string">
            <text:p>78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AIT1</text:p>
          </table:table-cell>
          <table:table-cell table:formula="of:=BASE(BITLSHIFT([.B204];50)+BITLSHIFT([.C204];38)+BITLSHIFT([.D204];16)+[.E204];16)" office:value-type="string" office:string-value="7C000000000000" calcext:value-type="string">
            <text:p>7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AIT1Turbo</text:p>
          </table:table-cell>
          <table:table-cell table:formula="of:=BASE(BITLSHIFT([.B205];50)+BITLSHIFT([.C205];38)+BITLSHIFT([.D205];16)+[.E205];16)" office:value-type="string" office:string-value="7C000000000000" calcext:value-type="string">
            <text:p>7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AIT2</text:p>
          </table:table-cell>
          <table:table-cell table:formula="of:=BASE(BITLSHIFT([.B206];50)+BITLSHIFT([.C206];38)+BITLSHIFT([.D206];16)+[.E206];16)" office:value-type="string" office:string-value="7C000000000000" calcext:value-type="string">
            <text:p>7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AIT2Turbo</text:p>
          </table:table-cell>
          <table:table-cell table:formula="of:=BASE(BITLSHIFT([.B207];50)+BITLSHIFT([.C207];38)+BITLSHIFT([.D207];16)+[.E207];16)" office:value-type="string" office:string-value="7C000000000000" calcext:value-type="string">
            <text:p>7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AIT3</text:p>
          </table:table-cell>
          <table:table-cell table:formula="of:=BASE(BITLSHIFT([.B208];50)+BITLSHIFT([.C208];38)+BITLSHIFT([.D208];16)+[.E208];16)" office:value-type="string" office:string-value="7C000000000000" calcext:value-type="string">
            <text:p>7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AIT3Ex</text:p>
          </table:table-cell>
          <table:table-cell table:formula="of:=BASE(BITLSHIFT([.B209];50)+BITLSHIFT([.C209];38)+BITLSHIFT([.D209];16)+[.E209];16)" office:value-type="string" office:string-value="7C000000000000" calcext:value-type="string">
            <text:p>7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AIT3Turbo</text:p>
          </table:table-cell>
          <table:table-cell table:formula="of:=BASE(BITLSHIFT([.B210];50)+BITLSHIFT([.C210];38)+BITLSHIFT([.D210];16)+[.E210];16)" office:value-type="string" office:string-value="7C000000000000" calcext:value-type="string">
            <text:p>7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AIT4</text:p>
          </table:table-cell>
          <table:table-cell table:formula="of:=BASE(BITLSHIFT([.B211];50)+BITLSHIFT([.C211];38)+BITLSHIFT([.D211];16)+[.E211];16)" office:value-type="string" office:string-value="7C000000000000" calcext:value-type="string">
            <text:p>7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AIT5</text:p>
          </table:table-cell>
          <table:table-cell table:formula="of:=BASE(BITLSHIFT([.B212];50)+BITLSHIFT([.C212];38)+BITLSHIFT([.D212];16)+[.E212];16)" office:value-type="string" office:string-value="7C000000000000" calcext:value-type="string">
            <text:p>7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AITETurbo</text:p>
          </table:table-cell>
          <table:table-cell table:formula="of:=BASE(BITLSHIFT([.B213];50)+BITLSHIFT([.C213];38)+BITLSHIFT([.D213];16)+[.E213];16)" office:value-type="string" office:string-value="7C000000000000" calcext:value-type="string">
            <text:p>7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SAIT1</text:p>
          </table:table-cell>
          <table:table-cell table:formula="of:=BASE(BITLSHIFT([.B214];50)+BITLSHIFT([.C214];38)+BITLSHIFT([.D214];16)+[.E214];16)" office:value-type="string" office:string-value="80000000000000" calcext:value-type="string">
            <text:p>80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SAIT2</text:p>
          </table:table-cell>
          <table:table-cell table:formula="of:=BASE(BITLSHIFT([.B215];50)+BITLSHIFT([.C215];38)+BITLSHIFT([.D215];16)+[.E215];16)" office:value-type="string" office:string-value="80000000000000" calcext:value-type="string">
            <text:p>80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Bernoulli</text:p>
          </table:table-cell>
          <table:table-cell table:formula="of:=BASE(BITLSHIFT([.B216];50)+BITLSHIFT([.C216];38)+BITLSHIFT([.D216];16)+[.E216];16)" office:value-type="string" office:string-value="84000000000000" calcext:value-type="string">
            <text:p>84000000000000</text:p>
          </table:table-cell>
          <table:table-cell office:value-type="string" calcext:value-type="string">
            <text:p>Obsolete type for 8"x11" Bernoulli Box di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Bernoulli2</text:p>
          </table:table-cell>
          <table:table-cell table:formula="of:=BASE(BITLSHIFT([.B217];50)+BITLSHIFT([.C217];38)+BITLSHIFT([.D217];16)+[.E217];16)" office:value-type="string" office:string-value="88000000000000" calcext:value-type="string">
            <text:p>88000000000000</text:p>
          </table:table-cell>
          <table:table-cell office:value-type="string" calcext:value-type="string">
            <text:p>Obsolete type for 5⅓" Bernoulli Box II dis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Bernoulli35</text:p>
          </table:table-cell>
          <table:table-cell table:formula="of:=BASE(BITLSHIFT([.B218];50)+BITLSHIFT([.C218];38)+BITLSHIFT([.D218];16)+[.E218];16)" office:value-type="string" office:string-value="88000000000000" calcext:value-type="string">
            <text:p>88000000000000</text:p>
          </table:table-cell>
          <table:table-cell office:value-type="string" calcext:value-type="string">
            <text:p>5⅓" Bernoulli Box II disk with 35Mb capa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Bernoulli44</text:p>
          </table:table-cell>
          <table:table-cell table:formula="of:=BASE(BITLSHIFT([.B219];50)+BITLSHIFT([.C219];38)+BITLSHIFT([.D219];16)+[.E219];16)" office:value-type="string" office:string-value="88000000000000" calcext:value-type="string">
            <text:p>88000000000000</text:p>
          </table:table-cell>
          <table:table-cell office:value-type="string" calcext:value-type="string">
            <text:p>5⅓" Bernoulli Box II disk with 44Mb capa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Bernoulli65</text:p>
          </table:table-cell>
          <table:table-cell table:formula="of:=BASE(BITLSHIFT([.B220];50)+BITLSHIFT([.C220];38)+BITLSHIFT([.D220];16)+[.E220];16)" office:value-type="string" office:string-value="88000000000000" calcext:value-type="string">
            <text:p>88000000000000</text:p>
          </table:table-cell>
          <table:table-cell office:value-type="string" calcext:value-type="string">
            <text:p>5⅓" Bernoulli Box II disk with 65Mb capa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Bernoulli90</text:p>
          </table:table-cell>
          <table:table-cell table:formula="of:=BASE(BITLSHIFT([.B221];50)+BITLSHIFT([.C221];38)+BITLSHIFT([.D221];16)+[.E221];16)" office:value-type="string" office:string-value="88000000000000" calcext:value-type="string">
            <text:p>88000000000000</text:p>
          </table:table-cell>
          <table:table-cell office:value-type="string" calcext:value-type="string">
            <text:p>5⅓" Bernoulli Box II disk with 90Mb capa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Bernoulli105</text:p>
          </table:table-cell>
          <table:table-cell table:formula="of:=BASE(BITLSHIFT([.B222];50)+BITLSHIFT([.C222];38)+BITLSHIFT([.D222];16)+[.E222];16)" office:value-type="string" office:string-value="88000000000000" calcext:value-type="string">
            <text:p>88000000000000</text:p>
          </table:table-cell>
          <table:table-cell office:value-type="string" calcext:value-type="string">
            <text:p>5⅓" Bernoulli Box II disk with 105Mb capa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Bernoulli150</text:p>
          </table:table-cell>
          <table:table-cell table:formula="of:=BASE(BITLSHIFT([.B223];50)+BITLSHIFT([.C223];38)+BITLSHIFT([.D223];16)+[.E223];16)" office:value-type="string" office:string-value="88000000000000" calcext:value-type="string">
            <text:p>88000000000000</text:p>
          </table:table-cell>
          <table:table-cell office:value-type="string" calcext:value-type="string">
            <text:p>5⅓" Bernoulli Box II disk with 150Mb capa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Bernoulli230</text:p>
          </table:table-cell>
          <table:table-cell table:formula="of:=BASE(BITLSHIFT([.B224];50)+BITLSHIFT([.C224];38)+BITLSHIFT([.D224];16)+[.E224];16)" office:value-type="string" office:string-value="88000000000000" calcext:value-type="string">
            <text:p>88000000000000</text:p>
          </table:table-cell>
          <table:table-cell office:value-type="string" calcext:value-type="string">
            <text:p>5⅓" Bernoulli Box II disk with 230Mb capa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Ditto</text:p>
          </table:table-cell>
          <table:table-cell table:formula="of:=BASE(BITLSHIFT([.B225];50)+BITLSHIFT([.C225];38)+BITLSHIFT([.D225];16)+[.E225];16)" office:value-type="string" office:string-value="8C000000000000" calcext:value-type="string">
            <text:p>8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DittoMax</text:p>
          </table:table-cell>
          <table:table-cell table:formula="of:=BASE(BITLSHIFT([.B226];50)+BITLSHIFT([.C226];38)+BITLSHIFT([.D226];16)+[.E226];16)" office:value-type="string" office:string-value="8C000000000000" calcext:value-type="string">
            <text:p>8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Jaz</text:p>
          </table:table-cell>
          <table:table-cell table:formula="of:=BASE(BITLSHIFT([.B227];50)+BITLSHIFT([.C227];38)+BITLSHIFT([.D227];16)+[.E227];16)" office:value-type="string" office:string-value="90000000000000" calcext:value-type="string">
            <text:p>90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Jaz2</text:p>
          </table:table-cell>
          <table:table-cell table:formula="of:=BASE(BITLSHIFT([.B228];50)+BITLSHIFT([.C228];38)+BITLSHIFT([.D228];16)+[.E228];16)" office:value-type="string" office:string-value="90000000000000" calcext:value-type="string">
            <text:p>90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PocketZip</text:p>
          </table:table-cell>
          <table:table-cell table:formula="of:=BASE(BITLSHIFT([.B229];50)+BITLSHIFT([.C229];38)+BITLSHIFT([.D229];16)+[.E229];16)" office:value-type="string" office:string-value="94000000000000" calcext:value-type="string">
            <text:p>94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REV120</text:p>
          </table:table-cell>
          <table:table-cell table:formula="of:=BASE(BITLSHIFT([.B230];50)+BITLSHIFT([.C230];38)+BITLSHIFT([.D230];16)+[.E230];16)" office:value-type="string" office:string-value="98000000000000" calcext:value-type="string">
            <text:p>98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REV35</text:p>
          </table:table-cell>
          <table:table-cell table:formula="of:=BASE(BITLSHIFT([.B231];50)+BITLSHIFT([.C231];38)+BITLSHIFT([.D231];16)+[.E231];16)" office:value-type="string" office:string-value="98000000000000" calcext:value-type="string">
            <text:p>98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REV70</text:p>
          </table:table-cell>
          <table:table-cell table:formula="of:=BASE(BITLSHIFT([.B232];50)+BITLSHIFT([.C232];38)+BITLSHIFT([.D232];16)+[.E232];16)" office:value-type="string" office:string-value="98000000000000" calcext:value-type="string">
            <text:p>98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ZIP100</text:p>
          </table:table-cell>
          <table:table-cell table:formula="of:=BASE(BITLSHIFT([.B233];50)+BITLSHIFT([.C233];38)+BITLSHIFT([.D233];16)+[.E233];16)" office:value-type="string" office:string-value="9C000000000000" calcext:value-type="string">
            <text:p>9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ZIP250</text:p>
          </table:table-cell>
          <table:table-cell table:formula="of:=BASE(BITLSHIFT([.B234];50)+BITLSHIFT([.C234];38)+BITLSHIFT([.D234];16)+[.E234];16)" office:value-type="string" office:string-value="9C000000000000" calcext:value-type="string">
            <text:p>9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ZIP750</text:p>
          </table:table-cell>
          <table:table-cell table:formula="of:=BASE(BITLSHIFT([.B235];50)+BITLSHIFT([.C235];38)+BITLSHIFT([.D235];16)+[.E235];16)" office:value-type="string" office:string-value="9C000000000000" calcext:value-type="string">
            <text:p>9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CompactCassette</text:p>
          </table:table-cell>
          <table:table-cell table:formula="of:=BASE(BITLSHIFT([.B236];50)+BITLSHIFT([.C236];38)+BITLSHIFT([.D236];16)+[.E236];16)" office:value-type="string" office:string-value="A0000000000000" calcext:value-type="string">
            <text:p>A0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Dcas25</text:p>
          </table:table-cell>
          <table:table-cell table:formula="of:=BASE(BITLSHIFT([.B237];50)+BITLSHIFT([.C237];38)+BITLSHIFT([.D237];16)+[.E237];16)" office:value-type="string" office:string-value="A0000000000000" calcext:value-type="string">
            <text:p>A0000000000000</text:p>
          </table:table-cell>
          <table:table-cell office:value-type="string" calcext:value-type="string">
            <text:p>D/CAS-25: Digital data on Compact Cassette form factor, special magnetic media, 9-tr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Dcas85</text:p>
          </table:table-cell>
          <table:table-cell table:formula="of:=BASE(BITLSHIFT([.B238];50)+BITLSHIFT([.C238];38)+BITLSHIFT([.D238];16)+[.E238];16)" office:value-type="string" office:string-value="A0000000000000" calcext:value-type="string">
            <text:p>A0000000000000</text:p>
          </table:table-cell>
          <table:table-cell office:value-type="string" calcext:value-type="string">
            <text:p>D/CAS-85: Digital data on Compact Cassette form factor, special magnetic media, 17-tr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Dcas103</text:p>
          </table:table-cell>
          <table:table-cell table:formula="of:=BASE(BITLSHIFT([.B239];50)+BITLSHIFT([.C239];38)+BITLSHIFT([.D239];16)+[.E239];16)" office:value-type="string" office:string-value="A0000000000000" calcext:value-type="string">
            <text:p>A0000000000000</text:p>
          </table:table-cell>
          <table:table-cell office:value-type="string" calcext:value-type="string">
            <text:p>D/CAS-103: Digital data on Compact Cassette form factor, special magnetic media, 21-tr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Data8</text:p>
          </table:table-cell>
          <table:table-cell table:formula="of:=BASE(BITLSHIFT([.B240];50)+BITLSHIFT([.C240];38)+BITLSHIFT([.D240];16)+[.E240];16)" office:value-type="string" office:string-value="A4000000000000" calcext:value-type="string">
            <text:p>A4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MiniDV</text:p>
          </table:table-cell>
          <table:table-cell table:formula="of:=BASE(BITLSHIFT([.B241];50)+BITLSHIFT([.C241];38)+BITLSHIFT([.D241];16)+[.E241];16)" office:value-type="string" office:string-value="A8000000000000" calcext:value-type="string">
            <text:p>A8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CFast</text:p>
          </table:table-cell>
          <table:table-cell table:formula="of:=BASE(BITLSHIFT([.B242];50)+BITLSHIFT([.C242];38)+BITLSHIFT([.D242];16)+[.E242];16)" office:value-type="string" office:string-value="AC000000000000" calcext:value-type="string">
            <text:p>A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CompactFlash</text:p>
          </table:table-cell>
          <table:table-cell table:formula="of:=BASE(BITLSHIFT([.B243];50)+BITLSHIFT([.C243];38)+BITLSHIFT([.D243];16)+[.E243];16)" office:value-type="string" office:string-value="B0000000000000" calcext:value-type="string">
            <text:p>B0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CompactFlashType2</text:p>
          </table:table-cell>
          <table:table-cell table:formula="of:=BASE(BITLSHIFT([.B244];50)+BITLSHIFT([.C244];38)+BITLSHIFT([.D244];16)+[.E244];16)" office:value-type="string" office:string-value="B0000000000000" calcext:value-type="string">
            <text:p>B0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DigitalAudioTape</text:p>
          </table:table-cell>
          <table:table-cell table:formula="of:=BASE(BITLSHIFT([.B245];50)+BITLSHIFT([.C245];38)+BITLSHIFT([.D245];16)+[.E245];16)" office:value-type="string" office:string-value="B4000000000000" calcext:value-type="string">
            <text:p>B4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DAT160</text:p>
          </table:table-cell>
          <table:table-cell table:formula="of:=BASE(BITLSHIFT([.B246];50)+BITLSHIFT([.C246];38)+BITLSHIFT([.D246];16)+[.E246];16)" office:value-type="string" office:string-value="B4000000000000" calcext:value-type="string">
            <text:p>B4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DAT320</text:p>
          </table:table-cell>
          <table:table-cell table:formula="of:=BASE(BITLSHIFT([.B247];50)+BITLSHIFT([.C247];38)+BITLSHIFT([.D247];16)+[.E247];16)" office:value-type="string" office:string-value="B4000000000000" calcext:value-type="string">
            <text:p>B4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DAT72</text:p>
          </table:table-cell>
          <table:table-cell table:formula="of:=BASE(BITLSHIFT([.B248];50)+BITLSHIFT([.C248];38)+BITLSHIFT([.D248];16)+[.E248];16)" office:value-type="string" office:string-value="B4000000000000" calcext:value-type="string">
            <text:p>B4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DDS1</text:p>
          </table:table-cell>
          <table:table-cell table:formula="of:=BASE(BITLSHIFT([.B249];50)+BITLSHIFT([.C249];38)+BITLSHIFT([.D249];16)+[.E249];16)" office:value-type="string" office:string-value="B4000000000000" calcext:value-type="string">
            <text:p>B4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DDS2</text:p>
          </table:table-cell>
          <table:table-cell table:formula="of:=BASE(BITLSHIFT([.B250];50)+BITLSHIFT([.C250];38)+BITLSHIFT([.D250];16)+[.E250];16)" office:value-type="string" office:string-value="B4000000000000" calcext:value-type="string">
            <text:p>B4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DDS3</text:p>
          </table:table-cell>
          <table:table-cell table:formula="of:=BASE(BITLSHIFT([.B251];50)+BITLSHIFT([.C251];38)+BITLSHIFT([.D251];16)+[.E251];16)" office:value-type="string" office:string-value="B4000000000000" calcext:value-type="string">
            <text:p>B4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DDS4</text:p>
          </table:table-cell>
          <table:table-cell table:formula="of:=BASE(BITLSHIFT([.B252];50)+BITLSHIFT([.C252];38)+BITLSHIFT([.D252];16)+[.E252];16)" office:value-type="string" office:string-value="B4000000000000" calcext:value-type="string">
            <text:p>B4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CompactTapeI</text:p>
          </table:table-cell>
          <table:table-cell table:formula="of:=BASE(BITLSHIFT([.B253];50)+BITLSHIFT([.C253];38)+BITLSHIFT([.D253];16)+[.E253];16)" office:value-type="string" office:string-value="B8000000000000" calcext:value-type="string">
            <text:p>B8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CompactTapeII</text:p>
          </table:table-cell>
          <table:table-cell table:formula="of:=BASE(BITLSHIFT([.B254];50)+BITLSHIFT([.C254];38)+BITLSHIFT([.D254];16)+[.E254];16)" office:value-type="string" office:string-value="B8000000000000" calcext:value-type="string">
            <text:p>B8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DECtapeII</text:p>
          </table:table-cell>
          <table:table-cell table:formula="of:=BASE(BITLSHIFT([.B255];50)+BITLSHIFT([.C255];38)+BITLSHIFT([.D255];16)+[.E255];16)" office:value-type="string" office:string-value="B8000000000000" calcext:value-type="string">
            <text:p>B8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DLTtapeIII</text:p>
          </table:table-cell>
          <table:table-cell table:formula="of:=BASE(BITLSHIFT([.B256];50)+BITLSHIFT([.C256];38)+BITLSHIFT([.D256];16)+[.E256];16)" office:value-type="string" office:string-value="B8000000000000" calcext:value-type="string">
            <text:p>B8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DLTtapeIIIxt</text:p>
          </table:table-cell>
          <table:table-cell table:formula="of:=BASE(BITLSHIFT([.B257];50)+BITLSHIFT([.C257];38)+BITLSHIFT([.D257];16)+[.E257];16)" office:value-type="string" office:string-value="B8000000000000" calcext:value-type="string">
            <text:p>B8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DLTtapeIV</text:p>
          </table:table-cell>
          <table:table-cell table:formula="of:=BASE(BITLSHIFT([.B258];50)+BITLSHIFT([.C258];38)+BITLSHIFT([.D258];16)+[.E258];16)" office:value-type="string" office:string-value="B8000000000000" calcext:value-type="string">
            <text:p>B8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DLTtapeS4</text:p>
          </table:table-cell>
          <table:table-cell table:formula="of:=BASE(BITLSHIFT([.B259];50)+BITLSHIFT([.C259];38)+BITLSHIFT([.D259];16)+[.E259];16)" office:value-type="string" office:string-value="B8000000000000" calcext:value-type="string">
            <text:p>B8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SDLT1</text:p>
          </table:table-cell>
          <table:table-cell table:formula="of:=BASE(BITLSHIFT([.B260];50)+BITLSHIFT([.C260];38)+BITLSHIFT([.D260];16)+[.E260];16)" office:value-type="string" office:string-value="B8000000000000" calcext:value-type="string">
            <text:p>B8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SDLT2</text:p>
          </table:table-cell>
          <table:table-cell table:formula="of:=BASE(BITLSHIFT([.B261];50)+BITLSHIFT([.C261];38)+BITLSHIFT([.D261];16)+[.E261];16)" office:value-type="string" office:string-value="B8000000000000" calcext:value-type="string">
            <text:p>B8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VStapeI</text:p>
          </table:table-cell>
          <table:table-cell table:formula="of:=BASE(BITLSHIFT([.B262];50)+BITLSHIFT([.C262];38)+BITLSHIFT([.D262];16)+[.E262];16)" office:value-type="string" office:string-value="B8000000000000" calcext:value-type="string">
            <text:p>B8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Exatape15m</text:p>
          </table:table-cell>
          <table:table-cell table:formula="of:=BASE(BITLSHIFT([.B263];50)+BITLSHIFT([.C263];38)+BITLSHIFT([.D263];16)+[.E263];16)" office:value-type="string" office:string-value="BC000000000000" calcext:value-type="string">
            <text:p>B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Exatape22m</text:p>
          </table:table-cell>
          <table:table-cell table:formula="of:=BASE(BITLSHIFT([.B264];50)+BITLSHIFT([.C264];38)+BITLSHIFT([.D264];16)+[.E264];16)" office:value-type="string" office:string-value="BC000000000000" calcext:value-type="string">
            <text:p>B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Exatape22mAME</text:p>
          </table:table-cell>
          <table:table-cell table:formula="of:=BASE(BITLSHIFT([.B265];50)+BITLSHIFT([.C265];38)+BITLSHIFT([.D265];16)+[.E265];16)" office:value-type="string" office:string-value="BC000000000000" calcext:value-type="string">
            <text:p>B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Exatape28m</text:p>
          </table:table-cell>
          <table:table-cell table:formula="of:=BASE(BITLSHIFT([.B266];50)+BITLSHIFT([.C266];38)+BITLSHIFT([.D266];16)+[.E266];16)" office:value-type="string" office:string-value="BC000000000000" calcext:value-type="string">
            <text:p>B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Exatape40m</text:p>
          </table:table-cell>
          <table:table-cell table:formula="of:=BASE(BITLSHIFT([.B267];50)+BITLSHIFT([.C267];38)+BITLSHIFT([.D267];16)+[.E267];16)" office:value-type="string" office:string-value="BC000000000000" calcext:value-type="string">
            <text:p>B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Exatape45m</text:p>
          </table:table-cell>
          <table:table-cell table:formula="of:=BASE(BITLSHIFT([.B268];50)+BITLSHIFT([.C268];38)+BITLSHIFT([.D268];16)+[.E268];16)" office:value-type="string" office:string-value="BC000000000000" calcext:value-type="string">
            <text:p>B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Exatape54m</text:p>
          </table:table-cell>
          <table:table-cell table:formula="of:=BASE(BITLSHIFT([.B269];50)+BITLSHIFT([.C269];38)+BITLSHIFT([.D269];16)+[.E269];16)" office:value-type="string" office:string-value="BC000000000000" calcext:value-type="string">
            <text:p>B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Exatape75m</text:p>
          </table:table-cell>
          <table:table-cell table:formula="of:=BASE(BITLSHIFT([.B270];50)+BITLSHIFT([.C270];38)+BITLSHIFT([.D270];16)+[.E270];16)" office:value-type="string" office:string-value="BC000000000000" calcext:value-type="string">
            <text:p>B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Exatape76m</text:p>
          </table:table-cell>
          <table:table-cell table:formula="of:=BASE(BITLSHIFT([.B271];50)+BITLSHIFT([.C271];38)+BITLSHIFT([.D271];16)+[.E271];16)" office:value-type="string" office:string-value="BC000000000000" calcext:value-type="string">
            <text:p>B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Exatape80m</text:p>
          </table:table-cell>
          <table:table-cell table:formula="of:=BASE(BITLSHIFT([.B272];50)+BITLSHIFT([.C272];38)+BITLSHIFT([.D272];16)+[.E272];16)" office:value-type="string" office:string-value="BC000000000000" calcext:value-type="string">
            <text:p>B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Exatape106m</text:p>
          </table:table-cell>
          <table:table-cell table:formula="of:=BASE(BITLSHIFT([.B273];50)+BITLSHIFT([.C273];38)+BITLSHIFT([.D273];16)+[.E273];16)" office:value-type="string" office:string-value="BC000000000000" calcext:value-type="string">
            <text:p>B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Exatape160mXL</text:p>
          </table:table-cell>
          <table:table-cell table:formula="of:=BASE(BITLSHIFT([.B274];50)+BITLSHIFT([.C274];38)+BITLSHIFT([.D274];16)+[.E274];16)" office:value-type="string" office:string-value="BC000000000000" calcext:value-type="string">
            <text:p>B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Exatape112m</text:p>
          </table:table-cell>
          <table:table-cell table:formula="of:=BASE(BITLSHIFT([.B275];50)+BITLSHIFT([.C275];38)+BITLSHIFT([.D275];16)+[.E275];16)" office:value-type="string" office:string-value="BC000000000000" calcext:value-type="string">
            <text:p>B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Exatape125m</text:p>
          </table:table-cell>
          <table:table-cell table:formula="of:=BASE(BITLSHIFT([.B276];50)+BITLSHIFT([.C276];38)+BITLSHIFT([.D276];16)+[.E276];16)" office:value-type="string" office:string-value="BC000000000000" calcext:value-type="string">
            <text:p>B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Exatape150m</text:p>
          </table:table-cell>
          <table:table-cell table:formula="of:=BASE(BITLSHIFT([.B277];50)+BITLSHIFT([.C277];38)+BITLSHIFT([.D277];16)+[.E277];16)" office:value-type="string" office:string-value="BC000000000000" calcext:value-type="string">
            <text:p>B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Exatape170m</text:p>
          </table:table-cell>
          <table:table-cell table:formula="of:=BASE(BITLSHIFT([.B278];50)+BITLSHIFT([.C278];38)+BITLSHIFT([.D278];16)+[.E278];16)" office:value-type="string" office:string-value="BC000000000000" calcext:value-type="string">
            <text:p>B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Exatape225m</text:p>
          </table:table-cell>
          <table:table-cell table:formula="of:=BASE(BITLSHIFT([.B279];50)+BITLSHIFT([.C279];38)+BITLSHIFT([.D279];16)+[.E279];16)" office:value-type="string" office:string-value="BC000000000000" calcext:value-type="string">
            <text:p>B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ExpressCard34</text:p>
          </table:table-cell>
          <table:table-cell table:formula="of:=BASE(BITLSHIFT([.B280];50)+BITLSHIFT([.C280];38)+BITLSHIFT([.D280];16)+[.E280];16)" office:value-type="string" office:string-value="BC000000000000" calcext:value-type="string">
            <text:p>B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ExpressCard54</text:p>
          </table:table-cell>
          <table:table-cell table:formula="of:=BASE(BITLSHIFT([.B281];50)+BITLSHIFT([.C281];38)+BITLSHIFT([.D281];16)+[.E281];16)" office:value-type="string" office:string-value="BC000000000000" calcext:value-type="string">
            <text:p>BC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PCCardTypeI</text:p>
          </table:table-cell>
          <table:table-cell table:formula="of:=BASE(BITLSHIFT([.B282];50)+BITLSHIFT([.C282];38)+BITLSHIFT([.D282];16)+[.E282];16)" office:value-type="string" office:string-value="C0000000000000" calcext:value-type="string">
            <text:p>C0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PCCardTypeII</text:p>
          </table:table-cell>
          <table:table-cell table:formula="of:=BASE(BITLSHIFT([.B283];50)+BITLSHIFT([.C283];38)+BITLSHIFT([.D283];16)+[.E283];16)" office:value-type="string" office:string-value="C0000000000000" calcext:value-type="string">
            <text:p>C0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PCCardTypeIII</text:p>
          </table:table-cell>
          <table:table-cell table:formula="of:=BASE(BITLSHIFT([.B284];50)+BITLSHIFT([.C284];38)+BITLSHIFT([.D284];16)+[.E284];16)" office:value-type="string" office:string-value="C0000000000000" calcext:value-type="string">
            <text:p>C0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PCCardTypeIV</text:p>
          </table:table-cell>
          <table:table-cell table:formula="of:=BASE(BITLSHIFT([.B285];50)+BITLSHIFT([.C285];38)+BITLSHIFT([.D285];16)+[.E285];16)" office:value-type="string" office:string-value="C0000000000000" calcext:value-type="string">
            <text:p>C00000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Z135</text:p>
          </table:table-cell>
          <table:table-cell table:formula="of:=BASE(BITLSHIFT([.B286];50)+BITLSHIFT([.C286];38)+BITLSHIFT([.D286];16)+[.E286];16)" office:value-type="string" office:string-value="0" calcext:value-type="string">
            <text:p>0</text:p>
          </table:table-cell>
          <table:table-cell office:value-type="string" calcext:value-type="string">
            <text:p>SyQuest 135Mb cartridge for use in EZ135 and EZFlyer driv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Z230</text:p>
          </table:table-cell>
          <table:table-cell table:formula="of:=BASE(BITLSHIFT([.B287];50)+BITLSHIFT([.C287];38)+BITLSHIFT([.D287];16)+[.E287];16)" office:value-type="string" office:string-value="0" calcext:value-type="string">
            <text:p>0</text:p>
          </table:table-cell>
          <table:table-cell office:value-type="string" calcext:value-type="string">
            <text:p>SyQuest EZFlyer 230Mb cartridge for use in EZFlyer dr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Quest</text:p>
          </table:table-cell>
          <table:table-cell table:formula="of:=BASE(BITLSHIFT([.B288];50)+BITLSHIFT([.C288];38)+BITLSHIFT([.D288];16)+[.E288];16)" office:value-type="string" office:string-value="0" calcext:value-type="string">
            <text:p>0</text:p>
          </table:table-cell>
          <table:table-cell office:value-type="string" calcext:value-type="string">
            <text:p>SyQuest 4.7Gb for use in Quest dr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parQ</text:p>
          </table:table-cell>
          <table:table-cell table:formula="of:=BASE(BITLSHIFT([.B289];50)+BITLSHIFT([.C289];38)+BITLSHIFT([.D289];16)+[.E289];16)" office:value-type="string" office:string-value="0" calcext:value-type="string">
            <text:p>0</text:p>
          </table:table-cell>
          <table:table-cell office:value-type="string" calcext:value-type="string">
            <text:p>SyQuest SparQ 1Gb cartrid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Q100</text:p>
          </table:table-cell>
          <table:table-cell table:formula="of:=BASE(BITLSHIFT([.B290];50)+BITLSHIFT([.C290];38)+BITLSHIFT([.D290];16)+[.E290];16)" office:value-type="string" office:string-value="0" calcext:value-type="string">
            <text:p>0</text:p>
          </table:table-cell>
          <table:table-cell office:value-type="string" calcext:value-type="string">
            <text:p>SyQuest 5Mb cartridge for SQ306RD dr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Q200</text:p>
          </table:table-cell>
          <table:table-cell table:formula="of:=BASE(BITLSHIFT([.B291];50)+BITLSHIFT([.C291];38)+BITLSHIFT([.D291];16)+[.E291];16)" office:value-type="string" office:string-value="0" calcext:value-type="string">
            <text:p>0</text:p>
          </table:table-cell>
          <table:table-cell office:value-type="string" calcext:value-type="string">
            <text:p>SyQuest 10Mb cartridge for SQ312RD dr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Q300</text:p>
          </table:table-cell>
          <table:table-cell table:formula="of:=BASE(BITLSHIFT([.B292];50)+BITLSHIFT([.C292];38)+BITLSHIFT([.D292];16)+[.E292];16)" office:value-type="string" office:string-value="0" calcext:value-type="string">
            <text:p>0</text:p>
          </table:table-cell>
          <table:table-cell office:value-type="string" calcext:value-type="string">
            <text:p>SyQuest 15Mb cartridge for SQ319RD dr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Q310</text:p>
          </table:table-cell>
          <table:table-cell table:formula="of:=BASE(BITLSHIFT([.B293];50)+BITLSHIFT([.C293];38)+BITLSHIFT([.D293];16)+[.E293];16)" office:value-type="string" office:string-value="0" calcext:value-type="string">
            <text:p>0</text:p>
          </table:table-cell>
          <table:table-cell office:value-type="string" calcext:value-type="string">
            <text:p>SyQuest 105Mb cartridge for SQ3105 and SQ3270 driv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Q327</text:p>
          </table:table-cell>
          <table:table-cell table:formula="of:=BASE(BITLSHIFT([.B294];50)+BITLSHIFT([.C294];38)+BITLSHIFT([.D294];16)+[.E294];16)" office:value-type="string" office:string-value="0" calcext:value-type="string">
            <text:p>0</text:p>
          </table:table-cell>
          <table:table-cell office:value-type="string" calcext:value-type="string">
            <text:p>SyQuest 270Mb cartridge for SQ3270 dr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Q400</text:p>
          </table:table-cell>
          <table:table-cell table:formula="of:=BASE(BITLSHIFT([.B295];50)+BITLSHIFT([.C295];38)+BITLSHIFT([.D295];16)+[.E295];16)" office:value-type="string" office:string-value="0" calcext:value-type="string">
            <text:p>0</text:p>
          </table:table-cell>
          <table:table-cell office:value-type="string" calcext:value-type="string">
            <text:p>SyQuest 44Mb cartridge for SQ555, SQ5110 and SQ5200C/SQ200 driv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Q800</text:p>
          </table:table-cell>
          <table:table-cell table:formula="of:=BASE(BITLSHIFT([.B296];50)+BITLSHIFT([.C296];38)+BITLSHIFT([.D296];16)+[.E296];16)" office:value-type="string" office:string-value="0" calcext:value-type="string">
            <text:p>0</text:p>
          </table:table-cell>
          <table:table-cell office:value-type="string" calcext:value-type="string">
            <text:p>SyQuest 88Mb cartridge for SQ5110 and SQ5200C/SQ200 driv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Q1500</text:p>
          </table:table-cell>
          <table:table-cell table:formula="of:=BASE(BITLSHIFT([.B297];50)+BITLSHIFT([.C297];38)+BITLSHIFT([.D297];16)+[.E297];16)" office:value-type="string" office:string-value="0" calcext:value-type="string">
            <text:p>0</text:p>
          </table:table-cell>
          <table:table-cell office:value-type="string" calcext:value-type="string">
            <text:p>SyQuest 1.5Gb cartridge for SyJet dr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Q2000</text:p>
          </table:table-cell>
          <table:table-cell table:formula="of:=BASE(BITLSHIFT([.B298];50)+BITLSHIFT([.C298];38)+BITLSHIFT([.D298];16)+[.E298];16)" office:value-type="string" office:string-value="0" calcext:value-type="string">
            <text:p>0</text:p>
          </table:table-cell>
          <table:table-cell office:value-type="string" calcext:value-type="string">
            <text:p>SyQuest 200Mb cartridge for use in SQ5200C dr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yJet</text:p>
          </table:table-cell>
          <table:table-cell table:formula="of:=BASE(BITLSHIFT([.B299];50)+BITLSHIFT([.C299];38)+BITLSHIFT([.D299];16)+[.E299];16)" office:value-type="string" office:string-value="0" calcext:value-type="string">
            <text:p>0</text:p>
          </table:table-cell>
          <table:table-cell office:value-type="string" calcext:value-type="string">
            <text:p>SyQuest 1.5Gb cartridge for SyJet dr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amicomGamePak</text:p>
          </table:table-cell>
          <table:table-cell table:formula="of:=BASE(BITLSHIFT([.B300];50)+BITLSHIFT([.C300];38)+BITLSHIFT([.D300];16)+[.E300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meBoyAdvanceGamePak</text:p>
          </table:table-cell>
          <table:table-cell table:formula="of:=BASE(BITLSHIFT([.B301];50)+BITLSHIFT([.C301];38)+BITLSHIFT([.D301];16)+[.E301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meBoyGamePak</text:p>
          </table:table-cell>
          <table:table-cell table:formula="of:=BASE(BITLSHIFT([.B302];50)+BITLSHIFT([.C302];38)+BITLSHIFT([.D302];16)+[.E302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OD</text:p>
          </table:table-cell>
          <table:table-cell table:formula="of:=BASE(BITLSHIFT([.B303];50)+BITLSHIFT([.C303];38)+BITLSHIFT([.D303];16)+[.E303];16)" office:value-type="string" office:string-value="0" calcext:value-type="string">
            <text:p>0</text:p>
          </table:table-cell>
          <table:table-cell office:value-type="string" calcext:value-type="string">
            <text:p>Nintendo GameCube Optical Di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64DD</text:p>
          </table:table-cell>
          <table:table-cell table:formula="of:=BASE(BITLSHIFT([.B304];50)+BITLSHIFT([.C304];38)+BITLSHIFT([.D304];16)+[.E304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64GamePak</text:p>
          </table:table-cell>
          <table:table-cell table:formula="of:=BASE(BITLSHIFT([.B305];50)+BITLSHIFT([.C305];38)+BITLSHIFT([.D305];16)+[.E305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ESGamePak</text:p>
          </table:table-cell>
          <table:table-cell table:formula="of:=BASE(BITLSHIFT([.B306];50)+BITLSHIFT([.C306];38)+BITLSHIFT([.D306];16)+[.E306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intendo3DSGameCard</text:p>
          </table:table-cell>
          <table:table-cell table:formula="of:=BASE(BITLSHIFT([.B307];50)+BITLSHIFT([.C307];38)+BITLSHIFT([.D307];16)+[.E307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intendoDiskCard</text:p>
          </table:table-cell>
          <table:table-cell table:formula="of:=BASE(BITLSHIFT([.B308];50)+BITLSHIFT([.C308];38)+BITLSHIFT([.D308];16)+[.E308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intendoDSGameCard</text:p>
          </table:table-cell>
          <table:table-cell table:formula="of:=BASE(BITLSHIFT([.B309];50)+BITLSHIFT([.C309];38)+BITLSHIFT([.D309];16)+[.E309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intendoDSiGameCard</text:p>
          </table:table-cell>
          <table:table-cell table:formula="of:=BASE(BITLSHIFT([.B310];50)+BITLSHIFT([.C310];38)+BITLSHIFT([.D310];16)+[.E310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NESGamePak</text:p>
          </table:table-cell>
          <table:table-cell table:formula="of:=BASE(BITLSHIFT([.B311];50)+BITLSHIFT([.C311];38)+BITLSHIFT([.D311];16)+[.E311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NESGamePakUS</text:p>
          </table:table-cell>
          <table:table-cell table:formula="of:=BASE(BITLSHIFT([.B312];50)+BITLSHIFT([.C312];38)+BITLSHIFT([.D312];16)+[.E312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OD</text:p>
          </table:table-cell>
          <table:table-cell table:formula="of:=BASE(BITLSHIFT([.B313];50)+BITLSHIFT([.C313];38)+BITLSHIFT([.D313];16)+[.E313];16)" office:value-type="string" office:string-value="0" calcext:value-type="string">
            <text:p>0</text:p>
          </table:table-cell>
          <table:table-cell office:value-type="string" calcext:value-type="string">
            <text:p>Nintendo Wii Optical Di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UOD</text:p>
          </table:table-cell>
          <table:table-cell table:formula="of:=BASE(BITLSHIFT([.B314];50)+BITLSHIFT([.C314];38)+BITLSHIFT([.D314];16)+[.E314];16)" office:value-type="string" office:string-value="0" calcext:value-type="string">
            <text:p>0</text:p>
          </table:table-cell>
          <table:table-cell office:value-type="string" calcext:value-type="string">
            <text:p>Nintendo Wii U Optical Di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witchGameCard</text:p>
          </table:table-cell>
          <table:table-cell table:formula="of:=BASE(BITLSHIFT([.B315];50)+BITLSHIFT([.C315];38)+BITLSHIFT([.D315];16)+[.E315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BM3470</text:p>
          </table:table-cell>
          <table:table-cell table:formula="of:=BASE(BITLSHIFT([.B316];50)+BITLSHIFT([.C316];38)+BITLSHIFT([.D316];16)+[.E316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BM3480</text:p>
          </table:table-cell>
          <table:table-cell table:formula="of:=BASE(BITLSHIFT([.B317];50)+BITLSHIFT([.C317];38)+BITLSHIFT([.D317];16)+[.E317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BM3490</text:p>
          </table:table-cell>
          <table:table-cell table:formula="of:=BASE(BITLSHIFT([.B318];50)+BITLSHIFT([.C318];38)+BITLSHIFT([.D318];16)+[.E318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BM3490E</text:p>
          </table:table-cell>
          <table:table-cell table:formula="of:=BASE(BITLSHIFT([.B319];50)+BITLSHIFT([.C319];38)+BITLSHIFT([.D319];16)+[.E319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BM3592</text:p>
          </table:table-cell>
          <table:table-cell table:formula="of:=BASE(BITLSHIFT([.B320];50)+BITLSHIFT([.C320];38)+BITLSHIFT([.D320];16)+[.E320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TO</text:p>
          </table:table-cell>
          <table:table-cell table:formula="of:=BASE(BITLSHIFT([.B321];50)+BITLSHIFT([.C321];38)+BITLSHIFT([.D321];16)+[.E321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TO2</text:p>
          </table:table-cell>
          <table:table-cell table:formula="of:=BASE(BITLSHIFT([.B322];50)+BITLSHIFT([.C322];38)+BITLSHIFT([.D322];16)+[.E322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TO3</text:p>
          </table:table-cell>
          <table:table-cell table:formula="of:=BASE(BITLSHIFT([.B323];50)+BITLSHIFT([.C323];38)+BITLSHIFT([.D323];16)+[.E323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TO3WORM</text:p>
          </table:table-cell>
          <table:table-cell table:formula="of:=BASE(BITLSHIFT([.B324];50)+BITLSHIFT([.C324];38)+BITLSHIFT([.D324];16)+[.E324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TO4</text:p>
          </table:table-cell>
          <table:table-cell table:formula="of:=BASE(BITLSHIFT([.B325];50)+BITLSHIFT([.C325];38)+BITLSHIFT([.D325];16)+[.E325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TO4WORM</text:p>
          </table:table-cell>
          <table:table-cell table:formula="of:=BASE(BITLSHIFT([.B326];50)+BITLSHIFT([.C326];38)+BITLSHIFT([.D326];16)+[.E326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TO5</text:p>
          </table:table-cell>
          <table:table-cell table:formula="of:=BASE(BITLSHIFT([.B327];50)+BITLSHIFT([.C327];38)+BITLSHIFT([.D327];16)+[.E327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TO5WORM</text:p>
          </table:table-cell>
          <table:table-cell table:formula="of:=BASE(BITLSHIFT([.B328];50)+BITLSHIFT([.C328];38)+BITLSHIFT([.D328];16)+[.E328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TO6</text:p>
          </table:table-cell>
          <table:table-cell table:formula="of:=BASE(BITLSHIFT([.B329];50)+BITLSHIFT([.C329];38)+BITLSHIFT([.D329];16)+[.E329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TO6WORM</text:p>
          </table:table-cell>
          <table:table-cell table:formula="of:=BASE(BITLSHIFT([.B330];50)+BITLSHIFT([.C330];38)+BITLSHIFT([.D330];16)+[.E330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TO7</text:p>
          </table:table-cell>
          <table:table-cell table:formula="of:=BASE(BITLSHIFT([.B331];50)+BITLSHIFT([.C331];38)+BITLSHIFT([.D331];16)+[.E331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TO7WORM</text:p>
          </table:table-cell>
          <table:table-cell table:formula="of:=BASE(BITLSHIFT([.B332];50)+BITLSHIFT([.C332];38)+BITLSHIFT([.D332];16)+[.E332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emoryStick</text:p>
          </table:table-cell>
          <table:table-cell table:formula="of:=BASE(BITLSHIFT([.B333];50)+BITLSHIFT([.C333];38)+BITLSHIFT([.D333];16)+[.E333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emoryStickDuo</text:p>
          </table:table-cell>
          <table:table-cell table:formula="of:=BASE(BITLSHIFT([.B334];50)+BITLSHIFT([.C334];38)+BITLSHIFT([.D334];16)+[.E334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emoryStickMicro</text:p>
          </table:table-cell>
          <table:table-cell table:formula="of:=BASE(BITLSHIFT([.B335];50)+BITLSHIFT([.C335];38)+BITLSHIFT([.D335];16)+[.E335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emoryStickPro</text:p>
          </table:table-cell>
          <table:table-cell table:formula="of:=BASE(BITLSHIFT([.B336];50)+BITLSHIFT([.C336];38)+BITLSHIFT([.D336];16)+[.E336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emoryStickProDuo</text:p>
          </table:table-cell>
          <table:table-cell table:formula="of:=BASE(BITLSHIFT([.B337];50)+BITLSHIFT([.C337];38)+BITLSHIFT([.D337];16)+[.E337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icroSD</text:p>
          </table:table-cell>
          <table:table-cell table:formula="of:=BASE(BITLSHIFT([.B338];50)+BITLSHIFT([.C338];38)+BITLSHIFT([.D338];16)+[.E338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iniSD</text:p>
          </table:table-cell>
          <table:table-cell table:formula="of:=BASE(BITLSHIFT([.B339];50)+BITLSHIFT([.C339];38)+BITLSHIFT([.D339];16)+[.E339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ecureDigital</text:p>
          </table:table-cell>
          <table:table-cell table:formula="of:=BASE(BITLSHIFT([.B340];50)+BITLSHIFT([.C340];38)+BITLSHIFT([.D340];16)+[.E340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MC</text:p>
          </table:table-cell>
          <table:table-cell table:formula="of:=BASE(BITLSHIFT([.B341];50)+BITLSHIFT([.C341];38)+BITLSHIFT([.D341];16)+[.E341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MCmicro</text:p>
          </table:table-cell>
          <table:table-cell table:formula="of:=BASE(BITLSHIFT([.B342];50)+BITLSHIFT([.C342];38)+BITLSHIFT([.D342];16)+[.E342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SMMC</text:p>
          </table:table-cell>
          <table:table-cell table:formula="of:=BASE(BITLSHIFT([.B343];50)+BITLSHIFT([.C343];38)+BITLSHIFT([.D343];16)+[.E343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MCplus</text:p>
          </table:table-cell>
          <table:table-cell table:formula="of:=BASE(BITLSHIFT([.B344];50)+BITLSHIFT([.C344];38)+BITLSHIFT([.D344];16)+[.E344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MCmobile</text:p>
          </table:table-cell>
          <table:table-cell table:formula="of:=BASE(BITLSHIFT([.B345];50)+BITLSHIFT([.C345];38)+BITLSHIFT([.D345];16)+[.E345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LR1</text:p>
          </table:table-cell>
          <table:table-cell table:formula="of:=BASE(BITLSHIFT([.B346];50)+BITLSHIFT([.C346];38)+BITLSHIFT([.D346];16)+[.E346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LR1SL</text:p>
          </table:table-cell>
          <table:table-cell table:formula="of:=BASE(BITLSHIFT([.B347];50)+BITLSHIFT([.C347];38)+BITLSHIFT([.D347];16)+[.E347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LR3</text:p>
          </table:table-cell>
          <table:table-cell table:formula="of:=BASE(BITLSHIFT([.B348];50)+BITLSHIFT([.C348];38)+BITLSHIFT([.D348];16)+[.E348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LR1</text:p>
          </table:table-cell>
          <table:table-cell table:formula="of:=BASE(BITLSHIFT([.B349];50)+BITLSHIFT([.C349];38)+BITLSHIFT([.D349];16)+[.E349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LR2</text:p>
          </table:table-cell>
          <table:table-cell table:formula="of:=BASE(BITLSHIFT([.B350];50)+BITLSHIFT([.C350];38)+BITLSHIFT([.D350];16)+[.E350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LR3</text:p>
          </table:table-cell>
          <table:table-cell table:formula="of:=BASE(BITLSHIFT([.B351];50)+BITLSHIFT([.C351];38)+BITLSHIFT([.D351];16)+[.E351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LR32</text:p>
          </table:table-cell>
          <table:table-cell table:formula="of:=BASE(BITLSHIFT([.B352];50)+BITLSHIFT([.C352];38)+BITLSHIFT([.D352];16)+[.E352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LR32SL</text:p>
          </table:table-cell>
          <table:table-cell table:formula="of:=BASE(BITLSHIFT([.B353];50)+BITLSHIFT([.C353];38)+BITLSHIFT([.D353];16)+[.E353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LR4</text:p>
          </table:table-cell>
          <table:table-cell table:formula="of:=BASE(BITLSHIFT([.B354];50)+BITLSHIFT([.C354];38)+BITLSHIFT([.D354];16)+[.E354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LR5</text:p>
          </table:table-cell>
          <table:table-cell table:formula="of:=BASE(BITLSHIFT([.B355];50)+BITLSHIFT([.C355];38)+BITLSHIFT([.D355];16)+[.E355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LR5SL</text:p>
          </table:table-cell>
          <table:table-cell table:formula="of:=BASE(BITLSHIFT([.B356];50)+BITLSHIFT([.C356];38)+BITLSHIFT([.D356];16)+[.E356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LR6</text:p>
          </table:table-cell>
          <table:table-cell table:formula="of:=BASE(BITLSHIFT([.B357];50)+BITLSHIFT([.C357];38)+BITLSHIFT([.D357];16)+[.E357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LRtape7</text:p>
          </table:table-cell>
          <table:table-cell table:formula="of:=BASE(BITLSHIFT([.B358];50)+BITLSHIFT([.C358];38)+BITLSHIFT([.D358];16)+[.E358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LRtape7SL</text:p>
          </table:table-cell>
          <table:table-cell table:formula="of:=BASE(BITLSHIFT([.B359];50)+BITLSHIFT([.C359];38)+BITLSHIFT([.D359];16)+[.E359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LRtape24</text:p>
          </table:table-cell>
          <table:table-cell table:formula="of:=BASE(BITLSHIFT([.B360];50)+BITLSHIFT([.C360];38)+BITLSHIFT([.D360];16)+[.E360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LRtape24SL</text:p>
          </table:table-cell>
          <table:table-cell table:formula="of:=BASE(BITLSHIFT([.B361];50)+BITLSHIFT([.C361];38)+BITLSHIFT([.D361];16)+[.E361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LRtape40</text:p>
          </table:table-cell>
          <table:table-cell table:formula="of:=BASE(BITLSHIFT([.B362];50)+BITLSHIFT([.C362];38)+BITLSHIFT([.D362];16)+[.E362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LRtape50</text:p>
          </table:table-cell>
          <table:table-cell table:formula="of:=BASE(BITLSHIFT([.B363];50)+BITLSHIFT([.C363];38)+BITLSHIFT([.D363];16)+[.E363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LRtape60</text:p>
          </table:table-cell>
          <table:table-cell table:formula="of:=BASE(BITLSHIFT([.B364];50)+BITLSHIFT([.C364];38)+BITLSHIFT([.D364];16)+[.E364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LRtape75</text:p>
          </table:table-cell>
          <table:table-cell table:formula="of:=BASE(BITLSHIFT([.B365];50)+BITLSHIFT([.C365];38)+BITLSHIFT([.D365];16)+[.E365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LRtape100</text:p>
          </table:table-cell>
          <table:table-cell table:formula="of:=BASE(BITLSHIFT([.B366];50)+BITLSHIFT([.C366];38)+BITLSHIFT([.D366];16)+[.E366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LRtape140</text:p>
          </table:table-cell>
          <table:table-cell table:formula="of:=BASE(BITLSHIFT([.B367];50)+BITLSHIFT([.C367];38)+BITLSHIFT([.D367];16)+[.E367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QIC11</text:p>
          </table:table-cell>
          <table:table-cell table:formula="of:=BASE(BITLSHIFT([.B368];50)+BITLSHIFT([.C368];38)+BITLSHIFT([.D368];16)+[.E368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QIC120</text:p>
          </table:table-cell>
          <table:table-cell table:formula="of:=BASE(BITLSHIFT([.B369];50)+BITLSHIFT([.C369];38)+BITLSHIFT([.D369];16)+[.E369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QIC1350</text:p>
          </table:table-cell>
          <table:table-cell table:formula="of:=BASE(BITLSHIFT([.B370];50)+BITLSHIFT([.C370];38)+BITLSHIFT([.D370];16)+[.E370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QIC150</text:p>
          </table:table-cell>
          <table:table-cell table:formula="of:=BASE(BITLSHIFT([.B371];50)+BITLSHIFT([.C371];38)+BITLSHIFT([.D371];16)+[.E371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QIC24</text:p>
          </table:table-cell>
          <table:table-cell table:formula="of:=BASE(BITLSHIFT([.B372];50)+BITLSHIFT([.C372];38)+BITLSHIFT([.D372];16)+[.E372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QIC3010</text:p>
          </table:table-cell>
          <table:table-cell table:formula="of:=BASE(BITLSHIFT([.B373];50)+BITLSHIFT([.C373];38)+BITLSHIFT([.D373];16)+[.E373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QIC3020</text:p>
          </table:table-cell>
          <table:table-cell table:formula="of:=BASE(BITLSHIFT([.B374];50)+BITLSHIFT([.C374];38)+BITLSHIFT([.D374];16)+[.E374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QIC3080</text:p>
          </table:table-cell>
          <table:table-cell table:formula="of:=BASE(BITLSHIFT([.B375];50)+BITLSHIFT([.C375];38)+BITLSHIFT([.D375];16)+[.E375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QIC3095</text:p>
          </table:table-cell>
          <table:table-cell table:formula="of:=BASE(BITLSHIFT([.B376];50)+BITLSHIFT([.C376];38)+BITLSHIFT([.D376];16)+[.E376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QIC320</text:p>
          </table:table-cell>
          <table:table-cell table:formula="of:=BASE(BITLSHIFT([.B377];50)+BITLSHIFT([.C377];38)+BITLSHIFT([.D377];16)+[.E377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QIC40</text:p>
          </table:table-cell>
          <table:table-cell table:formula="of:=BASE(BITLSHIFT([.B378];50)+BITLSHIFT([.C378];38)+BITLSHIFT([.D378];16)+[.E378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QIC525</text:p>
          </table:table-cell>
          <table:table-cell table:formula="of:=BASE(BITLSHIFT([.B379];50)+BITLSHIFT([.C379];38)+BITLSHIFT([.D379];16)+[.E379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QIC80</text:p>
          </table:table-cell>
          <table:table-cell table:formula="of:=BASE(BITLSHIFT([.B380];50)+BITLSHIFT([.C380];38)+BITLSHIFT([.D380];16)+[.E380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TK4480</text:p>
          </table:table-cell>
          <table:table-cell table:formula="of:=BASE(BITLSHIFT([.B381];50)+BITLSHIFT([.C381];38)+BITLSHIFT([.D381];16)+[.E381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TK4490</text:p>
          </table:table-cell>
          <table:table-cell table:formula="of:=BASE(BITLSHIFT([.B382];50)+BITLSHIFT([.C382];38)+BITLSHIFT([.D382];16)+[.E382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TK9490</text:p>
          </table:table-cell>
          <table:table-cell table:formula="of:=BASE(BITLSHIFT([.B383];50)+BITLSHIFT([.C383];38)+BITLSHIFT([.D383];16)+[.E383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9840A</text:p>
          </table:table-cell>
          <table:table-cell table:formula="of:=BASE(BITLSHIFT([.B384];50)+BITLSHIFT([.C384];38)+BITLSHIFT([.D384];16)+[.E384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9840B</text:p>
          </table:table-cell>
          <table:table-cell table:formula="of:=BASE(BITLSHIFT([.B385];50)+BITLSHIFT([.C385];38)+BITLSHIFT([.D385];16)+[.E385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9840C</text:p>
          </table:table-cell>
          <table:table-cell table:formula="of:=BASE(BITLSHIFT([.B386];50)+BITLSHIFT([.C386];38)+BITLSHIFT([.D386];16)+[.E386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9840D</text:p>
          </table:table-cell>
          <table:table-cell table:formula="of:=BASE(BITLSHIFT([.B387];50)+BITLSHIFT([.C387];38)+BITLSHIFT([.D387];16)+[.E387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9940A</text:p>
          </table:table-cell>
          <table:table-cell table:formula="of:=BASE(BITLSHIFT([.B388];50)+BITLSHIFT([.C388];38)+BITLSHIFT([.D388];16)+[.E388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9940B</text:p>
          </table:table-cell>
          <table:table-cell table:formula="of:=BASE(BITLSHIFT([.B389];50)+BITLSHIFT([.C389];38)+BITLSHIFT([.D389];16)+[.E389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10000A</text:p>
          </table:table-cell>
          <table:table-cell table:formula="of:=BASE(BITLSHIFT([.B390];50)+BITLSHIFT([.C390];38)+BITLSHIFT([.D390];16)+[.E390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10000B</text:p>
          </table:table-cell>
          <table:table-cell table:formula="of:=BASE(BITLSHIFT([.B391];50)+BITLSHIFT([.C391];38)+BITLSHIFT([.D391];16)+[.E391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10000C</text:p>
          </table:table-cell>
          <table:table-cell table:formula="of:=BASE(BITLSHIFT([.B392];50)+BITLSHIFT([.C392];38)+BITLSHIFT([.D392];16)+[.E392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10000D</text:p>
          </table:table-cell>
          <table:table-cell table:formula="of:=BASE(BITLSHIFT([.B393];50)+BITLSHIFT([.C393];38)+BITLSHIFT([.D393];16)+[.E393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ravan</text:p>
          </table:table-cell>
          <table:table-cell table:formula="of:=BASE(BITLSHIFT([.B394];50)+BITLSHIFT([.C394];38)+BITLSHIFT([.D394];16)+[.E394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ravan1Ex</text:p>
          </table:table-cell>
          <table:table-cell table:formula="of:=BASE(BITLSHIFT([.B395];50)+BITLSHIFT([.C395];38)+BITLSHIFT([.D395];16)+[.E395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ravan3</text:p>
          </table:table-cell>
          <table:table-cell table:formula="of:=BASE(BITLSHIFT([.B396];50)+BITLSHIFT([.C396];38)+BITLSHIFT([.D396];16)+[.E396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ravan3Ex</text:p>
          </table:table-cell>
          <table:table-cell table:formula="of:=BASE(BITLSHIFT([.B397];50)+BITLSHIFT([.C397];38)+BITLSHIFT([.D397];16)+[.E397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ravan4</text:p>
          </table:table-cell>
          <table:table-cell table:formula="of:=BASE(BITLSHIFT([.B398];50)+BITLSHIFT([.C398];38)+BITLSHIFT([.D398];16)+[.E398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ravan5</text:p>
          </table:table-cell>
          <table:table-cell table:formula="of:=BASE(BITLSHIFT([.B399];50)+BITLSHIFT([.C399];38)+BITLSHIFT([.D399];16)+[.E399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ravan7</text:p>
          </table:table-cell>
          <table:table-cell table:formula="of:=BASE(BITLSHIFT([.B400];50)+BITLSHIFT([.C400];38)+BITLSHIFT([.D400];16)+[.E400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VXA1</text:p>
          </table:table-cell>
          <table:table-cell table:formula="of:=BASE(BITLSHIFT([.B401];50)+BITLSHIFT([.C401];38)+BITLSHIFT([.D401];16)+[.E401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VXA2</text:p>
          </table:table-cell>
          <table:table-cell table:formula="of:=BASE(BITLSHIFT([.B402];50)+BITLSHIFT([.C402];38)+BITLSHIFT([.D402];16)+[.E402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VXA3</text:p>
          </table:table-cell>
          <table:table-cell table:formula="of:=BASE(BITLSHIFT([.B403];50)+BITLSHIFT([.C403];38)+BITLSHIFT([.D403];16)+[.E403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153</text:p>
          </table:table-cell>
          <table:table-cell table:formula="of:=BASE(BITLSHIFT([.B404];50)+BITLSHIFT([.C404];38)+BITLSHIFT([.D404];16)+[.E404];16)" office:value-type="string" office:string-value="0" calcext:value-type="string">
            <text:p>0</text:p>
          </table:table-cell>
          <table:table-cell office:value-type="string" calcext:value-type="string">
            <text:p>5,25", M.O., WORM, 650Mb, 318750 sectors, 1024 bytes/sector, ECMA-153, ISO 115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153_512</text:p>
          </table:table-cell>
          <table:table-cell table:formula="of:=BASE(BITLSHIFT([.B405];50)+BITLSHIFT([.C405];38)+BITLSHIFT([.D405];16)+[.E405];16)" office:value-type="string" office:string-value="0" calcext:value-type="string">
            <text:p>0</text:p>
          </table:table-cell>
          <table:table-cell office:value-type="string" calcext:value-type="string">
            <text:p>5,25", M.O., WORM, 600Mb, 581250 sectors, 512 bytes/sector, ECMA-153, ISO 115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154</text:p>
          </table:table-cell>
          <table:table-cell table:formula="of:=BASE(BITLSHIFT([.B406];50)+BITLSHIFT([.C406];38)+BITLSHIFT([.D406];16)+[.E406];16)" office:value-type="string" office:string-value="0" calcext:value-type="string">
            <text:p>0</text:p>
          </table:table-cell>
          <table:table-cell office:value-type="string" calcext:value-type="string">
            <text:p>3,5", M.O., RW, 128Mb, 248826 sectors, 512 bytes/sector, ECMA-154, ISO 100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183_512</text:p>
          </table:table-cell>
          <table:table-cell table:formula="of:=BASE(BITLSHIFT([.B407];50)+BITLSHIFT([.C407];38)+BITLSHIFT([.D407];16)+[.E407];16)" office:value-type="string" office:string-value="0" calcext:value-type="string">
            <text:p>0</text:p>
          </table:table-cell>
          <table:table-cell office:value-type="string" calcext:value-type="string">
            <text:p>5,25", M.O., RW/WORM, 1Gb, 904995 sectors, 512 bytes/sector, ECMA-183, ISO 134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183</text:p>
          </table:table-cell>
          <table:table-cell table:formula="of:=BASE(BITLSHIFT([.B408];50)+BITLSHIFT([.C408];38)+BITLSHIFT([.D408];16)+[.E408];16)" office:value-type="string" office:string-value="0" calcext:value-type="string">
            <text:p>0</text:p>
          </table:table-cell>
          <table:table-cell office:value-type="string" calcext:value-type="string">
            <text:p>5,25", M.O., RW/WORM, 1Gb, 498526 sectors, 1024 bytes/sector, ECMA-183, ISO 134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184_512</text:p>
          </table:table-cell>
          <table:table-cell table:formula="of:=BASE(BITLSHIFT([.B409];50)+BITLSHIFT([.C409];38)+BITLSHIFT([.D409];16)+[.E409];16)" office:value-type="string" office:string-value="0" calcext:value-type="string">
            <text:p>0</text:p>
          </table:table-cell>
          <table:table-cell office:value-type="string" calcext:value-type="string">
            <text:p>5,25", M.O., RW/WORM, 1.2Gb, 1165600 sectors, 512 bytes/sector, ECMA-184, ISO 13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184</text:p>
          </table:table-cell>
          <table:table-cell table:formula="of:=BASE(BITLSHIFT([.B410];50)+BITLSHIFT([.C410];38)+BITLSHIFT([.D410];16)+[.E410];16)" office:value-type="string" office:string-value="0" calcext:value-type="string">
            <text:p>0</text:p>
          </table:table-cell>
          <table:table-cell office:value-type="string" calcext:value-type="string">
            <text:p>5,25", M.O., RW/WORM, 1.3Gb, 639200 sectors, 1024 bytes/sector, ECMA-184, ISO 13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189</text:p>
          </table:table-cell>
          <table:table-cell table:formula="of:=BASE(BITLSHIFT([.B411];50)+BITLSHIFT([.C411];38)+BITLSHIFT([.D411];16)+[.E411];16)" office:value-type="string" office:string-value="0" calcext:value-type="string">
            <text:p>0</text:p>
          </table:table-cell>
          <table:table-cell office:value-type="string" calcext:value-type="string">
            <text:p>300mm, M.O., WORM, ??? sectors, 1024 bytes/sector, ECMA-189, ISO 136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190</text:p>
          </table:table-cell>
          <table:table-cell table:formula="of:=BASE(BITLSHIFT([.B412];50)+BITLSHIFT([.C412];38)+BITLSHIFT([.D412];16)+[.E412];16)" office:value-type="string" office:string-value="0" calcext:value-type="string">
            <text:p>0</text:p>
          </table:table-cell>
          <table:table-cell office:value-type="string" calcext:value-type="string">
            <text:p>300mm, M.O., WORM, ??? sectors, 1024 bytes/sector, ECMA-190, ISO 13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195</text:p>
          </table:table-cell>
          <table:table-cell table:formula="of:=BASE(BITLSHIFT([.B413];50)+BITLSHIFT([.C413];38)+BITLSHIFT([.D413];16)+[.E413];16)" office:value-type="string" office:string-value="0" calcext:value-type="string">
            <text:p>0</text:p>
          </table:table-cell>
          <table:table-cell office:value-type="string" calcext:value-type="string">
            <text:p>5,25", M.O., RW/WORM, 936921 or 948770 sectors, 1024 bytes/sector, ECMA-195, ISO 138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195_512</text:p>
          </table:table-cell>
          <table:table-cell table:formula="of:=BASE(BITLSHIFT([.B414];50)+BITLSHIFT([.C414];38)+BITLSHIFT([.D414];16)+[.E414];16)" office:value-type="string" office:string-value="0" calcext:value-type="string">
            <text:p>0</text:p>
          </table:table-cell>
          <table:table-cell office:value-type="string" calcext:value-type="string">
            <text:p>5,25", M.O., RW/WORM, 1644581 or 1647371 sectors, 512 bytes/sector, ECMA-195, ISO 138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201</text:p>
          </table:table-cell>
          <table:table-cell table:formula="of:=BASE(BITLSHIFT([.B415];50)+BITLSHIFT([.C415];38)+BITLSHIFT([.D415];16)+[.E415];16)" office:value-type="string" office:string-value="0" calcext:value-type="string">
            <text:p>0</text:p>
          </table:table-cell>
          <table:table-cell office:value-type="string" calcext:value-type="string">
            <text:p>3,5", M.O., 446325 sectors, 512 bytes/sector, ECMA-201, ISO 139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201_ROM</text:p>
          </table:table-cell>
          <table:table-cell table:formula="of:=BASE(BITLSHIFT([.B416];50)+BITLSHIFT([.C416];38)+BITLSHIFT([.D416];16)+[.E416];16)" office:value-type="string" office:string-value="0" calcext:value-type="string">
            <text:p>0</text:p>
          </table:table-cell>
          <table:table-cell office:value-type="string" calcext:value-type="string">
            <text:p>3,5", M.O., 429975 sectors, 512 bytes/sector, embossed, ISO 139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223</text:p>
          </table:table-cell>
          <table:table-cell table:formula="of:=BASE(BITLSHIFT([.B417];50)+BITLSHIFT([.C417];38)+BITLSHIFT([.D417];16)+[.E417];16)" office:value-type="string" office:string-value="0" calcext:value-type="string">
            <text:p>0</text:p>
          </table:table-cell>
          <table:table-cell office:value-type="string" calcext:value-type="string">
            <text:p>3,5", M.O., 371371 sectors, 1024 bytes/sector, ECMA-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223_512</text:p>
          </table:table-cell>
          <table:table-cell table:formula="of:=BASE(BITLSHIFT([.B418];50)+BITLSHIFT([.C418];38)+BITLSHIFT([.D418];16)+[.E418];16)" office:value-type="string" office:string-value="0" calcext:value-type="string">
            <text:p>0</text:p>
          </table:table-cell>
          <table:table-cell office:value-type="string" calcext:value-type="string">
            <text:p>3,5", M.O., 694929 sectors, 512 bytes/sector, ECMA-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238</text:p>
          </table:table-cell>
          <table:table-cell table:formula="of:=BASE(BITLSHIFT([.B419];50)+BITLSHIFT([.C419];38)+BITLSHIFT([.D419];16)+[.E419];16)" office:value-type="string" office:string-value="0" calcext:value-type="string">
            <text:p>0</text:p>
          </table:table-cell>
          <table:table-cell office:value-type="string" calcext:value-type="string">
            <text:p>5,25", M.O., 1244621 sectors, 1024 bytes/sector, ECMA-238, ISO 154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239</text:p>
          </table:table-cell>
          <table:table-cell table:formula="of:=BASE(BITLSHIFT([.B420];50)+BITLSHIFT([.C420];38)+BITLSHIFT([.D420];16)+[.E420];16)" office:value-type="string" office:string-value="0" calcext:value-type="string">
            <text:p>0</text:p>
          </table:table-cell>
          <table:table-cell office:value-type="string" calcext:value-type="string">
            <text:p>3,5", M.O., 310352, 320332 or 321100 sectors, 2048 bytes/sector, ECMA-239, ISO 154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260</text:p>
          </table:table-cell>
          <table:table-cell table:formula="of:=BASE(BITLSHIFT([.B421];50)+BITLSHIFT([.C421];38)+BITLSHIFT([.D421];16)+[.E421];16)" office:value-type="string" office:string-value="0" calcext:value-type="string">
            <text:p>0</text:p>
          </table:table-cell>
          <table:table-cell office:value-type="string" calcext:value-type="string">
            <text:p>356mm, M.O., 14476734 sectors, 1024 bytes/sector, ECMA-260, ISO 158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260_Double</text:p>
          </table:table-cell>
          <table:table-cell table:formula="of:=BASE(BITLSHIFT([.B422];50)+BITLSHIFT([.C422];38)+BITLSHIFT([.D422];16)+[.E422];16)" office:value-type="string" office:string-value="0" calcext:value-type="string">
            <text:p>0</text:p>
          </table:table-cell>
          <table:table-cell office:value-type="string" calcext:value-type="string">
            <text:p>356mm, M.O., 24445990 sectors, 1024 bytes/sector, ECMA-260, ISO 158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280</text:p>
          </table:table-cell>
          <table:table-cell table:formula="of:=BASE(BITLSHIFT([.B423];50)+BITLSHIFT([.C423];38)+BITLSHIFT([.D423];16)+[.E423];16)" office:value-type="string" office:string-value="0" calcext:value-type="string">
            <text:p>0</text:p>
          </table:table-cell>
          <table:table-cell office:value-type="string" calcext:value-type="string">
            <text:p>5,25", M.O., 1128134 sectors, 2048 bytes/sector, ECMA-280, ISO 180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317</text:p>
          </table:table-cell>
          <table:table-cell table:formula="of:=BASE(BITLSHIFT([.B424];50)+BITLSHIFT([.C424];38)+BITLSHIFT([.D424];16)+[.E424];16)" office:value-type="string" office:string-value="0" calcext:value-type="string">
            <text:p>0</text:p>
          </table:table-cell>
          <table:table-cell office:value-type="string" calcext:value-type="string">
            <text:p>300mm, M.O., 7355716 sectors, 2048 bytes/sector, ECMA-317, ISO 20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322</text:p>
          </table:table-cell>
          <table:table-cell table:formula="of:=BASE(BITLSHIFT([.B425];50)+BITLSHIFT([.C425];38)+BITLSHIFT([.D425];16)+[.E425];16)" office:value-type="string" office:string-value="0" calcext:value-type="string">
            <text:p>0</text:p>
          </table:table-cell>
          <table:table-cell office:value-type="string" calcext:value-type="string">
            <text:p>5,25", M.O., 1095840 sectors, 4096 bytes/sector, ECMA-322, ISO 22092, 9.1Gb/c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322_2k</text:p>
          </table:table-cell>
          <table:table-cell table:formula="of:=BASE(BITLSHIFT([.B426];50)+BITLSHIFT([.C426];38)+BITLSHIFT([.D426];16)+[.E426];16)" office:value-type="string" office:string-value="0" calcext:value-type="string">
            <text:p>0</text:p>
          </table:table-cell>
          <table:table-cell office:value-type="string" calcext:value-type="string">
            <text:p>5,25", M.O., 2043664 sectors, 2048 bytes/sector, ECMA-322, ISO 22092, 8.6Gb/c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igaMo</text:p>
          </table:table-cell>
          <table:table-cell table:formula="of:=BASE(BITLSHIFT([.B427];50)+BITLSHIFT([.C427];38)+BITLSHIFT([.D427];16)+[.E427];16)" office:value-type="string" office:string-value="0" calcext:value-type="string">
            <text:p>0</text:p>
          </table:table-cell>
          <table:table-cell office:value-type="string" calcext:value-type="string">
            <text:p>3,5", M.O., 605846 sectors, 2048 bytes/sector, Cherry Book, GigaMo, ECMA-351, ISO 17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igaMo2</text:p>
          </table:table-cell>
          <table:table-cell table:formula="of:=BASE(BITLSHIFT([.B428];50)+BITLSHIFT([.C428];38)+BITLSHIFT([.D428];16)+[.E428];16)" office:value-type="string" office:string-value="0" calcext:value-type="string">
            <text:p>0</text:p>
          </table:table-cell>
          <table:table-cell office:value-type="string" calcext:value-type="string">
            <text:p>3,5", M.O., 1063146 sectors, 2048 bytes/sector, Cherry Book 2, GigaMo 2, ECMA-353, ISO 225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SO_15286</text:p>
          </table:table-cell>
          <table:table-cell table:formula="of:=BASE(BITLSHIFT([.B429];50)+BITLSHIFT([.C429];38)+BITLSHIFT([.D429];16)+[.E429];16)" office:value-type="string" office:string-value="0" calcext:value-type="string">
            <text:p>0</text:p>
          </table:table-cell>
          <table:table-cell office:value-type="string" calcext:value-type="string">
            <text:p>5,25", M.O., 1263472 sectors, 2048 bytes/sector, ISO 15286, 5.2Gb/c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SO_15286_1024</text:p>
          </table:table-cell>
          <table:table-cell table:formula="of:=BASE(BITLSHIFT([.B430];50)+BITLSHIFT([.C430];38)+BITLSHIFT([.D430];16)+[.E430];16)" office:value-type="string" office:string-value="0" calcext:value-type="string">
            <text:p>0</text:p>
          </table:table-cell>
          <table:table-cell office:value-type="string" calcext:value-type="string">
            <text:p>5,25", M.O., 2319786 sectors, 1024 bytes/sector, ISO 15286, 4.8Gb/c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SO_15286_512</text:p>
          </table:table-cell>
          <table:table-cell table:formula="of:=BASE(BITLSHIFT([.B431];50)+BITLSHIFT([.C431];38)+BITLSHIFT([.D431];16)+[.E431];16)" office:value-type="string" office:string-value="0" calcext:value-type="string">
            <text:p>0</text:p>
          </table:table-cell>
          <table:table-cell office:value-type="string" calcext:value-type="string">
            <text:p>5,25", M.O., ??????? sectors, 512 bytes/sector, ISO 15286, 4.1Gb/c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SO_10089</text:p>
          </table:table-cell>
          <table:table-cell table:formula="of:=BASE(BITLSHIFT([.B432];50)+BITLSHIFT([.C432];38)+BITLSHIFT([.D432];16)+[.E432];16)" office:value-type="string" office:string-value="0" calcext:value-type="string">
            <text:p>0</text:p>
          </table:table-cell>
          <table:table-cell office:value-type="string" calcext:value-type="string">
            <text:p>5,25", M.O., 314569 sectors, 1024 bytes/sector, ISO 10089, 650Mb/c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SO_10089_512</text:p>
          </table:table-cell>
          <table:table-cell table:formula="of:=BASE(BITLSHIFT([.B433];50)+BITLSHIFT([.C433];38)+BITLSHIFT([.D433];16)+[.E433];16)" office:value-type="string" office:string-value="0" calcext:value-type="string">
            <text:p>0</text:p>
          </table:table-cell>
          <table:table-cell office:value-type="string" calcext:value-type="string">
            <text:p>5,25", M.O., ?????? sectors, 512 bytes/sector, ISO 10089, 594Mb/c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mpactFloppy</text:p>
          </table:table-cell>
          <table:table-cell table:formula="of:=BASE(BITLSHIFT([.B434];50)+BITLSHIFT([.C434];38)+BITLSHIFT([.D434];16)+[.E434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miDiskette</text:p>
          </table:table-cell>
          <table:table-cell table:formula="of:=BASE(BITLSHIFT([.B435];50)+BITLSHIFT([.C435];38)+BITLSHIFT([.D435];16)+[.E435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loptical</text:p>
          </table:table-cell>
          <table:table-cell table:formula="of:=BASE(BITLSHIFT([.B436];50)+BITLSHIFT([.C436];38)+BITLSHIFT([.D436];16)+[.E436];16)" office:value-type="string" office:string-value="0" calcext:value-type="string">
            <text:p>0</text:p>
          </table:table-cell>
          <table:table-cell office:value-type="string" calcext:value-type="string">
            <text:p>3.5", 652 tracks, 2 sides, 512 bytes/sector, Floptical, ECMA-207, ISO 14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iFD</text:p>
          </table:table-cell>
          <table:table-cell table:formula="of:=BASE(BITLSHIFT([.B437];50)+BITLSHIFT([.C437];38)+BITLSHIFT([.D437];16)+[.E437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QuickDisk</text:p>
          </table:table-cell>
          <table:table-cell table:formula="of:=BASE(BITLSHIFT([.B438];50)+BITLSHIFT([.C438];38)+BITLSHIFT([.D438];16)+[.E438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UHD144</text:p>
          </table:table-cell>
          <table:table-cell table:formula="of:=BASE(BITLSHIFT([.B439];50)+BITLSHIFT([.C439];38)+BITLSHIFT([.D439];16)+[.E439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VideoFloppy</text:p>
          </table:table-cell>
          <table:table-cell table:formula="of:=BASE(BITLSHIFT([.B440];50)+BITLSHIFT([.C440];38)+BITLSHIFT([.D440];16)+[.E440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afer</text:p>
          </table:table-cell>
          <table:table-cell table:formula="of:=BASE(BITLSHIFT([.B441];50)+BITLSHIFT([.C441];38)+BITLSHIFT([.D441];16)+[.E441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ZXMicrodrive</text:p>
          </table:table-cell>
          <table:table-cell table:formula="of:=BASE(BITLSHIFT([.B442];50)+BITLSHIFT([.C442];38)+BITLSHIFT([.D442];16)+[.E442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eeCard</text:p>
          </table:table-cell>
          <table:table-cell table:formula="of:=BASE(BITLSHIFT([.B443];50)+BITLSHIFT([.C443];38)+BITLSHIFT([.D443];16)+[.E443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orsu</text:p>
          </table:table-cell>
          <table:table-cell table:formula="of:=BASE(BITLSHIFT([.B444];50)+BITLSHIFT([.C444];38)+BITLSHIFT([.D444];16)+[.E444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ataStore</text:p>
          </table:table-cell>
          <table:table-cell table:formula="of:=BASE(BITLSHIFT([.B445];50)+BITLSHIFT([.C445];38)+BITLSHIFT([.D445];16)+[.E445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IR</text:p>
          </table:table-cell>
          <table:table-cell table:formula="of:=BASE(BITLSHIFT([.B446];50)+BITLSHIFT([.C446];38)+BITLSHIFT([.D446];16)+[.E446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ST</text:p>
          </table:table-cell>
          <table:table-cell table:formula="of:=BASE(BITLSHIFT([.B447];50)+BITLSHIFT([.C447];38)+BITLSHIFT([.D447];16)+[.E447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TF</text:p>
          </table:table-cell>
          <table:table-cell table:formula="of:=BASE(BITLSHIFT([.B448];50)+BITLSHIFT([.C448];38)+BITLSHIFT([.D448];16)+[.E448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TF2</text:p>
          </table:table-cell>
          <table:table-cell table:formula="of:=BASE(BITLSHIFT([.B449];50)+BITLSHIFT([.C449];38)+BITLSHIFT([.D449];16)+[.E449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lextra3020</text:p>
          </table:table-cell>
          <table:table-cell table:formula="of:=BASE(BITLSHIFT([.B450];50)+BITLSHIFT([.C450];38)+BITLSHIFT([.D450];16)+[.E450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lextra3225</text:p>
          </table:table-cell>
          <table:table-cell table:formula="of:=BASE(BITLSHIFT([.B451];50)+BITLSHIFT([.C451];38)+BITLSHIFT([.D451];16)+[.E451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iTC1</text:p>
          </table:table-cell>
          <table:table-cell table:formula="of:=BASE(BITLSHIFT([.B452];50)+BITLSHIFT([.C452];38)+BITLSHIFT([.D452];16)+[.E452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iTC2</text:p>
          </table:table-cell>
          <table:table-cell table:formula="of:=BASE(BITLSHIFT([.B453];50)+BITLSHIFT([.C453];38)+BITLSHIFT([.D453];16)+[.E453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T1</text:p>
          </table:table-cell>
          <table:table-cell table:formula="of:=BASE(BITLSHIFT([.B454];50)+BITLSHIFT([.C454];38)+BITLSHIFT([.D454];16)+[.E454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iniCard</text:p>
          </table:table-cell>
          <table:table-cell table:formula="of:=BASE(BITLSHIFT([.B455];50)+BITLSHIFT([.C455];38)+BITLSHIFT([.D455];16)+[.E455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rb</text:p>
          </table:table-cell>
          <table:table-cell table:formula="of:=BASE(BITLSHIFT([.B456];50)+BITLSHIFT([.C456];38)+BITLSHIFT([.D456];16)+[.E456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rb5</text:p>
          </table:table-cell>
          <table:table-cell table:formula="of:=BASE(BITLSHIFT([.B457];50)+BITLSHIFT([.C457];38)+BITLSHIFT([.D457];16)+[.E457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martMedia</text:p>
          </table:table-cell>
          <table:table-cell table:formula="of:=BASE(BITLSHIFT([.B458];50)+BITLSHIFT([.C458];38)+BITLSHIFT([.D458];16)+[.E458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D</text:p>
          </table:table-cell>
          <table:table-cell table:formula="of:=BASE(BITLSHIFT([.B459];50)+BITLSHIFT([.C459];38)+BITLSHIFT([.D459];16)+[.E459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QD</text:p>
          </table:table-cell>
          <table:table-cell table:formula="of:=BASE(BITLSHIFT([.B460];50)+BITLSHIFT([.C460];38)+BITLSHIFT([.D460];16)+[.E460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ataPlay</text:p>
          </table:table-cell>
          <table:table-cell table:formula="of:=BASE(BITLSHIFT([.B461];50)+BITLSHIFT([.C461];38)+BITLSHIFT([.D461];16)+[.E461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ppleProfile</text:p>
          </table:table-cell>
          <table:table-cell table:formula="of:=BASE(BITLSHIFT([.B462];50)+BITLSHIFT([.C462];38)+BITLSHIFT([.D462];16)+[.E462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ppleWidget</text:p>
          </table:table-cell>
          <table:table-cell table:formula="of:=BASE(BITLSHIFT([.B463];50)+BITLSHIFT([.C463];38)+BITLSHIFT([.D463];16)+[.E463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ppleHD20</text:p>
          </table:table-cell>
          <table:table-cell table:formula="of:=BASE(BITLSHIFT([.B464];50)+BITLSHIFT([.C464];38)+BITLSHIFT([.D464];16)+[.E464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riamDataTower</text:p>
          </table:table-cell>
          <table:table-cell table:formula="of:=BASE(BITLSHIFT([.B465];50)+BITLSHIFT([.C465];38)+BITLSHIFT([.D465];16)+[.E465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ippin</text:p>
          </table:table-cell>
          <table:table-cell table:formula="of:=BASE(BITLSHIFT([.B466];50)+BITLSHIFT([.C466];38)+BITLSHIFT([.D466];16)+[.E466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A60</text:p>
          </table:table-cell>
          <table:table-cell table:formula="of:=BASE(BITLSHIFT([.B467];50)+BITLSHIFT([.C467];38)+BITLSHIFT([.D467];16)+[.E467];16)" office:value-type="string" office:string-value="0" calcext:value-type="string">
            <text:p>0</text:p>
          </table:table-cell>
          <table:table-cell office:value-type="string" calcext:value-type="string">
            <text:p>2382 cylinders, 4 tracks/cylinder, 42 sectors/track, 128 words/sector, 32 bits/word, 512 bytes/sector, 204890112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A80</text:p>
          </table:table-cell>
          <table:table-cell table:formula="of:=BASE(BITLSHIFT([.B468];50)+BITLSHIFT([.C468];38)+BITLSHIFT([.D468];16)+[.E468];16)" office:value-type="string" office:string-value="0" calcext:value-type="string">
            <text:p>0</text:p>
          </table:table-cell>
          <table:table-cell office:value-type="string" calcext:value-type="string">
            <text:p>546 cylinders, 14 tracks/cylinder, 31 sectors/track, 128 words/sector, 32 bits/word, 512 bytes/sector, 121325568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A81</text:p>
          </table:table-cell>
          <table:table-cell table:formula="of:=BASE(BITLSHIFT([.B469];50)+BITLSHIFT([.C469];38)+BITLSHIFT([.D469];16)+[.E469];16)" office:value-type="string" office:string-value="0" calcext:value-type="string">
            <text:p>0</text:p>
          </table:table-cell>
          <table:table-cell office:value-type="string" calcext:value-type="string">
            <text:p>1248 cylinders, 14 tracks/cylinder, 51 sectors/track, 128 words/sector, 32 bits/word, 512 bytes/sector, 456228864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C25</text:p>
          </table:table-cell>
          <table:table-cell table:formula="of:=BASE(BITLSHIFT([.B470];50)+BITLSHIFT([.C470];38)+BITLSHIFT([.D470];16)+[.E470];16)" office:value-type="string" office:string-value="0" calcext:value-type="string">
            <text:p>0</text:p>
          </table:table-cell>
          <table:table-cell office:value-type="string" calcext:value-type="string">
            <text:p>302 cylinders, 4 tracks/cylinder, 42 sectors/track, 128 words/sector, 32 bits/word, 512 bytes/sector, 25976832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D31</text:p>
          </table:table-cell>
          <table:table-cell table:formula="of:=BASE(BITLSHIFT([.B471];50)+BITLSHIFT([.C471];38)+BITLSHIFT([.D471];16)+[.E471];16)" office:value-type="string" office:string-value="0" calcext:value-type="string">
            <text:p>0</text:p>
          </table:table-cell>
          <table:table-cell office:value-type="string" calcext:value-type="string">
            <text:p>615 cylinders, 4 tracks/cylinder, 17 sectors/track, 128 words/sector, 32 bits/word, 512 bytes/sector, 21411840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D32</text:p>
          </table:table-cell>
          <table:table-cell table:formula="of:=BASE(BITLSHIFT([.B472];50)+BITLSHIFT([.C472];38)+BITLSHIFT([.D472];16)+[.E472];16)" office:value-type="string" office:string-value="0" calcext:value-type="string">
            <text:p>0</text:p>
          </table:table-cell>
          <table:table-cell office:value-type="string" calcext:value-type="string">
            <text:p>820 cylinders, 6 tracks/cylinder, 17 sectors/track, 128 words/sector, 32 bits/word, 512 bytes/sector, 42823680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D51</text:p>
          </table:table-cell>
          <table:table-cell table:formula="of:=BASE(BITLSHIFT([.B473];50)+BITLSHIFT([.C473];38)+BITLSHIFT([.D473];16)+[.E473];16)" office:value-type="string" office:string-value="0" calcext:value-type="string">
            <text:p>0</text:p>
          </table:table-cell>
          <table:table-cell office:value-type="string" calcext:value-type="string">
            <text:p>306 cylinders, 4 tracks/cylinder, 17 sectors/track, 128 words/sector, 32 bits/word, 512 bytes/sector, 10653696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D52</text:p>
          </table:table-cell>
          <table:table-cell table:formula="of:=BASE(BITLSHIFT([.B474];50)+BITLSHIFT([.C474];38)+BITLSHIFT([.D474];16)+[.E474];16)" office:value-type="string" office:string-value="0" calcext:value-type="string">
            <text:p>0</text:p>
          </table:table-cell>
          <table:table-cell office:value-type="string" calcext:value-type="string">
            <text:p>480 cylinders, 7 tracks/cylinder, 18 sectors/track, 128 words/sector, 32 bits/word, 512 bytes/sector, 30965760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D53</text:p>
          </table:table-cell>
          <table:table-cell table:formula="of:=BASE(BITLSHIFT([.B475];50)+BITLSHIFT([.C475];38)+BITLSHIFT([.D475];16)+[.E475];16)" office:value-type="string" office:string-value="0" calcext:value-type="string">
            <text:p>0</text:p>
          </table:table-cell>
          <table:table-cell office:value-type="string" calcext:value-type="string">
            <text:p>1024 cylinders, 7 tracks/cylinder, 18 sectors/track, 128 words/sector, 32 bits/word, 512 bytes/sector, 75497472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D54</text:p>
          </table:table-cell>
          <table:table-cell table:formula="of:=BASE(BITLSHIFT([.B476];50)+BITLSHIFT([.C476];38)+BITLSHIFT([.D476];16)+[.E476];16)" office:value-type="string" office:string-value="0" calcext:value-type="string">
            <text:p>0</text:p>
          </table:table-cell>
          <table:table-cell office:value-type="string" calcext:value-type="string">
            <text:p>1225 cylinders, 8 tracks/cylinder, 18 sectors/track, 128 words/sector, 32 bits/word, 512 bytes/sector, 159936000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K06</text:p>
          </table:table-cell>
          <table:table-cell table:formula="of:=BASE(BITLSHIFT([.B477];50)+BITLSHIFT([.C477];38)+BITLSHIFT([.D477];16)+[.E477];16)" office:value-type="string" office:string-value="0" calcext:value-type="string">
            <text:p>0</text:p>
          </table:table-cell>
          <table:table-cell office:value-type="string" calcext:value-type="string">
            <text:p>411 cylinders, 3 tracks/cylinder, 22 sectors/track, 256 words/sector, 16 bits/word, 512 bytes/sector, 13888512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K06_18</text:p>
          </table:table-cell>
          <table:table-cell table:formula="of:=BASE(BITLSHIFT([.B478];50)+BITLSHIFT([.C478];38)+BITLSHIFT([.D478];16)+[.E478];16)" office:value-type="string" office:string-value="0" calcext:value-type="string">
            <text:p>0</text:p>
          </table:table-cell>
          <table:table-cell office:value-type="string" calcext:value-type="string">
            <text:p>411 cylinders, 3 tracks/cylinder, 20 sectors/track, 256 words/sector, 18 bits/word, 576 bytes/sector, 14204160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K07</text:p>
          </table:table-cell>
          <table:table-cell table:formula="of:=BASE(BITLSHIFT([.B479];50)+BITLSHIFT([.C479];38)+BITLSHIFT([.D479];16)+[.E479];16)" office:value-type="string" office:string-value="0" calcext:value-type="string">
            <text:p>0</text:p>
          </table:table-cell>
          <table:table-cell office:value-type="string" calcext:value-type="string">
            <text:p>815 cylinders, 3 tracks/cylinder, 22 sectors/track, 256 words/sector, 16 bits/word, 512 bytes/sector, 27540480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K07_18</text:p>
          </table:table-cell>
          <table:table-cell table:formula="of:=BASE(BITLSHIFT([.B480];50)+BITLSHIFT([.C480];38)+BITLSHIFT([.D480];16)+[.E480];16)" office:value-type="string" office:string-value="0" calcext:value-type="string">
            <text:p>0</text:p>
          </table:table-cell>
          <table:table-cell office:value-type="string" calcext:value-type="string">
            <text:p>815 cylinders, 3 tracks/cylinder, 20 sectors/track, 256 words/sector, 18 bits/word, 576 bytes/sector, 28166400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M02</text:p>
          </table:table-cell>
          <table:table-cell table:formula="of:=BASE(BITLSHIFT([.B481];50)+BITLSHIFT([.C481];38)+BITLSHIFT([.D481];16)+[.E481];16)" office:value-type="string" office:string-value="0" calcext:value-type="string">
            <text:p>0</text:p>
          </table:table-cell>
          <table:table-cell office:value-type="string" calcext:value-type="string">
            <text:p>823 cylinders, 5 tracks/cylinder, 32 sectors/track, 128 words/sector, 32 bits/word, 512 bytes/sector, 67420160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M03</text:p>
          </table:table-cell>
          <table:table-cell table:formula="of:=BASE(BITLSHIFT([.B482];50)+BITLSHIFT([.C482];38)+BITLSHIFT([.D482];16)+[.E482];16)" office:value-type="string" office:string-value="0" calcext:value-type="string">
            <text:p>0</text:p>
          </table:table-cell>
          <table:table-cell office:value-type="string" calcext:value-type="string">
            <text:p>823 cylinders, 5 tracks/cylinder, 32 sectors/track, 128 words/sector, 32 bits/word, 512 bytes/sector, 67420160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M05</text:p>
          </table:table-cell>
          <table:table-cell table:formula="of:=BASE(BITLSHIFT([.B483];50)+BITLSHIFT([.C483];38)+BITLSHIFT([.D483];16)+[.E483];16)" office:value-type="string" office:string-value="0" calcext:value-type="string">
            <text:p>0</text:p>
          </table:table-cell>
          <table:table-cell office:value-type="string" calcext:value-type="string">
            <text:p>823 cylinders, 19 tracks/cylinder, 32 sectors/track, 128 words/sector, 32 bits/word, 512 bytes/sector, 256196608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P02</text:p>
          </table:table-cell>
          <table:table-cell table:formula="of:=BASE(BITLSHIFT([.B484];50)+BITLSHIFT([.C484];38)+BITLSHIFT([.D484];16)+[.E484];16)" office:value-type="string" office:string-value="0" calcext:value-type="string">
            <text:p>0</text:p>
          </table:table-cell>
          <table:table-cell office:value-type="string" calcext:value-type="string">
            <text:p>203 cylinders, 10 tracks/cylinder, 22 sectors/track, 128 words/sector, 32 bits/word, 512 bytes/sector, 22865920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P02_18</text:p>
          </table:table-cell>
          <table:table-cell table:formula="of:=BASE(BITLSHIFT([.B485];50)+BITLSHIFT([.C485];38)+BITLSHIFT([.D485];16)+[.E485];16)" office:value-type="string" office:string-value="0" calcext:value-type="string">
            <text:p>0</text:p>
          </table:table-cell>
          <table:table-cell office:value-type="string" calcext:value-type="string">
            <text:p>203 cylinders, 10 tracks/cylinder, 20 sectors/track, 128 words/sector, 36 bits/word, 576 bytes/sector, 23385600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P03</text:p>
          </table:table-cell>
          <table:table-cell table:formula="of:=BASE(BITLSHIFT([.B486];50)+BITLSHIFT([.C486];38)+BITLSHIFT([.D486];16)+[.E486];16)" office:value-type="string" office:string-value="0" calcext:value-type="string">
            <text:p>0</text:p>
          </table:table-cell>
          <table:table-cell office:value-type="string" calcext:value-type="string">
            <text:p>400 cylinders, 10 tracks/cylinder, 22 sectors/track, 128 words/sector, 32 bits/word, 512 bytes/sector, 45056000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P03_18</text:p>
          </table:table-cell>
          <table:table-cell table:formula="of:=BASE(BITLSHIFT([.B487];50)+BITLSHIFT([.C487];38)+BITLSHIFT([.D487];16)+[.E487];16)" office:value-type="string" office:string-value="0" calcext:value-type="string">
            <text:p>0</text:p>
          </table:table-cell>
          <table:table-cell office:value-type="string" calcext:value-type="string">
            <text:p>400 cylinders, 10 tracks/cylinder, 20 sectors/track, 128 words/sector, 36 bits/word, 576 bytes/sector, 46080000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P04</text:p>
          </table:table-cell>
          <table:table-cell table:formula="of:=BASE(BITLSHIFT([.B488];50)+BITLSHIFT([.C488];38)+BITLSHIFT([.D488];16)+[.E488];16)" office:value-type="string" office:string-value="0" calcext:value-type="string">
            <text:p>0</text:p>
          </table:table-cell>
          <table:table-cell office:value-type="string" calcext:value-type="string">
            <text:p>411 cylinders, 19 tracks/cylinder, 22 sectors/track, 128 words/sector, 32 bits/word, 512 bytes/sector, 87960576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P04_18</text:p>
          </table:table-cell>
          <table:table-cell table:formula="of:=BASE(BITLSHIFT([.B489];50)+BITLSHIFT([.C489];38)+BITLSHIFT([.D489];16)+[.E489];16)" office:value-type="string" office:string-value="0" calcext:value-type="string">
            <text:p>0</text:p>
          </table:table-cell>
          <table:table-cell office:value-type="string" calcext:value-type="string">
            <text:p>411 cylinders, 19 tracks/cylinder, 20 sectors/track, 128 words/sector, 36 bits/word, 576 bytes/sector, 89959680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P05</text:p>
          </table:table-cell>
          <table:table-cell table:formula="of:=BASE(BITLSHIFT([.B490];50)+BITLSHIFT([.C490];38)+BITLSHIFT([.D490];16)+[.E490];16)" office:value-type="string" office:string-value="0" calcext:value-type="string">
            <text:p>0</text:p>
          </table:table-cell>
          <table:table-cell office:value-type="string" calcext:value-type="string">
            <text:p>411 cylinders, 19 tracks/cylinder, 22 sectors/track, 128 words/sector, 32 bits/word, 512 bytes/sector, 87960576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P05_18</text:p>
          </table:table-cell>
          <table:table-cell table:formula="of:=BASE(BITLSHIFT([.B491];50)+BITLSHIFT([.C491];38)+BITLSHIFT([.D491];16)+[.E491];16)" office:value-type="string" office:string-value="0" calcext:value-type="string">
            <text:p>0</text:p>
          </table:table-cell>
          <table:table-cell office:value-type="string" calcext:value-type="string">
            <text:p>411 cylinders, 19 tracks/cylinder, 20 sectors/track, 128 words/sector, 36 bits/word, 576 bytes/sector, 89959680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P06</text:p>
          </table:table-cell>
          <table:table-cell table:formula="of:=BASE(BITLSHIFT([.B492];50)+BITLSHIFT([.C492];38)+BITLSHIFT([.D492];16)+[.E492];16)" office:value-type="string" office:string-value="0" calcext:value-type="string">
            <text:p>0</text:p>
          </table:table-cell>
          <table:table-cell office:value-type="string" calcext:value-type="string">
            <text:p>815 cylinders, 19 tracks/cylinder, 22 sectors/track, 128 words/sector, 32 bits/word, 512 bytes/sector, 174423040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P06_18</text:p>
          </table:table-cell>
          <table:table-cell table:formula="of:=BASE(BITLSHIFT([.B493];50)+BITLSHIFT([.C493];38)+BITLSHIFT([.D493];16)+[.E493];16)" office:value-type="string" office:string-value="0" calcext:value-type="string">
            <text:p>0</text:p>
          </table:table-cell>
          <table:table-cell office:value-type="string" calcext:value-type="string">
            <text:p>815 cylinders, 19 tracks/cylinder, 20 sectors/track, 128 words/sector, 36 bits/word, 576 bytes/sector, 178387200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S120</text:p>
          </table:table-cell>
          <table:table-cell table:formula="of:=BASE(BITLSHIFT([.B494];50)+BITLSHIFT([.C494];38)+BITLSHIFT([.D494];16)+[.E494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S240</text:p>
          </table:table-cell>
          <table:table-cell table:formula="of:=BASE(BITLSHIFT([.B495];50)+BITLSHIFT([.C495];38)+BITLSHIFT([.D495];16)+[.E495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D32MB</text:p>
          </table:table-cell>
          <table:table-cell table:formula="of:=BASE(BITLSHIFT([.B496];50)+BITLSHIFT([.C496];38)+BITLSHIFT([.D496];16)+[.E496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DX</text:p>
          </table:table-cell>
          <table:table-cell table:formula="of:=BASE(BITLSHIFT([.B497];50)+BITLSHIFT([.C497];38)+BITLSHIFT([.D497];16)+[.E497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DX320</text:p>
          </table:table-cell>
          <table:table-cell table:formula="of:=BASE(BITLSHIFT([.B498];50)+BITLSHIFT([.C498];38)+BITLSHIFT([.D498];16)+[.E498];16)" office:value-type="string" office:string-value="0" calcext:value-type="string">
            <text:p>0</text:p>
          </table:table-cell>
          <table:table-cell office:value-type="string" calcext:value-type="string">
            <text:p>Imation 320Gb RD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VideoNow</text:p>
          </table:table-cell>
          <table:table-cell table:formula="of:=BASE(BITLSHIFT([.B499];50)+BITLSHIFT([.C499];38)+BITLSHIFT([.D499];16)+[.E499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VideoNowColor</text:p>
          </table:table-cell>
          <table:table-cell table:formula="of:=BASE(BITLSHIFT([.B500];50)+BITLSHIFT([.C500];38)+BITLSHIFT([.D500];16)+[.E500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VideoNowXp</text:p>
          </table:table-cell>
          <table:table-cell table:formula="of:=BASE(BITLSHIFT([.B501];50)+BITLSHIFT([.C501];38)+BITLSHIFT([.D501];16)+[.E501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ernoulli10</text:p>
          </table:table-cell>
          <table:table-cell table:formula="of:=BASE(BITLSHIFT([.B502];50)+BITLSHIFT([.C502];38)+BITLSHIFT([.D502];16)+[.E502];16)" office:value-type="string" office:string-value="0" calcext:value-type="string">
            <text:p>0</text:p>
          </table:table-cell>
          <table:table-cell office:value-type="string" calcext:value-type="string">
            <text:p>8"x11" Bernoulli Box disk with 10Mb capa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ernoulli20</text:p>
          </table:table-cell>
          <table:table-cell table:formula="of:=BASE(BITLSHIFT([.B503];50)+BITLSHIFT([.C503];38)+BITLSHIFT([.D503];16)+[.E503];16)" office:value-type="string" office:string-value="0" calcext:value-type="string">
            <text:p>0</text:p>
          </table:table-cell>
          <table:table-cell office:value-type="string" calcext:value-type="string">
            <text:p>8"x11" Bernoulli Box disk with 20Mb capa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ernoulliBox2_20</text:p>
          </table:table-cell>
          <table:table-cell table:formula="of:=BASE(BITLSHIFT([.B504];50)+BITLSHIFT([.C504];38)+BITLSHIFT([.D504];16)+[.E504];16)" office:value-type="string" office:string-value="0" calcext:value-type="string">
            <text:p>0</text:p>
          </table:table-cell>
          <table:table-cell office:value-type="string" calcext:value-type="string">
            <text:p>5⅓" Bernoulli Box II disk with 20Mb capa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odakVerbatim3</text:p>
          </table:table-cell>
          <table:table-cell table:formula="of:=BASE(BITLSHIFT([.B505];50)+BITLSHIFT([.C505];38)+BITLSHIFT([.D505];16)+[.E505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odakVerbatim6</text:p>
          </table:table-cell>
          <table:table-cell table:formula="of:=BASE(BITLSHIFT([.B506];50)+BITLSHIFT([.C506];38)+BITLSHIFT([.D506];16)+[.E506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odakVerbatim12</text:p>
          </table:table-cell>
          <table:table-cell table:formula="of:=BASE(BITLSHIFT([.B507];50)+BITLSHIFT([.C507];38)+BITLSHIFT([.D507];16)+[.E507]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rofessionalDisc</text:p>
          </table:table-cell>
          <table:table-cell table:formula="of:=BASE(BITLSHIFT([.B508];50)+BITLSHIFT([.C508];38)+BITLSHIFT([.D508];16)+[.E508];16)" office:value-type="string" office:string-value="0" calcext:value-type="string">
            <text:p>0</text:p>
          </table:table-cell>
          <table:table-cell office:value-type="string" calcext:value-type="string">
            <text:p>Professional Disc for video, single layer, rewritable, 23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rofessionalDiscDual</text:p>
          </table:table-cell>
          <table:table-cell table:formula="of:=BASE(BITLSHIFT([.B509];50)+BITLSHIFT([.C509];38)+BITLSHIFT([.D509];16)+[.E509];16)" office:value-type="string" office:string-value="0" calcext:value-type="string">
            <text:p>0</text:p>
          </table:table-cell>
          <table:table-cell office:value-type="string" calcext:value-type="string">
            <text:p>Professional Disc for video, dual layer, rewritable, 50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rofessionalDiscTriple</text:p>
          </table:table-cell>
          <table:table-cell table:formula="of:=BASE(BITLSHIFT([.B510];50)+BITLSHIFT([.C510];38)+BITLSHIFT([.D510];16)+[.E510];16)" office:value-type="string" office:string-value="0" calcext:value-type="string">
            <text:p>0</text:p>
          </table:table-cell>
          <table:table-cell office:value-type="string" calcext:value-type="string">
            <text:p>Professional Disc for video, triple layer, rewritable, 100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rofessionalDiscQuad</text:p>
          </table:table-cell>
          <table:table-cell table:formula="of:=BASE(BITLSHIFT([.B511];50)+BITLSHIFT([.C511];38)+BITLSHIFT([.D511];16)+[.E511];16)" office:value-type="string" office:string-value="0" calcext:value-type="string">
            <text:p>0</text:p>
          </table:table-cell>
          <table:table-cell office:value-type="string" calcext:value-type="string">
            <text:p>Professional Disc for video, quad layer, write once, 128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DD</text:p>
          </table:table-cell>
          <table:table-cell table:formula="of:=BASE(BITLSHIFT([.B512];50)+BITLSHIFT([.C512];38)+BITLSHIFT([.D512];16)+[.E512];16)" office:value-type="string" office:string-value="0" calcext:value-type="string">
            <text:p>0</text:p>
          </table:table-cell>
          <table:table-cell office:value-type="string" calcext:value-type="string">
            <text:p>Professional Disc for DATA, single layer, rewritable, 23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DD_WORM</text:p>
          </table:table-cell>
          <table:table-cell table:formula="of:=BASE(BITLSHIFT([.B513];50)+BITLSHIFT([.C513];38)+BITLSHIFT([.D513];16)+[.E513];16)" office:value-type="string" office:string-value="0" calcext:value-type="string">
            <text:p>0</text:p>
          </table:table-cell>
          <table:table-cell office:value-type="string" calcext:value-type="string">
            <text:p>Professional Disc for DATA, single layer, write once, 23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chivalDisc</text:p>
          </table:table-cell>
          <table:table-cell table:formula="of:=BASE(BITLSHIFT([.B514];50)+BITLSHIFT([.C514];38)+BITLSHIFT([.D514];16)+[.E514];16)" office:value-type="string" office:string-value="0" calcext:value-type="string">
            <text:p>0</text:p>
          </table:table-cell>
          <table:table-cell office:value-type="string" calcext:value-type="string">
            <text:p>Archival Disc, 1st gen., 300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chivalDisc2</text:p>
          </table:table-cell>
          <table:table-cell table:formula="of:=BASE(BITLSHIFT([.B515];50)+BITLSHIFT([.C515];38)+BITLSHIFT([.D515];16)+[.E515];16)" office:value-type="string" office:string-value="0" calcext:value-type="string">
            <text:p>0</text:p>
          </table:table-cell>
          <table:table-cell office:value-type="string" calcext:value-type="string">
            <text:p>Archival Disc, 2nd gen., 500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chivalDisc3</text:p>
          </table:table-cell>
          <table:table-cell table:formula="of:=BASE(BITLSHIFT([.B516];50)+BITLSHIFT([.C516];38)+BITLSHIFT([.D516];16)+[.E516];16)" office:value-type="string" office:string-value="0" calcext:value-type="string">
            <text:p>0</text:p>
          </table:table-cell>
          <table:table-cell office:value-type="string" calcext:value-type="string">
            <text:p>Archival Disc, 3rd gen., 1T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DC300R</text:p>
          </table:table-cell>
          <table:table-cell table:formula="of:=BASE(BITLSHIFT([.B517];50)+BITLSHIFT([.C517];38)+BITLSHIFT([.D517];16)+[.E517];16)" office:value-type="string" office:string-value="0" calcext:value-type="string">
            <text:p>0</text:p>
          </table:table-cell>
          <table:table-cell office:value-type="string" calcext:value-type="string">
            <text:p>Optical Disc archive, 1st gen., write once, 300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DC300RE</text:p>
          </table:table-cell>
          <table:table-cell table:formula="of:=BASE(BITLSHIFT([.B518];50)+BITLSHIFT([.C518];38)+BITLSHIFT([.D518];16)+[.E518];16)" office:value-type="string" office:string-value="0" calcext:value-type="string">
            <text:p>0</text:p>
          </table:table-cell>
          <table:table-cell office:value-type="string" calcext:value-type="string">
            <text:p>Optical Disc archive, 1st gen., rewritable, 300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DC600R</text:p>
          </table:table-cell>
          <table:table-cell table:formula="of:=BASE(BITLSHIFT([.B519];50)+BITLSHIFT([.C519];38)+BITLSHIFT([.D519];16)+[.E519];16)" office:value-type="string" office:string-value="0" calcext:value-type="string">
            <text:p>0</text:p>
          </table:table-cell>
          <table:table-cell office:value-type="string" calcext:value-type="string">
            <text:p>Optical Disc archive, 2nd gen., write once, 600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DC600RE</text:p>
          </table:table-cell>
          <table:table-cell table:formula="of:=BASE(BITLSHIFT([.B520];50)+BITLSHIFT([.C520];38)+BITLSHIFT([.D520];16)+[.E520];16)" office:value-type="string" office:string-value="0" calcext:value-type="string">
            <text:p>0</text:p>
          </table:table-cell>
          <table:table-cell office:value-type="string" calcext:value-type="string">
            <text:p>Optical Disc archive, 2nd gen., rewritable, 600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DC1200RE</text:p>
          </table:table-cell>
          <table:table-cell table:formula="of:=BASE(BITLSHIFT([.B521];50)+BITLSHIFT([.C521];38)+BITLSHIFT([.D521];16)+[.E521];16)" office:value-type="string" office:string-value="0" calcext:value-type="string">
            <text:p>0</text:p>
          </table:table-cell>
          <table:table-cell office:value-type="string" calcext:value-type="string">
            <text:p>Optical Disc archive, 3rd gen., rewritable, 1200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DC1500R</text:p>
          </table:table-cell>
          <table:table-cell table:formula="of:=BASE(BITLSHIFT([.B522];50)+BITLSHIFT([.C522];38)+BITLSHIFT([.D522];16)+[.E522];16)" office:value-type="string" office:string-value="0" calcext:value-type="string">
            <text:p>0</text:p>
          </table:table-cell>
          <table:table-cell office:value-type="string" calcext:value-type="string">
            <text:p>Optical Disc archive, 3rd gen., write once, 1500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DC3300R</text:p>
          </table:table-cell>
          <table:table-cell table:formula="of:=BASE(BITLSHIFT([.B523];50)+BITLSHIFT([.C523];38)+BITLSHIFT([.D523];16)+[.E523];16)" office:value-type="string" office:string-value="0" calcext:value-type="string">
            <text:p>0</text:p>
          </table:table-cell>
          <table:table-cell office:value-type="string" calcext:value-type="string">
            <text:p>Optical Disc archive, 4th gen., write once, 3300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DC5500R</text:p>
          </table:table-cell>
          <table:table-cell table:formula="of:=BASE(BITLSHIFT([.B524];50)+BITLSHIFT([.C524];38)+BITLSHIFT([.D524];16)+[.E524];16)" office:value-type="string" office:string-value="0" calcext:value-type="string">
            <text:p>0</text:p>
          </table:table-cell>
          <table:table-cell office:value-type="string" calcext:value-type="string">
            <text:p>Optical Disc archive, 5th gen., write once, 5500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322_1k</text:p>
          </table:table-cell>
          <table:table-cell table:formula="of:=BASE(BITLSHIFT([.B525];50)+BITLSHIFT([.C525];38)+BITLSHIFT([.D525];16)+[.E525];16)" office:value-type="string" office:string-value="0" calcext:value-type="string">
            <text:p>0</text:p>
          </table:table-cell>
          <table:table-cell office:value-type="string" calcext:value-type="string">
            <text:p>5,25", M.O., 4383356 sectors, 1024 bytes/sector, ECMA-322, ISO 22092, 9.1Gb/c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CMA_322_512</text:p>
          </table:table-cell>
          <table:table-cell table:formula="of:=BASE(BITLSHIFT([.B526];50)+BITLSHIFT([.C526];38)+BITLSHIFT([.D526];16)+[.E526];16)" office:value-type="string" office:string-value="0" calcext:value-type="string">
            <text:p>0</text:p>
          </table:table-cell>
          <table:table-cell office:value-type="string" calcext:value-type="string">
            <text:p>5,25", M.O., ??????? sectors, 512 bytes/sector, ECMA-322, ISO 22092, 9.1Gb/c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SO_14517</text:p>
          </table:table-cell>
          <table:table-cell table:formula="of:=BASE(BITLSHIFT([.B527];50)+BITLSHIFT([.C527];38)+BITLSHIFT([.D527];16)+[.E527];16)" office:value-type="string" office:string-value="0" calcext:value-type="string">
            <text:p>0</text:p>
          </table:table-cell>
          <table:table-cell office:value-type="string" calcext:value-type="string">
            <text:p>5,25", M.O., 1273011 sectors, 1024 bytes/sector, ISO 14517, 2.6Gb/c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SO_14517_512</text:p>
          </table:table-cell>
          <table:table-cell table:formula="of:=BASE(BITLSHIFT([.B528];50)+BITLSHIFT([.C528];38)+BITLSHIFT([.D528];16)+[.E528];16)" office:value-type="string" office:string-value="0" calcext:value-type="string">
            <text:p>0</text:p>
          </table:table-cell>
          <table:table-cell office:value-type="string" calcext:value-type="string">
            <text:p>5,25", M.O., 2244958 sectors, 512 bytes/sector, ISO 14517, 2.3Gb/cart</text:p>
          </table:table-cell>
        </table:table-row>
      </table:table>
      <table:table table:name="OldMediaType" table:style-name="ta1"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um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ummary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disk type</text:p>
          </table:table-cell>
        </table:table-row>
        <table:table-row table:style-name="ro1">
          <table:table-cell office:value-type="string" calcext:value-type="string">
            <text:p>Unknown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 magneto-optical</text:p>
          </table:table-cell>
        </table:table-row>
        <table:table-row table:style-name="ro1">
          <table:table-cell office:value-type="string" calcext:value-type="string">
            <text:p>GENERIC_H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ic hard disk</text:p>
          </table:table-cell>
        </table:table-row>
        <table:table-row table:style-name="ro1">
          <table:table-cell office:value-type="string" calcext:value-type="string">
            <text:p>Microdr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rodrive type hard disk</text:p>
          </table:table-cell>
        </table:table-row>
        <table:table-row table:style-name="ro1">
          <table:table-cell office:value-type="string" calcext:value-type="string">
            <text:p>Zone_H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ned hard disk</text:p>
          </table:table-cell>
        </table:table-row>
        <table:table-row table:style-name="ro1">
          <table:table-cell office:value-type="string" calcext:value-type="string">
            <text:p>FlashDr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B flash drives</text:p>
          </table:table-cell>
        </table:table-row>
        <table:table-row table:style-name="ro1">
          <table:table-cell office:value-type="string" calcext:value-type="string">
            <text:p>UnknownTap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known data tape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 unknown or standard violating CD</text:p>
          </table:table-cell>
        </table:table-row>
        <table:table-row table:style-name="ro1">
          <table:table-cell office:value-type="string" calcext:value-type="string">
            <text:p>CDD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D Digital Audio (Red Book)</text:p>
          </table:table-cell>
        </table:table-row>
        <table:table-row table:style-name="ro1">
          <table:table-cell office:value-type="string" calcext:value-type="string">
            <text:p>CD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D+G (Red Book)</text:p>
          </table:table-cell>
        </table:table-row>
        <table:table-row table:style-name="ro1">
          <table:table-cell office:value-type="string" calcext:value-type="string">
            <text:p>CDE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D+EG (Red Book)</text:p>
          </table:table-cell>
        </table:table-row>
        <table:table-row table:style-name="ro1">
          <table:table-cell office:value-type="string" calcext:value-type="string">
            <text:p>CD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D-i (Green Book)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D-ROM (Yellow Book)</text:p>
          </table:table-cell>
        </table:table-row>
        <table:table-row table:style-name="ro1">
          <table:table-cell office:value-type="string" calcext:value-type="string">
            <text:p>CDROMX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D-ROM XA (Yellow Book)</text:p>
          </table:table-cell>
        </table:table-row>
        <table:table-row table:style-name="ro1">
          <table:table-cell office:value-type="string" calcext:value-type="string">
            <text:p>CDPLU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D+ (Blue Book)</text:p>
          </table:table-cell>
        </table:table-row>
        <table:table-row table:style-name="ro1">
          <table:table-cell office:value-type="string" calcext:value-type="string">
            <text:p>CDM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D-MO (Orange Book)</text:p>
          </table:table-cell>
        </table:table-row>
        <table:table-row table:style-name="ro1">
          <table:table-cell office:value-type="string" calcext:value-type="string">
            <text:p>CD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D-Recordable (Orange Book)</text:p>
          </table:table-cell>
        </table:table-row>
        <table:table-row table:style-name="ro1">
          <table:table-cell office:value-type="string" calcext:value-type="string">
            <text:p>CDR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D-ReWritable (Orange Book)</text:p>
          </table:table-cell>
        </table:table-row>
        <table:table-row table:style-name="ro1">
          <table:table-cell office:value-type="string" calcext:value-type="string">
            <text:p>CDMR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unt-Rainier CD-RW</text:p>
          </table:table-cell>
        </table:table-row>
        <table:table-row table:style-name="ro1">
          <table:table-cell office:value-type="string" calcext:value-type="string">
            <text:p>VC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ideo CD (White Book)</text:p>
          </table:table-cell>
        </table:table-row>
        <table:table-row table:style-name="ro1">
          <table:table-cell office:value-type="string" calcext:value-type="string">
            <text:p>SVC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per Video CD (White Book)</text:p>
          </table:table-cell>
        </table:table-row>
        <table:table-row table:style-name="ro1">
          <table:table-cell office:value-type="string" calcext:value-type="string">
            <text:p>PC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oto CD (Beige Book)</text:p>
          </table:table-cell>
        </table:table-row>
        <table:table-row table:style-name="ro1">
          <table:table-cell office:value-type="string" calcext:value-type="string">
            <text:p>SAC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per Audio CD (Scarlet Book)</text:p>
          </table:table-cell>
        </table:table-row>
        <table:table-row table:style-name="ro1">
          <table:table-cell office:value-type="string" calcext:value-type="string">
            <text:p>DDC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ouble-Density CD-ROM (Purple Book)</text:p>
          </table:table-cell>
        </table:table-row>
        <table:table-row table:style-name="ro1">
          <table:table-cell office:value-type="string" calcext:value-type="string">
            <text:p>DDCD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D CD-R (Purple Book)</text:p>
          </table:table-cell>
        </table:table-row>
        <table:table-row table:style-name="ro1">
          <table:table-cell office:value-type="string" calcext:value-type="string">
            <text:p>DDCDR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D CD-RW (Purple Book)</text:p>
          </table:table-cell>
        </table:table-row>
        <table:table-row table:style-name="ro1">
          <table:table-cell office:value-type="string" calcext:value-type="string">
            <text:p>DTSC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TS audio CD (non-standard)</text:p>
          </table:table-cell>
        </table:table-row>
        <table:table-row table:style-name="ro1">
          <table:table-cell office:value-type="string" calcext:value-type="string">
            <text:p>CDMID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D-MIDI (Red Book)</text:p>
          </table:table-cell>
        </table:table-row>
        <table:table-row table:style-name="ro1">
          <table:table-cell office:value-type="string" calcext:value-type="string">
            <text:p>CDV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D-Video (ISO/IEC 61104)</text:p>
          </table:table-cell>
        </table:table-row>
        <table:table-row table:style-name="ro1">
          <table:table-cell office:value-type="string" calcext:value-type="string">
            <text:p>PD6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0mm, Phase-Change, 1298496 sectors, 512 bytes/sector, PD650, ECMA-240, ISO 15485</text:p>
          </table:table-cell>
        </table:table-row>
        <table:table-row table:style-name="ro1">
          <table:table-cell office:value-type="string" calcext:value-type="string">
            <text:p>PD650_WOR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20mm, Write-Once, 1281856 sectors, 512 bytes/sector, PD650, ECMA-240, ISO 15485</text:p>
          </table:table-cell>
        </table:table-row>
        <table:table-row table:style-name="ro1">
          <table:table-cell office:value-type="string" calcext:value-type="string">
            <text:p>CDIREAD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D-i Ready, contains a track before the first TOC track, in mode 2, and all TOC tracks are Audio. Subchannel marks track as audio pause.</text:p>
          </table:table-cell>
        </table:table-row>
        <table:table-row table:style-name="ro1">
          <table:table-cell office:value-type="string" calcext:value-type="string">
            <text:p>FMTOWN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DVDRO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VD-ROM (applies to DVD Video and DVD Audio)</text:p>
          </table:table-cell>
        </table:table-row>
        <table:table-row table:style-name="ro1">
          <table:table-cell office:value-type="string" calcext:value-type="string">
            <text:p>DVD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VD-R</text:p>
          </table:table-cell>
        </table:table-row>
        <table:table-row table:style-name="ro1">
          <table:table-cell office:value-type="string" calcext:value-type="string">
            <text:p>DVDRW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VD-RW</text:p>
          </table:table-cell>
        </table:table-row>
        <table:table-row table:style-name="ro1">
          <table:table-cell office:value-type="string" calcext:value-type="string">
            <text:p>DVDP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VD+R</text:p>
          </table:table-cell>
        </table:table-row>
        <table:table-row table:style-name="ro1">
          <table:table-cell office:value-type="string" calcext:value-type="string">
            <text:p>DVDPRW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VD+RW</text:p>
          </table:table-cell>
        </table:table-row>
        <table:table-row table:style-name="ro1">
          <table:table-cell office:value-type="string" calcext:value-type="string">
            <text:p>DVDPRWD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VD+RW DL</text:p>
          </table:table-cell>
        </table:table-row>
        <table:table-row table:style-name="ro1">
          <table:table-cell office:value-type="string" calcext:value-type="string">
            <text:p>DVDRD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VD-R DL</text:p>
          </table:table-cell>
        </table:table-row>
        <table:table-row table:style-name="ro1">
          <table:table-cell office:value-type="string" calcext:value-type="string">
            <text:p>DVDPRD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VD+R DL</text:p>
          </table:table-cell>
        </table:table-row>
        <table:table-row table:style-name="ro1">
          <table:table-cell office:value-type="string" calcext:value-type="string">
            <text:p>DVDRA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VD-RAM</text:p>
          </table:table-cell>
        </table:table-row>
        <table:table-row table:style-name="ro1">
          <table:table-cell office:value-type="string" calcext:value-type="string">
            <text:p>DVDRWD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VD-RW DL</text:p>
          </table:table-cell>
        </table:table-row>
        <table:table-row table:style-name="ro1">
          <table:table-cell office:value-type="string" calcext:value-type="string">
            <text:p>DVDDownloa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VD-Download</text:p>
          </table:table-cell>
        </table:table-row>
        <table:table-row table:style-name="ro1">
          <table:table-cell office:value-type="string" calcext:value-type="string">
            <text:p>HDDVDRO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D DVD-ROM (applies to HD DVD Video)</text:p>
          </table:table-cell>
        </table:table-row>
        <table:table-row table:style-name="ro1">
          <table:table-cell office:value-type="string" calcext:value-type="string">
            <text:p>HDDVDRA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D DVD-RAM</text:p>
          </table:table-cell>
        </table:table-row>
        <table:table-row table:style-name="ro1">
          <table:table-cell office:value-type="string" calcext:value-type="string">
            <text:p>HDDVD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D DVD-R</text:p>
          </table:table-cell>
        </table:table-row>
        <table:table-row table:style-name="ro1">
          <table:table-cell office:value-type="string" calcext:value-type="string">
            <text:p>HDDVDRW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D DVD-RW</text:p>
          </table:table-cell>
        </table:table-row>
        <table:table-row table:style-name="ro1">
          <table:table-cell office:value-type="string" calcext:value-type="string">
            <text:p>HDDVDRD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D DVD-R DL</text:p>
          </table:table-cell>
        </table:table-row>
        <table:table-row table:style-name="ro1">
          <table:table-cell office:value-type="string" calcext:value-type="string">
            <text:p>HDDVDRWD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D DVD-RW DL</text:p>
          </table:table-cell>
        </table:table-row>
        <table:table-row table:style-name="ro1">
          <table:table-cell office:value-type="string" calcext:value-type="string">
            <text:p>BDRO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D-ROM (and BD Video)</text:p>
          </table:table-cell>
        </table:table-row>
        <table:table-row table:style-name="ro1">
          <table:table-cell office:value-type="string" calcext:value-type="string">
            <text:p>BD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D-R</text:p>
          </table:table-cell>
        </table:table-row>
        <table:table-row table:style-name="ro1">
          <table:table-cell office:value-type="string" calcext:value-type="string">
            <text:p>BD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D-RE</text:p>
          </table:table-cell>
        </table:table-row>
        <table:table-row table:style-name="ro1">
          <table:table-cell office:value-type="string" calcext:value-type="string">
            <text:p>BDRX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D-R XL</text:p>
          </table:table-cell>
        </table:table-row>
        <table:table-row table:style-name="ro1">
          <table:table-cell office:value-type="string" calcext:value-type="string">
            <text:p>BDREX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D-RE XL</text:p>
          </table:table-cell>
        </table:table-row>
        <table:table-row table:style-name="ro1">
          <table:table-cell office:value-type="string" calcext:value-type="string">
            <text:p>UHDB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ltra HD Blu-ray</text:p>
          </table:table-cell>
        </table:table-row>
        <table:table-row table:style-name="ro1">
          <table:table-cell office:value-type="string" calcext:value-type="string">
            <text:p>EV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nhanced Versatile Disc</text:p>
          </table:table-cell>
        </table:table-row>
        <table:table-row table:style-name="ro1">
          <table:table-cell office:value-type="string" calcext:value-type="string">
            <text:p>FV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orward Versatile Disc</text:p>
          </table:table-cell>
        </table:table-row>
        <table:table-row table:style-name="ro1">
          <table:table-cell office:value-type="string" calcext:value-type="string">
            <text:p>HV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olographic Versatile Disc</text:p>
          </table:table-cell>
        </table:table-row>
        <table:table-row table:style-name="ro1">
          <table:table-cell office:value-type="string" calcext:value-type="string">
            <text:p>CBH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hina Blue High Definition</text:p>
          </table:table-cell>
        </table:table-row>
        <table:table-row table:style-name="ro1">
          <table:table-cell office:value-type="string" calcext:value-type="string">
            <text:p>HDVMD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igh Definition Versatile Multilayer Disc</text:p>
          </table:table-cell>
        </table:table-row>
        <table:table-row table:style-name="ro1">
          <table:table-cell office:value-type="string" calcext:value-type="string">
            <text:p>VCDH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ersatile Compact Disc High Density</text:p>
          </table:table-cell>
        </table:table-row>
        <table:table-row table:style-name="ro1">
          <table:table-cell office:value-type="string" calcext:value-type="string">
            <text:p>SVO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tacked Volumetric Optical Disc</text:p>
          </table:table-cell>
        </table:table-row>
        <table:table-row table:style-name="ro1">
          <table:table-cell office:value-type="string" calcext:value-type="string">
            <text:p>FDDV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ive Dimensional disc</text:p>
          </table:table-cell>
        </table:table-row>
        <table:table-row table:style-name="ro1">
          <table:table-cell office:value-type="string" calcext:value-type="string">
            <text:p>CV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hina Video Disc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ioneer LaserDisc</text:p>
          </table:table-cell>
        </table:table-row>
        <table:table-row table:style-name="ro1">
          <table:table-cell office:value-type="string" calcext:value-type="string">
            <text:p>LDRO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ioneer LaserDisc data</text:p>
          </table:table-cell>
        </table:table-row>
        <table:table-row table:style-name="ro1">
          <table:table-cell office:value-type="string" calcext:value-type="string">
            <text:p>LDROM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LVROM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MegaLD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HiM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ny Hi-MD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ony MiniDisc</text:p>
          </table:table-cell>
        </table:table-row>
        <table:table-row table:style-name="ro1">
          <table:table-cell office:value-type="string" calcext:value-type="string">
            <text:p>MDDat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ony MD-Data</text:p>
          </table:table-cell>
        </table:table-row>
        <table:table-row table:style-name="ro1">
          <table:table-cell office:value-type="string" calcext:value-type="string">
            <text:p>MDData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ony MD-Data2</text:p>
          </table:table-cell>
        </table:table-row>
        <table:table-row table:style-name="ro1">
          <table:table-cell office:value-type="string" calcext:value-type="string">
            <text:p>MD6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ony MiniDisc, 60 minutes, formatted with Hi-MD format</text:p>
          </table:table-cell>
        </table:table-row>
        <table:table-row table:style-name="ro1">
          <table:table-cell office:value-type="string" calcext:value-type="string">
            <text:p>MD7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ony MiniDisc, 74 minutes, formatted with Hi-MD format</text:p>
          </table:table-cell>
        </table:table-row>
        <table:table-row table:style-name="ro1">
          <table:table-cell office:value-type="string" calcext:value-type="string">
            <text:p>MD8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ony MiniDisc, 80 minutes, formatted with Hi-MD format</text:p>
          </table:table-cell>
        </table:table-row>
        <table:table-row table:style-name="ro1">
          <table:table-cell office:value-type="string" calcext:value-type="string">
            <text:p>UD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.25", Phase-Change, 1834348 sectors, 8192 bytes/sector, Ultra Density Optical, ECMA-350, ISO 17345</text:p>
          </table:table-cell>
        </table:table-row>
        <table:table-row table:style-name="ro1">
          <table:table-cell office:value-type="string" calcext:value-type="string">
            <text:p>UDO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5.25", Phase-Change, 3669724 sectors, 8192 bytes/sector, Ultra Density Optical 2, ECMA-380, ISO 11976</text:p>
          </table:table-cell>
        </table:table-row>
        <table:table-row table:style-name="ro1">
          <table:table-cell office:value-type="string" calcext:value-type="string">
            <text:p>UDO2_WOR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5.25", Write-Once, 3668759 sectors, 8192 bytes/sector, Ultra Density Optical 2, ECMA-380, ISO 11976</text:p>
          </table:table-cell>
        </table:table-row>
        <table:table-row table:style-name="ro1">
          <table:table-cell office:value-type="string" calcext:value-type="string">
            <text:p>PlayStationMemoryCard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PlayStationMemoryCard2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PS1CD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ony PlayStation game CD</text:p>
          </table:table-cell>
        </table:table-row>
        <table:table-row table:style-name="ro1">
          <table:table-cell office:value-type="string" calcext:value-type="string">
            <text:p>PS2C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ony PlayStation 2 game CD</text:p>
          </table:table-cell>
        </table:table-row>
        <table:table-row table:style-name="ro1">
          <table:table-cell office:value-type="string" calcext:value-type="string">
            <text:p>PS2DVD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ony PlayStation 2 game DVD</text:p>
          </table:table-cell>
        </table:table-row>
        <table:table-row table:style-name="ro1">
          <table:table-cell office:value-type="string" calcext:value-type="string">
            <text:p>PS3DVD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ony PlayStation 3 game DVD</text:p>
          </table:table-cell>
        </table:table-row>
        <table:table-row table:style-name="ro1">
          <table:table-cell office:value-type="string" calcext:value-type="string">
            <text:p>PS3BD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ony PlayStation 3 game Blu-ray</text:p>
          </table:table-cell>
        </table:table-row>
        <table:table-row table:style-name="ro1">
          <table:table-cell office:value-type="string" calcext:value-type="string">
            <text:p>PS4B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ony PlayStation 4 game Blu-ray</text:p>
          </table:table-cell>
        </table:table-row>
        <table:table-row table:style-name="ro1">
          <table:table-cell office:value-type="string" calcext:value-type="string">
            <text:p>UMD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ony PlayStation Portable Universal Media Disc (ECMA-365)</text:p>
          </table:table-cell>
        </table:table-row>
        <table:table-row table:style-name="ro1">
          <table:table-cell office:value-type="string" calcext:value-type="string">
            <text:p>PlayStationVitaGameCard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PS5B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ony PlayStation 5 game Ultra HD Blu-ray</text:p>
          </table:table-cell>
        </table:table-row>
        <table:table-row table:style-name="ro1">
          <table:table-cell office:value-type="string" calcext:value-type="string">
            <text:p>XG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icrosoft X-box Game Disc</text:p>
          </table:table-cell>
        </table:table-row>
        <table:table-row table:style-name="ro1">
          <table:table-cell office:value-type="string" calcext:value-type="string">
            <text:p>XGD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icrosoft X-box 360 Game Disc</text:p>
          </table:table-cell>
        </table:table-row>
        <table:table-row table:style-name="ro1">
          <table:table-cell office:value-type="string" calcext:value-type="string">
            <text:p>XGD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icrosoft X-box 360 Game Disc</text:p>
          </table:table-cell>
        </table:table-row>
        <table:table-row table:style-name="ro1">
          <table:table-cell office:value-type="string" calcext:value-type="string">
            <text:p>XGD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crosoft X-box One Game Disc</text:p>
          </table:table-cell>
        </table:table-row>
        <table:table-row table:style-name="ro1">
          <table:table-cell office:value-type="string" calcext:value-type="string">
            <text:p>MEGAC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ega MegaCD</text:p>
          </table:table-cell>
        </table:table-row>
        <table:table-row table:style-name="ro1">
          <table:table-cell office:value-type="string" calcext:value-type="string">
            <text:p>SATURNCD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ega Saturn disc</text:p>
          </table:table-cell>
        </table:table-row>
        <table:table-row table:style-name="ro1">
          <table:table-cell office:value-type="string" calcext:value-type="string">
            <text:p>GDROM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ega/Yamaha Gigabyte Disc</text:p>
          </table:table-cell>
        </table:table-row>
        <table:table-row table:style-name="ro1">
          <table:table-cell office:value-type="string" calcext:value-type="string">
            <text:p>GD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ega/Yamaha recordable Gigabyte Disc</text:p>
          </table:table-cell>
        </table:table-row>
        <table:table-row table:style-name="ro1">
          <table:table-cell office:value-type="string" calcext:value-type="string">
            <text:p>SegaCard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MilCD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HuCar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C-Engine / TurboGrafx cartridge</text:p>
          </table:table-cell>
        </table:table-row>
        <table:table-row table:style-name="ro1">
          <table:table-cell office:value-type="string" calcext:value-type="string">
            <text:p>SuperCDROM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C-Engine / TurboGrafx CD</text:p>
          </table:table-cell>
        </table:table-row>
        <table:table-row table:style-name="ro1">
          <table:table-cell office:value-type="string" calcext:value-type="string">
            <text:p>JaguarCD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tari Jaguar CD</text:p>
          </table:table-cell>
        </table:table-row>
        <table:table-row table:style-name="ro1">
          <table:table-cell office:value-type="string" calcext:value-type="string">
            <text:p>ThreeDO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3DO CD</text:p>
          </table:table-cell>
        </table:table-row>
        <table:table-row table:style-name="ro1">
          <table:table-cell office:value-type="string" calcext:value-type="string">
            <text:p>PCFX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EC PC-FX</text:p>
          </table:table-cell>
        </table:table-row>
        <table:table-row table:style-name="ro1">
          <table:table-cell office:value-type="string" calcext:value-type="string">
            <text:p>NeoGeoCD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EO-GEO CD</text:p>
          </table:table-cell>
        </table:table-row>
        <table:table-row table:style-name="ro1">
          <table:table-cell office:value-type="string" calcext:value-type="string">
            <text:p>CDTV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ommodore CDTV</text:p>
          </table:table-cell>
        </table:table-row>
        <table:table-row table:style-name="ro1">
          <table:table-cell office:value-type="string" calcext:value-type="string">
            <text:p>CD3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miga CD32</text:p>
          </table:table-cell>
        </table:table-row>
        <table:table-row table:style-name="ro1">
          <table:table-cell office:value-type="string" calcext:value-type="string">
            <text:p>Nuon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uon (DVD based videogame console)</text:p>
          </table:table-cell>
        </table:table-row>
        <table:table-row table:style-name="ro1">
          <table:table-cell office:value-type="string" calcext:value-type="string">
            <text:p>Playdia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andai Playdia</text:p>
          </table:table-cell>
        </table:table-row>
        <table:table-row table:style-name="ro1">
          <table:table-cell office:value-type="string" calcext:value-type="string">
            <text:p>Apple32S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.25", SS, DD, 35 tracks, 13 spt, 256 bytes/sector, GCR</text:p>
          </table:table-cell>
        </table:table-row>
        <table:table-row table:style-name="ro1">
          <table:table-cell office:value-type="string" calcext:value-type="string">
            <text:p>Apple32D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5.25", DS, DD, 35 tracks, 13 spt, 256 bytes/sector, GCR</text:p>
          </table:table-cell>
        </table:table-row>
        <table:table-row table:style-name="ro1">
          <table:table-cell office:value-type="string" calcext:value-type="string">
            <text:p>Apple33S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5.25", SS, DD, 35 tracks, 16 spt, 256 bytes/sector, GCR</text:p>
          </table:table-cell>
        </table:table-row>
        <table:table-row table:style-name="ro1">
          <table:table-cell office:value-type="string" calcext:value-type="string">
            <text:p>Apple33D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5.25", DS, DD, 35 tracks, 16 spt, 256 bytes/sector, GCR</text:p>
          </table:table-cell>
        </table:table-row>
        <table:table-row table:style-name="ro1">
          <table:table-cell office:value-type="string" calcext:value-type="string">
            <text:p>AppleSonyS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3.5", SS, DD, 80 tracks, 8 to 12 spt, 512 bytes/sector, GCR</text:p>
          </table:table-cell>
        </table:table-row>
        <table:table-row table:style-name="ro1">
          <table:table-cell office:value-type="string" calcext:value-type="string">
            <text:p>AppleSonyD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.5", DS, DD, 80 tracks, 8 to 12 spt, 512 bytes/sector, GCR</text:p>
          </table:table-cell>
        </table:table-row>
        <table:table-row table:style-name="ro1">
          <table:table-cell office:value-type="string" calcext:value-type="string">
            <text:p>AppleFileWar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5.25", DS, ?D, ?? tracks, ?? spt, 512 bytes/sector, GCR, opposite side heads, aka Twiggy</text:p>
          </table:table-cell>
        </table:table-row>
        <table:table-row table:style-name="ro1">
          <table:table-cell office:value-type="string" calcext:value-type="string">
            <text:p>DOS_525_SS_DD_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5.25", SS, DD, 40 tracks, 8 spt, 512 bytes/sector, MFM</text:p>
          </table:table-cell>
        </table:table-row>
        <table:table-row table:style-name="ro1">
          <table:table-cell office:value-type="string" calcext:value-type="string">
            <text:p>DOS_525_SS_DD_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5.25", SS, DD, 40 tracks, 9 spt, 512 bytes/sector, MFM</text:p>
          </table:table-cell>
        </table:table-row>
        <table:table-row table:style-name="ro1">
          <table:table-cell office:value-type="string" calcext:value-type="string">
            <text:p>DOS_525_DS_DD_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5.25", DS, DD, 40 tracks, 8 spt, 512 bytes/sector, MFM</text:p>
          </table:table-cell>
        </table:table-row>
        <table:table-row table:style-name="ro1">
          <table:table-cell office:value-type="string" calcext:value-type="string">
            <text:p>DOS_525_DS_DD_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.25", DS, DD, 40 tracks, 9 spt, 512 bytes/sector, MFM</text:p>
          </table:table-cell>
        </table:table-row>
        <table:table-row table:style-name="ro1">
          <table:table-cell office:value-type="string" calcext:value-type="string">
            <text:p>DOS_525_HD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5.25", DS, HD, 80 tracks, 15 spt, 512 bytes/sector, MFM</text:p>
          </table:table-cell>
        </table:table-row>
        <table:table-row table:style-name="ro1">
          <table:table-cell office:value-type="string" calcext:value-type="string">
            <text:p>DOS_35_SS_DD_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3.5", SS, DD, 80 tracks, 8 spt, 512 bytes/sector, MFM</text:p>
          </table:table-cell>
        </table:table-row>
        <table:table-row table:style-name="ro1">
          <table:table-cell office:value-type="string" calcext:value-type="string">
            <text:p>DOS_35_SS_DD_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3.5", SS, DD, 80 tracks, 9 spt, 512 bytes/sector, MFM</text:p>
          </table:table-cell>
        </table:table-row>
        <table:table-row table:style-name="ro1">
          <table:table-cell office:value-type="string" calcext:value-type="string">
            <text:p>DOS_35_DS_DD_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3.5", DS, DD, 80 tracks, 8 spt, 512 bytes/sector, MFM</text:p>
          </table:table-cell>
        </table:table-row>
        <table:table-row table:style-name="ro1">
          <table:table-cell office:value-type="string" calcext:value-type="string">
            <text:p>DOS_35_DS_DD_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5", DS, DD, 80 tracks, 9 spt, 512 bytes/sector, MFM</text:p>
          </table:table-cell>
        </table:table-row>
        <table:table-row table:style-name="ro1">
          <table:table-cell office:value-type="string" calcext:value-type="string">
            <text:p>DOS_35_HD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3.5", DS, HD, 80 tracks, 18 spt, 512 bytes/sector, MFM</text:p>
          </table:table-cell>
        </table:table-row>
        <table:table-row table:style-name="ro1">
          <table:table-cell office:value-type="string" calcext:value-type="string">
            <text:p>DOS_35_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.5", DS, ED, 80 tracks, 36 spt, 512 bytes/sector, MFM</text:p>
          </table:table-cell>
        </table:table-row>
        <table:table-row table:style-name="ro1">
          <table:table-cell office:value-type="string" calcext:value-type="string">
            <text:p>DMF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3.5", DS, HD, 80 tracks, 21 spt, 512 bytes/sector, MFM</text:p>
          </table:table-cell>
        </table:table-row>
        <table:table-row table:style-name="ro1">
          <table:table-cell office:value-type="string" calcext:value-type="string">
            <text:p>DMF_8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3.5", DS, HD, 82 tracks, 21 spt, 512 bytes/sector, MFM</text:p>
          </table:table-cell>
        </table:table-row>
        <table:table-row table:style-name="ro1">
          <table:table-cell office:value-type="string" calcext:value-type="string">
            <text:p>XDF_52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5.25", DS, HD, 80 tracks, ? spt, ??? + ??? + ??? bytes/sector, MFM track 0 = ??15 sectors, 512 bytes/sector, falsified to DOS as 19 spt, 512 bps</text:p>
          </table:table-cell>
        </table:table-row>
        <table:table-row table:style-name="ro1">
          <table:table-cell office:value-type="string" calcext:value-type="string">
            <text:p>XDF_3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3.5", DS, HD, 80 tracks, 4 spt, 8192 + 2048 + 1024 + 512 bytes/sector, MFM track 0 = 19 sectors, 512 bytes/sector, falsified to DOS as 23 spt, 512 bps</text:p>
          </table:table-cell>
        </table:table-row>
        <table:table-row table:style-name="ro1">
          <table:table-cell office:value-type="string" calcext:value-type="string">
            <text:p>IBM23FD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8", SS, SD, 32 tracks, 8 spt, 319 bytes/sector, FM</text:p>
          </table:table-cell>
        </table:table-row>
        <table:table-row table:style-name="ro1">
          <table:table-cell office:value-type="string" calcext:value-type="string">
            <text:p>IBM33FD_12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8", SS, SD, 73 tracks, 26 spt, 128 bytes/sector, FM</text:p>
          </table:table-cell>
        </table:table-row>
        <table:table-row table:style-name="ro1">
          <table:table-cell office:value-type="string" calcext:value-type="string">
            <text:p>IBM33FD_25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8", SS, SD, 74 tracks, 15 spt, 256 bytes/sector, FM, track 0 = 26 sectors, 128 bytes/sector</text:p>
          </table:table-cell>
        </table:table-row>
        <table:table-row table:style-name="ro1">
          <table:table-cell office:value-type="string" calcext:value-type="string">
            <text:p>IBM33FD_51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8", SS, SD, 74 tracks, 8 spt, 512 bytes/sector, FM, track 0 = 26 sectors, 128 bytes/sector</text:p>
          </table:table-cell>
        </table:table-row>
        <table:table-row table:style-name="ro1">
          <table:table-cell office:value-type="string" calcext:value-type="string">
            <text:p>IBM43FD_128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8", DS, SD, 74 tracks, 26 spt, 128 bytes/sector, FM, track 0 = 26 sectors, 128 bytes/sector</text:p>
          </table:table-cell>
        </table:table-row>
        <table:table-row table:style-name="ro1">
          <table:table-cell office:value-type="string" calcext:value-type="string">
            <text:p>IBM43FD_25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8", DS, SD, 74 tracks, 26 spt, 256 bytes/sector, FM, track 0 = 26 sectors, 128 bytes/sector</text:p>
          </table:table-cell>
        </table:table-row>
        <table:table-row table:style-name="ro1">
          <table:table-cell office:value-type="string" calcext:value-type="string">
            <text:p>IBM53FD_25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8", DS, DD, 74 tracks, 26 spt, 256 bytes/sector, MFM, track 0 side 0 = 26 sectors, 128 bytes/sector, track 0 side 1 = 26 sectors, 256 bytes/sector</text:p>
          </table:table-cell>
        </table:table-row>
        <table:table-row table:style-name="ro1">
          <table:table-cell office:value-type="string" calcext:value-type="string">
            <text:p>IBM53FD_51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8", DS, DD, 74 tracks, 15 spt, 512 bytes/sector, MFM, track 0 side 0 = 26 sectors, 128 bytes/sector, track 0 side 1 = 26 sectors, 256 bytes/sector</text:p>
          </table:table-cell>
        </table:table-row>
        <table:table-row table:style-name="ro1">
          <table:table-cell office:value-type="string" calcext:value-type="string">
            <text:p>IBM53FD_102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8", DS, DD, 74 tracks, 8 spt, 1024 bytes/sector, MFM, track 0 side 0 = 26 sectors, 128 bytes/sector, track 0 side 1 = 26 sectors, 256 bytes/sector</text:p>
          </table:table-cell>
        </table:table-row>
        <table:table-row table:style-name="ro1">
          <table:table-cell office:value-type="string" calcext:value-type="string">
            <text:p>RX0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8", SS, DD, 77 tracks, 26 spt, 128 bytes/sector, FM</text:p>
          </table:table-cell>
        </table:table-row>
        <table:table-row table:style-name="ro1">
          <table:table-cell office:value-type="string" calcext:value-type="string">
            <text:p>RX02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8", SS, DD, 77 tracks, 26 spt, 256 bytes/sector, FM/MFM</text:p>
          </table:table-cell>
        </table:table-row>
        <table:table-row table:style-name="ro1">
          <table:table-cell office:value-type="string" calcext:value-type="string">
            <text:p>RX03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8", DS, DD, 77 tracks, 26 spt, 256 bytes/sector, FM/MFM</text:p>
          </table:table-cell>
        </table:table-row>
        <table:table-row table:style-name="ro1">
          <table:table-cell office:value-type="string" calcext:value-type="string">
            <text:p>RX5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5.25", SS, DD, 80 tracks, 10 spt, 512 bytes/sector, MFM</text:p>
          </table:table-cell>
        </table:table-row>
        <table:table-row table:style-name="ro1">
          <table:table-cell office:value-type="string" calcext:value-type="string">
            <text:p>ACORN_525_SS_SD_4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5,25", SS, SD, 40 tracks, 10 spt, 256 bytes/sector, FM</text:p>
          </table:table-cell>
        </table:table-row>
        <table:table-row table:style-name="ro1">
          <table:table-cell office:value-type="string" calcext:value-type="string">
            <text:p>ACORN_525_SS_SD_8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5,25", SS, SD, 80 tracks, 10 spt, 256 bytes/sector, FM</text:p>
          </table:table-cell>
        </table:table-row>
        <table:table-row table:style-name="ro1">
          <table:table-cell office:value-type="string" calcext:value-type="string">
            <text:p>ACORN_525_SS_DD_4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5,25", SS, DD, 40 tracks, 16 spt, 256 bytes/sector, MFM</text:p>
          </table:table-cell>
        </table:table-row>
        <table:table-row table:style-name="ro1">
          <table:table-cell office:value-type="string" calcext:value-type="string">
            <text:p>ACORN_525_SS_DD_8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5,25", SS, DD, 80 tracks, 16 spt, 256 bytes/sector, MFM</text:p>
          </table:table-cell>
        </table:table-row>
        <table:table-row table:style-name="ro1">
          <table:table-cell office:value-type="string" calcext:value-type="string">
            <text:p>ACORN_525_DS_DD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5,25", DS, DD, 80 tracks, 16 spt, 256 bytes/sector, MFM</text:p>
          </table:table-cell>
        </table:table-row>
        <table:table-row table:style-name="ro1">
          <table:table-cell office:value-type="string" calcext:value-type="string">
            <text:p>ACORN_35_DS_DD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3,5", DS, DD, 80 tracks, 5 spt, 1024 bytes/sector, MFM</text:p>
          </table:table-cell>
        </table:table-row>
        <table:table-row table:style-name="ro1">
          <table:table-cell office:value-type="string" calcext:value-type="string">
            <text:p>ACORN_35_DS_HD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3,5", DS, HD, 80 tracks, 10 spt, 1024 bytes/sector, MFM</text:p>
          </table:table-cell>
        </table:table-row>
        <table:table-row table:style-name="ro1">
          <table:table-cell office:value-type="string" calcext:value-type="string">
            <text:p>ATARI_525_SD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5,25", SS, SD, 40 tracks, 18 spt, 128 bytes/sector, FM</text:p>
          </table:table-cell>
        </table:table-row>
        <table:table-row table:style-name="ro1">
          <table:table-cell office:value-type="string" calcext:value-type="string">
            <text:p>ATARI_525_ED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5,25", SS, ED, 40 tracks, 26 spt, 128 bytes/sector, MFM</text:p>
          </table:table-cell>
        </table:table-row>
        <table:table-row table:style-name="ro1">
          <table:table-cell office:value-type="string" calcext:value-type="string">
            <text:p>ATARI_525_DD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5,25", SS, DD, 40 tracks, 18 spt, 256 bytes/sector, MFM</text:p>
          </table:table-cell>
        </table:table-row>
        <table:table-row table:style-name="ro1">
          <table:table-cell office:value-type="string" calcext:value-type="string">
            <text:p>ATARI_35_SS_D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3,5", SS, DD, 80 tracks, 10 spt, 512 bytes/sector, MFM</text:p>
          </table:table-cell>
        </table:table-row>
        <table:table-row table:style-name="ro1">
          <table:table-cell office:value-type="string" calcext:value-type="string">
            <text:p>ATARI_35_DS_DD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3,5", DS, DD, 80 tracks, 10 spt, 512 bytes/sector, MFM</text:p>
          </table:table-cell>
        </table:table-row>
        <table:table-row table:style-name="ro1">
          <table:table-cell office:value-type="string" calcext:value-type="string">
            <text:p>ATARI_35_SS_DD_1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3,5", SS, DD, 80 tracks, 11 spt, 512 bytes/sector, MFM</text:p>
          </table:table-cell>
        </table:table-row>
        <table:table-row table:style-name="ro1">
          <table:table-cell office:value-type="string" calcext:value-type="string">
            <text:p>ATARI_35_DS_DD_1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3,5", DS, DD, 80 tracks, 11 spt, 512 bytes/sector, MFM</text:p>
          </table:table-cell>
        </table:table-row>
        <table:table-row table:style-name="ro1">
          <table:table-cell office:value-type="string" calcext:value-type="string">
            <text:p>CBM_35_D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,5", DS, DD, 80 tracks, 10 spt, 512 bytes/sector, MFM (1581)</text:p>
          </table:table-cell>
        </table:table-row>
        <table:table-row table:style-name="ro1">
          <table:table-cell office:value-type="string" calcext:value-type="string">
            <text:p>CBM_AMIGA_35_D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3,5", DS, DD, 80 tracks, 11 spt, 512 bytes/sector, MFM (Amiga)</text:p>
          </table:table-cell>
        </table:table-row>
        <table:table-row table:style-name="ro1">
          <table:table-cell office:value-type="string" calcext:value-type="string">
            <text:p>CBM_AMIGA_35_HD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3,5", DS, HD, 80 tracks, 22 spt, 512 bytes/sector, MFM (Amiga)</text:p>
          </table:table-cell>
        </table:table-row>
        <table:table-row table:style-name="ro1">
          <table:table-cell office:value-type="string" calcext:value-type="string">
            <text:p>CBM_154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5,25", SS, DD, 35 tracks, GCR</text:p>
          </table:table-cell>
        </table:table-row>
        <table:table-row table:style-name="ro1">
          <table:table-cell office:value-type="string" calcext:value-type="string">
            <text:p>CBM_1540_Ex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5,25", SS, DD, 40 tracks, GCR</text:p>
          </table:table-cell>
        </table:table-row>
        <table:table-row table:style-name="ro1">
          <table:table-cell office:value-type="string" calcext:value-type="string">
            <text:p>CBM_157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5,25", DS, DD, 35 tracks, GCR</text:p>
          </table:table-cell>
        </table:table-row>
        <table:table-row table:style-name="ro1">
          <table:table-cell office:value-type="string" calcext:value-type="string">
            <text:p>NEC_8_SD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8", DS, SD, 77 tracks, 26 spt, 128 bytes/sector, FM</text:p>
          </table:table-cell>
        </table:table-row>
        <table:table-row table:style-name="ro1">
          <table:table-cell office:value-type="string" calcext:value-type="string">
            <text:p>NEC_8_DD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8", DS, DD, 77 tracks, 26 spt, 256 bytes/sector, MFM</text:p>
          </table:table-cell>
        </table:table-row>
        <table:table-row table:style-name="ro1">
          <table:table-cell office:value-type="string" calcext:value-type="string">
            <text:p>NEC_525_S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5.25", SS, SD, 80 tracks, 16 spt, 256 bytes/sector, FM</text:p>
          </table:table-cell>
        </table:table-row>
        <table:table-row table:style-name="ro1">
          <table:table-cell office:value-type="string" calcext:value-type="string">
            <text:p>NEC_525_D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5.25", DS, SD, 80 tracks, 16 spt, 256 bytes/sector, MFM</text:p>
          </table:table-cell>
        </table:table-row>
        <table:table-row table:style-name="ro1">
          <table:table-cell office:value-type="string" calcext:value-type="string">
            <text:p>NEC_525_HD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5,25", DS, HD, 77 tracks, 8 spt, 1024 bytes/sector, MFM</text:p>
          </table:table-cell>
        </table:table-row>
        <table:table-row table:style-name="ro1">
          <table:table-cell office:value-type="string" calcext:value-type="string">
            <text:p>NEC_35_HD_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3,5", DS, HD, 77 tracks, 8 spt, 1024 bytes/sector, MFM, aka mode 3</text:p>
          </table:table-cell>
        </table:table-row>
        <table:table-row table:style-name="ro1">
          <table:table-cell office:value-type="string" calcext:value-type="string">
            <text:p>NEC_35_HD_15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3,5", DS, HD, 80 tracks, 15 spt, 512 bytes/sector, MFM</text:p>
          </table:table-cell>
        </table:table-row>
        <table:table-row table:style-name="ro1">
          <table:table-cell office:value-type="string" calcext:value-type="string">
            <text:p>NEC_35_TD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3,5", DS, TD, 240 tracks, 38 spt, 512 bytes/sector, MFM</text:p>
          </table:table-cell>
        </table:table-row>
        <table:table-row table:style-name="ro1">
          <table:table-cell office:value-type="string" calcext:value-type="string">
            <text:p>SHARP_525</text:p>
          </table:table-cell>
          <table:table-cell office:value-type="string" calcext:value-type="string">
            <text:p>NEC_525_HD</text:p>
          </table:table-cell>
          <table:table-cell office:value-type="string" calcext:value-type="string">
            <text:p>5,25", DS, HD, 77 tracks, 8 spt, 1024 bytes/sector, MFM</text:p>
          </table:table-cell>
        </table:table-row>
        <table:table-row table:style-name="ro1">
          <table:table-cell office:value-type="string" calcext:value-type="string">
            <text:p>SHARP_525_9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3,5", DS, HD, 80 tracks, 9 spt, 1024 bytes/sector, MFM</text:p>
          </table:table-cell>
        </table:table-row>
        <table:table-row table:style-name="ro1">
          <table:table-cell office:value-type="string" calcext:value-type="string">
            <text:p>SHARP_35</text:p>
          </table:table-cell>
          <table:table-cell office:value-type="string" calcext:value-type="string">
            <text:p>NEC_35_HD_8</text:p>
          </table:table-cell>
          <table:table-cell office:value-type="string" calcext:value-type="string">
            <text:p>3,5", DS, HD, 77 tracks, 8 spt, 1024 bytes/sector, MFM</text:p>
          </table:table-cell>
        </table:table-row>
        <table:table-row table:style-name="ro1">
          <table:table-cell office:value-type="string" calcext:value-type="string">
            <text:p>SHARP_35_9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3,5", DS, HD, 80 tracks, 9 spt, 1024 bytes/sector, MFM</text:p>
          </table:table-cell>
        </table:table-row>
        <table:table-row table:style-name="ro1">
          <table:table-cell office:value-type="string" calcext:value-type="string">
            <text:p>ECMA_99_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5,25", DS, DD, 80 tracks, 8 spt, 1024 bytes/sector, MFM, track 0 side 0 = 26 sectors, 128 bytes/sector, track 0 side 1 = 26 sectors, 256 bytes/sector</text:p>
          </table:table-cell>
        </table:table-row>
        <table:table-row table:style-name="ro1">
          <table:table-cell office:value-type="string" calcext:value-type="string">
            <text:p>ECMA_99_1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5,25", DS, DD, 77 tracks, 15 spt, 512 bytes/sector, MFM, track 0 side 0 = 26 sectors, 128 bytes/sector, track 0 side 1 = 26 sectors, 256 bytes/sector</text:p>
          </table:table-cell>
        </table:table-row>
        <table:table-row table:style-name="ro1">
          <table:table-cell office:value-type="string" calcext:value-type="string">
            <text:p>ECMA_99_2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5,25", DS, DD, 77 tracks, 26 spt, 256 bytes/sector, MFM, track 0 side 0 = 26 sectors, 128 bytes/sector, track 0 side 1 = 26 sectors, 256 bytes/sector</text:p>
          </table:table-cell>
        </table:table-row>
        <table:table-row table:style-name="ro1">
          <table:table-cell office:value-type="string" calcext:value-type="string">
            <text:p>ECMA_100</text:p>
          </table:table-cell>
          <table:table-cell office:value-type="string" calcext:value-type="string">
            <text:p>DOS_35_DS_DD_9</text:p>
          </table:table-cell>
          <table:table-cell office:value-type="string" calcext:value-type="string">
            <text:p>3,5", DS, DD, 80 tracks, 9 spt, 512 bytes/sector, MFM</text:p>
          </table:table-cell>
        </table:table-row>
        <table:table-row table:style-name="ro1">
          <table:table-cell office:value-type="string" calcext:value-type="string">
            <text:p>ECMA_125</text:p>
          </table:table-cell>
          <table:table-cell office:value-type="string" calcext:value-type="string">
            <text:p>DOS_35_HD</text:p>
          </table:table-cell>
          <table:table-cell office:value-type="string" calcext:value-type="string">
            <text:p>3,5", DS, HD, 80 tracks, 18 spt, 512 bytes/sector, MFM</text:p>
          </table:table-cell>
        </table:table-row>
        <table:table-row table:style-name="ro1">
          <table:table-cell office:value-type="string" calcext:value-type="string">
            <text:p>ECMA_147</text:p>
          </table:table-cell>
          <table:table-cell office:value-type="string" calcext:value-type="string">
            <text:p>DOS_35_ED</text:p>
          </table:table-cell>
          <table:table-cell office:value-type="string" calcext:value-type="string">
            <text:p>3,5", DS, ED, 80 tracks, 36 spt, 512 bytes/sector, MFM</text:p>
          </table:table-cell>
        </table:table-row>
        <table:table-row table:style-name="ro1">
          <table:table-cell office:value-type="string" calcext:value-type="string">
            <text:p>ECMA_54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8", SS, SD, 77 tracks, 26 spt, 128 bytes/sector, FM</text:p>
          </table:table-cell>
        </table:table-row>
        <table:table-row table:style-name="ro1">
          <table:table-cell office:value-type="string" calcext:value-type="string">
            <text:p>ECMA_5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8", DS, SD, 77 tracks, 26 spt, 128 bytes/sector, FM</text:p>
          </table:table-cell>
        </table:table-row>
        <table:table-row table:style-name="ro1">
          <table:table-cell office:value-type="string" calcext:value-type="string">
            <text:p>ECMA_6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5,25", SS, DD, 35 tracks, 9 spt, 256 bytes/sector, FM, track 0 side 0 = 16 sectors, 128 bytes/sector</text:p>
          </table:table-cell>
        </table:table-row>
        <table:table-row table:style-name="ro1">
          <table:table-cell office:value-type="string" calcext:value-type="string">
            <text:p>ECMA_69_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8", DS, DD, 77 tracks, 8 spt, 1024 bytes/sector, FM, track 0 side 0 = 26 sectors, 128 bytes/sector, track 0 side 1 = 26 sectors, 256 bytes/sector</text:p>
          </table:table-cell>
        </table:table-row>
        <table:table-row table:style-name="ro1">
          <table:table-cell office:value-type="string" calcext:value-type="string">
            <text:p>ECMA_69_15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8", DS, DD, 77 tracks, 15 spt, 512 bytes/sector, FM, track 0 side 0 = 26 sectors, 128 bytes/sector, track 0 side 1 = 26 sectors, 256 bytes/sector</text:p>
          </table:table-cell>
        </table:table-row>
        <table:table-row table:style-name="ro1">
          <table:table-cell office:value-type="string" calcext:value-type="string">
            <text:p>ECMA_69_2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8", DS, DD, 77 tracks, 26 spt, 256 bytes/sector, FM, track 0 side 0 = 26 sectors, 128 bytes/sector, track 0 side 1 = 26 sectors, 256 bytes/sector</text:p>
          </table:table-cell>
        </table:table-row>
        <table:table-row table:style-name="ro1">
          <table:table-cell office:value-type="string" calcext:value-type="string">
            <text:p>ECMA_7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5,25", DS, DD, 40 tracks, 16 spt, 256 bytes/sector, FM, track 0 side 0 = 16 sectors, 128 bytes/sector, track 0 side 1 = 16 sectors, 256 bytes/sector</text:p>
          </table:table-cell>
        </table:table-row>
        <table:table-row table:style-name="ro1">
          <table:table-cell office:value-type="string" calcext:value-type="string">
            <text:p>ECMA_7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5,25", DS, DD, 80 tracks, 16 spt, 256 bytes/sector, FM, track 0 side 0 = 16 sectors, 128 bytes/sector, track 0 side 1 = 16 sectors, 256 bytes/sector</text:p>
          </table:table-cell>
        </table:table-row>
        <table:table-row table:style-name="ro1">
          <table:table-cell office:value-type="string" calcext:value-type="string">
            <text:p>ECMA_78_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5,25", DS, DD, 80 tracks, 9 spt, 512 bytes/sector, FM</text:p>
          </table:table-cell>
        </table:table-row>
        <table:table-row table:style-name="ro1">
          <table:table-cell office:value-type="string" calcext:value-type="string">
            <text:p>FDFORMAT_525_DD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5,25", DS, DD, 82 tracks, 10 spt, 512 bytes/sector, MFM</text:p>
          </table:table-cell>
        </table:table-row>
        <table:table-row table:style-name="ro1">
          <table:table-cell office:value-type="string" calcext:value-type="string">
            <text:p>FDFORMAT_525_HD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5,25", DS, HD, 82 tracks, 17 spt, 512 bytes/sector, MFM</text:p>
          </table:table-cell>
        </table:table-row>
        <table:table-row table:style-name="ro1">
          <table:table-cell office:value-type="string" calcext:value-type="string">
            <text:p>FDFORMAT_35_D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3,5", DS, DD, 82 tracks, 10 spt, 512 bytes/sector, MFM</text:p>
          </table:table-cell>
        </table:table-row>
        <table:table-row table:style-name="ro1">
          <table:table-cell office:value-type="string" calcext:value-type="string">
            <text:p>FDFORMAT_35_HD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3,5", DS, HD, 82 tracks, 21 spt, 512 bytes/sector, MFM</text:p>
          </table:table-cell>
        </table:table-row>
        <table:table-row table:style-name="ro1">
          <table:table-cell office:value-type="string" calcext:value-type="string">
            <text:p>Apricot_35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3.5", DS, DD, 70 tracks, 9 spt, 512 bytes/sector, MFM</text:p>
          </table:table-cell>
        </table:table-row>
        <table:table-row table:style-name="ro1">
          <table:table-cell office:value-type="string" calcext:value-type="string">
            <text:p>ADR2120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string" calcext:value-type="string">
            <text:p>ADR260</text:p>
          </table:table-cell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string" calcext:value-type="string">
            <text:p>ADR30</text:p>
          </table:table-cell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string" calcext:value-type="string">
            <text:p>ADR50</text:p>
          </table:table-cell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string" calcext:value-type="string">
            <text:p>AIT1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AIT1Turbo</text:p>
          </table:table-cell>
          <table:table-cell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string" calcext:value-type="string">
            <text:p>AIT2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string" calcext:value-type="string">
            <text:p>AIT2Turbo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string" calcext:value-type="string">
            <text:p>AIT3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string" calcext:value-type="string">
            <text:p>AIT3Ex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string" calcext:value-type="string">
            <text:p>AIT3Turbo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AIT4</text:p>
          </table:table-cell>
          <table:table-cell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string" calcext:value-type="string">
            <text:p>AIT5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AITETurbo</text:p>
          </table:table-cell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string" calcext:value-type="string">
            <text:p>SAIT1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SAIT2</text:p>
          </table:table-cell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string" calcext:value-type="string">
            <text:p>Bernoulli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Obsolete type for 8"x11" Bernoulli Box disk</text:p>
          </table:table-cell>
        </table:table-row>
        <table:table-row table:style-name="ro1">
          <table:table-cell office:value-type="string" calcext:value-type="string">
            <text:p>Bernoulli2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Obsolete type for 5⅓" Bernoulli Box II disks</text:p>
          </table:table-cell>
        </table:table-row>
        <table:table-row table:style-name="ro1">
          <table:table-cell office:value-type="string" calcext:value-type="string">
            <text:p>Ditto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string" calcext:value-type="string">
            <text:p>DittoMax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string" calcext:value-type="string">
            <text:p>Jaz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Jaz2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string" calcext:value-type="string">
            <text:p>PocketZip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REV120</text:p>
          </table:table-cell>
          <table:table-cell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string" calcext:value-type="string">
            <text:p>REV35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string" calcext:value-type="string">
            <text:p>REV70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string" calcext:value-type="string">
            <text:p>ZIP100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ZIP250</text:p>
          </table:table-cell>
          <table:table-cell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string" calcext:value-type="string">
            <text:p>ZIP750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Bernoulli35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5⅓" Bernoulli Box II disk with 35Mb capacity</text:p>
          </table:table-cell>
        </table:table-row>
        <table:table-row table:style-name="ro1">
          <table:table-cell office:value-type="string" calcext:value-type="string">
            <text:p>Bernoulli4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5⅓" Bernoulli Box II disk with 44Mb capacity</text:p>
          </table:table-cell>
        </table:table-row>
        <table:table-row table:style-name="ro1">
          <table:table-cell office:value-type="string" calcext:value-type="string">
            <text:p>Bernoulli6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5⅓" Bernoulli Box II disk with 65Mb capacity</text:p>
          </table:table-cell>
        </table:table-row>
        <table:table-row table:style-name="ro1">
          <table:table-cell office:value-type="string" calcext:value-type="string">
            <text:p>Bernoulli9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5⅓" Bernoulli Box II disk with 90Mb capacity</text:p>
          </table:table-cell>
        </table:table-row>
        <table:table-row table:style-name="ro1">
          <table:table-cell office:value-type="string" calcext:value-type="string">
            <text:p>Bernoulli10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5⅓" Bernoulli Box II disk with 105Mb capacity</text:p>
          </table:table-cell>
        </table:table-row>
        <table:table-row table:style-name="ro1">
          <table:table-cell office:value-type="string" calcext:value-type="string">
            <text:p>Bernoulli15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5⅓" Bernoulli Box II disk with 150Mb capacity</text:p>
          </table:table-cell>
        </table:table-row>
        <table:table-row table:style-name="ro1">
          <table:table-cell office:value-type="string" calcext:value-type="string">
            <text:p>Bernoulli23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5⅓" Bernoulli Box II disk with 230Mb capacity</text:p>
          </table:table-cell>
        </table:table-row>
        <table:table-row table:style-name="ro1">
          <table:table-cell office:value-type="string" calcext:value-type="string">
            <text:p>CompactCassette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Data8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string" calcext:value-type="string">
            <text:p>MiniDV</text:p>
          </table:table-cell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string" calcext:value-type="string">
            <text:p>Dcas25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D/CAS-25: Digital data on Compact Cassette form factor, special magnetic media, 9-track</text:p>
          </table:table-cell>
        </table:table-row>
        <table:table-row table:style-name="ro1">
          <table:table-cell office:value-type="string" calcext:value-type="string">
            <text:p>Dcas85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D/CAS-85: Digital data on Compact Cassette form factor, special magnetic media, 17-track</text:p>
          </table:table-cell>
        </table:table-row>
        <table:table-row table:style-name="ro1">
          <table:table-cell office:value-type="string" calcext:value-type="string">
            <text:p>Dcas103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D/CAS-103: Digital data on Compact Cassette form factor, special magnetic media, 21-track</text:p>
          </table:table-cell>
        </table:table-row>
        <table:table-row table:style-name="ro1">
          <table:table-cell office:value-type="string" calcext:value-type="string">
            <text:p>CFast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CompactFlash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string" calcext:value-type="string">
            <text:p>CompactFlashType2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DigitalAudioTape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DAT160</text:p>
          </table:table-cell>
          <table:table-cell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string" calcext:value-type="string">
            <text:p>DAT320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DAT72</text:p>
          </table:table-cell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string" calcext:value-type="string">
            <text:p>DDS1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DDS2</text:p>
          </table:table-cell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string" calcext:value-type="string">
            <text:p>DDS3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DDS4</text:p>
          </table:table-cell>
          <table:table-cell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string" calcext:value-type="string">
            <text:p>CompactTapeI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CompactTapeII</text:p>
          </table:table-cell>
          <table:table-cell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string" calcext:value-type="string">
            <text:p>DECtapeII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string" calcext:value-type="string">
            <text:p>DLTtapeIII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string" calcext:value-type="string">
            <text:p>DLTtapeIIIxt</text:p>
          </table:table-cell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string" calcext:value-type="string">
            <text:p>DLTtapeIV</text:p>
          </table:table-cell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string" calcext:value-type="string">
            <text:p>DLTtapeS4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SDLT1</text:p>
          </table:table-cell>
          <table:table-cell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string" calcext:value-type="string">
            <text:p>SDLT2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VStapeI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Exatape15m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Exatape22m</text:p>
          </table:table-cell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Exatape22mAME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string" calcext:value-type="string">
            <text:p>Exatape28m</text:p>
          </table:table-cell>
          <table:table-cell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string" calcext:value-type="string">
            <text:p>Exatape40m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Exatape45m</text:p>
          </table:table-cell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string" calcext:value-type="string">
            <text:p>Exatape54m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string" calcext:value-type="string">
            <text:p>Exatape75m</text:p>
          </table:table-cell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string" calcext:value-type="string">
            <text:p>Exatape76m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Exatape80m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string" calcext:value-type="string">
            <text:p>Exatape106m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string" calcext:value-type="string">
            <text:p>Exatape160mXL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Exatape112m</text:p>
          </table:table-cell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string" calcext:value-type="string">
            <text:p>Exatape125m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string" calcext:value-type="string">
            <text:p>Exatape150m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Exatape170m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string" calcext:value-type="string">
            <text:p>Exatape225m</text:p>
          </table:table-cell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string" calcext:value-type="string">
            <text:p>ExpressCard34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ExpressCard54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string" calcext:value-type="string">
            <text:p>PCCardTypeI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string" calcext:value-type="string">
            <text:p>PCCardTypeII</text:p>
          </table:table-cell>
          <table:table-cell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string" calcext:value-type="string">
            <text:p>PCCardTypeIII</text:p>
          </table:table-cell>
          <table:table-cell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string" calcext:value-type="string">
            <text:p>PCCardTypeIV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string" calcext:value-type="string">
            <text:p>EZ13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SyQuest 135Mb cartridge for use in EZ135 and EZFlyer drives</text:p>
          </table:table-cell>
        </table:table-row>
        <table:table-row table:style-name="ro1">
          <table:table-cell office:value-type="string" calcext:value-type="string">
            <text:p>EZ23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yQuest EZFlyer 230Mb cartridge for use in EZFlyer drive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SyQuest 4.7Gb for use in Quest drive</text:p>
          </table:table-cell>
        </table:table-row>
        <table:table-row table:style-name="ro1">
          <table:table-cell office:value-type="string" calcext:value-type="string">
            <text:p>SparQ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SyQuest SparQ 1Gb cartridge</text:p>
          </table:table-cell>
        </table:table-row>
        <table:table-row table:style-name="ro1">
          <table:table-cell office:value-type="string" calcext:value-type="string">
            <text:p>SQ10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SyQuest 5Mb cartridge for SQ306RD drive</text:p>
          </table:table-cell>
        </table:table-row>
        <table:table-row table:style-name="ro1">
          <table:table-cell office:value-type="string" calcext:value-type="string">
            <text:p>SQ20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SyQuest 10Mb cartridge for SQ312RD drive</text:p>
          </table:table-cell>
        </table:table-row>
        <table:table-row table:style-name="ro1">
          <table:table-cell office:value-type="string" calcext:value-type="string">
            <text:p>SQ30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SyQuest 15Mb cartridge for SQ319RD drive</text:p>
          </table:table-cell>
        </table:table-row>
        <table:table-row table:style-name="ro1">
          <table:table-cell office:value-type="string" calcext:value-type="string">
            <text:p>SQ31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yQuest 105Mb cartridge for SQ3105 and SQ3270 drives</text:p>
          </table:table-cell>
        </table:table-row>
        <table:table-row table:style-name="ro1">
          <table:table-cell office:value-type="string" calcext:value-type="string">
            <text:p>SQ32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yQuest 270Mb cartridge for SQ3270 drive</text:p>
          </table:table-cell>
        </table:table-row>
        <table:table-row table:style-name="ro1">
          <table:table-cell office:value-type="string" calcext:value-type="string">
            <text:p>SQ400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SyQuest 44Mb cartridge for SQ555, SQ5110 and SQ5200C/SQ200 drives</text:p>
          </table:table-cell>
        </table:table-row>
        <table:table-row table:style-name="ro1">
          <table:table-cell office:value-type="string" calcext:value-type="string">
            <text:p>SQ80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SyQuest 88Mb cartridge for SQ5110 and SQ5200C/SQ200 drives</text:p>
          </table:table-cell>
        </table:table-row>
        <table:table-row table:style-name="ro1">
          <table:table-cell office:value-type="string" calcext:value-type="string">
            <text:p>SQ150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SyQuest 1.5Gb cartridge for SyJet drive</text:p>
          </table:table-cell>
        </table:table-row>
        <table:table-row table:style-name="ro1">
          <table:table-cell office:value-type="string" calcext:value-type="string">
            <text:p>SQ200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SyQuest 200Mb cartridge for use in SQ5200C drive</text:p>
          </table:table-cell>
        </table:table-row>
        <table:table-row table:style-name="ro1">
          <table:table-cell office:value-type="string" calcext:value-type="string">
            <text:p>SyJet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SyQuest 1.5Gb cartridge for SyJet drive</text:p>
          </table:table-cell>
        </table:table-row>
        <table:table-row table:style-name="ro1">
          <table:table-cell office:value-type="string" calcext:value-type="string">
            <text:p>FamicomGamePak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GameBoyAdvanceGamePak</text:p>
          </table:table-cell>
          <table:table-cell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string" calcext:value-type="string">
            <text:p>GameBoyGamePak</text:p>
          </table:table-cell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string" calcext:value-type="string">
            <text:p>GOD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Nintendo GameCube Optical Disc</text:p>
          </table:table-cell>
        </table:table-row>
        <table:table-row table:style-name="ro1">
          <table:table-cell office:value-type="string" calcext:value-type="string">
            <text:p>N64DD</text:p>
          </table:table-cell>
          <table:table-cell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string" calcext:value-type="string">
            <text:p>N64GamePak</text:p>
          </table:table-cell>
          <table:table-cell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string" calcext:value-type="string">
            <text:p>NESGamePak</text:p>
          </table:table-cell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Nintendo3DSGameCard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string" calcext:value-type="string">
            <text:p>NintendoDiskCard</text:p>
          </table:table-cell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string" calcext:value-type="string">
            <text:p>NintendoDSGameCard</text:p>
          </table:table-cell>
          <table:table-cell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string" calcext:value-type="string">
            <text:p>NintendoDSiGameCard</text:p>
          </table:table-cell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string" calcext:value-type="string">
            <text:p>SNESGamePak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string" calcext:value-type="string">
            <text:p>SNESGamePakUS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WOD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Nintendo Wii Optical Disc</text:p>
          </table:table-cell>
        </table:table-row>
        <table:table-row table:style-name="ro1">
          <table:table-cell office:value-type="string" calcext:value-type="string">
            <text:p>WUOD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Nintendo Wii U Optical Disc</text:p>
          </table:table-cell>
        </table:table-row>
        <table:table-row table:style-name="ro1">
          <table:table-cell office:value-type="string" calcext:value-type="string">
            <text:p>SwitchGameCard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string" calcext:value-type="string">
            <text:p>IBM3470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string" calcext:value-type="string">
            <text:p>IBM3480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string" calcext:value-type="string">
            <text:p>IBM3490</text:p>
          </table:table-cell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string" calcext:value-type="string">
            <text:p>IBM3490E</text:p>
          </table:table-cell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string" calcext:value-type="string">
            <text:p>IBM3592</text:p>
          </table:table-cell>
          <table:table-cell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string" calcext:value-type="string">
            <text:p>LTO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LTO2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string" calcext:value-type="string">
            <text:p>LTO3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LTO3WORM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string" calcext:value-type="string">
            <text:p>LTO4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LTO4WORM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string" calcext:value-type="string">
            <text:p>LTO5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string" calcext:value-type="string">
            <text:p>LTO5WORM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string" calcext:value-type="string">
            <text:p>LTO6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LTO6WORM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string" calcext:value-type="string">
            <text:p>LTO7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string" calcext:value-type="string">
            <text:p>LTO7WORM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string" calcext:value-type="string">
            <text:p>MemoryStick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MemoryStickDuo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MemoryStickMicro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MemoryStickPro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MemoryStickProDuo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string" calcext:value-type="string">
            <text:p>microSD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miniSD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SecureDigital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MMC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MMCmicro</text:p>
          </table:table-cell>
          <table:table-cell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string" calcext:value-type="string">
            <text:p>RSMMC</text:p>
          </table:table-cell>
          <table:table-cell office:value-type="float" office:value="532" calcext:value-type="float">
            <text:p>532</text:p>
          </table:table-cell>
          <table:table-cell/>
        </table:table-row>
        <table:table-row table:style-name="ro1">
          <table:table-cell office:value-type="string" calcext:value-type="string">
            <text:p>MMCplus</text:p>
          </table:table-cell>
          <table:table-cell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string" calcext:value-type="string">
            <text:p>MMCmobile</text:p>
          </table:table-cell>
          <table:table-cell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string" calcext:value-type="string">
            <text:p>MLR1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MLR1SL</text:p>
          </table:table-cell>
          <table:table-cell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string" calcext:value-type="string">
            <text:p>MLR3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string" calcext:value-type="string">
            <text:p>SLR1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string" calcext:value-type="string">
            <text:p>SLR2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SLR3</text:p>
          </table:table-cell>
          <table:table-cell office:value-type="float" office:value="545" calcext:value-type="float">
            <text:p>545</text:p>
          </table:table-cell>
          <table:table-cell/>
        </table:table-row>
        <table:table-row table:style-name="ro1">
          <table:table-cell office:value-type="string" calcext:value-type="string">
            <text:p>SLR32</text:p>
          </table:table-cell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string" calcext:value-type="string">
            <text:p>SLR32SL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string" calcext:value-type="string">
            <text:p>SLR4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string" calcext:value-type="string">
            <text:p>SLR5</text:p>
          </table:table-cell>
          <table:table-cell office:value-type="float" office:value="549" calcext:value-type="float">
            <text:p>549</text:p>
          </table:table-cell>
          <table:table-cell/>
        </table:table-row>
        <table:table-row table:style-name="ro1">
          <table:table-cell office:value-type="string" calcext:value-type="string">
            <text:p>SLR5SL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SLR6</text:p>
          </table:table-cell>
          <table:table-cell office:value-type="float" office:value="551" calcext:value-type="float">
            <text:p>551</text:p>
          </table:table-cell>
          <table:table-cell/>
        </table:table-row>
        <table:table-row table:style-name="ro1">
          <table:table-cell office:value-type="string" calcext:value-type="string">
            <text:p>SLRtape7</text:p>
          </table:table-cell>
          <table:table-cell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string" calcext:value-type="string">
            <text:p>SLRtape7SL</text:p>
          </table:table-cell>
          <table:table-cell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string" calcext:value-type="string">
            <text:p>SLRtape24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string" calcext:value-type="string">
            <text:p>SLRtape24SL</text:p>
          </table:table-cell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string" calcext:value-type="string">
            <text:p>SLRtape40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string" calcext:value-type="string">
            <text:p>SLRtape50</text:p>
          </table:table-cell>
          <table:table-cell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string" calcext:value-type="string">
            <text:p>SLRtape60</text:p>
          </table:table-cell>
          <table:table-cell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SLRtape75</text:p>
          </table:table-cell>
          <table:table-cell office:value-type="float" office:value="559" calcext:value-type="float">
            <text:p>559</text:p>
          </table:table-cell>
          <table:table-cell/>
        </table:table-row>
        <table:table-row table:style-name="ro1">
          <table:table-cell office:value-type="string" calcext:value-type="string">
            <text:p>SLRtape100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SLRtape140</text:p>
          </table:table-cell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string" calcext:value-type="string">
            <text:p>QIC11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QIC120</text:p>
          </table:table-cell>
          <table:table-cell office:value-type="float" office:value="571" calcext:value-type="float">
            <text:p>571</text:p>
          </table:table-cell>
          <table:table-cell/>
        </table:table-row>
        <table:table-row table:style-name="ro1">
          <table:table-cell office:value-type="string" calcext:value-type="string">
            <text:p>QIC1350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string" calcext:value-type="string">
            <text:p>QIC150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string" calcext:value-type="string">
            <text:p>QIC24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string" calcext:value-type="string">
            <text:p>QIC3010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string" calcext:value-type="string">
            <text:p>QIC3020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string" calcext:value-type="string">
            <text:p>QIC3080</text:p>
          </table:table-cell>
          <table:table-cell office:value-type="float" office:value="577" calcext:value-type="float">
            <text:p>577</text:p>
          </table:table-cell>
          <table:table-cell/>
        </table:table-row>
        <table:table-row table:style-name="ro1">
          <table:table-cell office:value-type="string" calcext:value-type="string">
            <text:p>QIC3095</text:p>
          </table:table-cell>
          <table:table-cell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string" calcext:value-type="string">
            <text:p>QIC320</text:p>
          </table:table-cell>
          <table:table-cell office:value-type="float" office:value="579" calcext:value-type="float">
            <text:p>579</text:p>
          </table:table-cell>
          <table:table-cell/>
        </table:table-row>
        <table:table-row table:style-name="ro1">
          <table:table-cell office:value-type="string" calcext:value-type="string">
            <text:p>QIC40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string" calcext:value-type="string">
            <text:p>QIC525</text:p>
          </table:table-cell>
          <table:table-cell office:value-type="float" office:value="581" calcext:value-type="float">
            <text:p>581</text:p>
          </table:table-cell>
          <table:table-cell/>
        </table:table-row>
        <table:table-row table:style-name="ro1">
          <table:table-cell office:value-type="string" calcext:value-type="string">
            <text:p>QIC80</text:p>
          </table:table-cell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string" calcext:value-type="string">
            <text:p>STK4480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string" calcext:value-type="string">
            <text:p>STK4490</text:p>
          </table:table-cell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string" calcext:value-type="string">
            <text:p>STK9490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string" calcext:value-type="string">
            <text:p>T9840A</text:p>
          </table:table-cell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string" calcext:value-type="string">
            <text:p>T9840B</text:p>
          </table:table-cell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string" calcext:value-type="string">
            <text:p>T9840C</text:p>
          </table:table-cell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string" calcext:value-type="string">
            <text:p>T9840D</text:p>
          </table:table-cell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T9940A</text:p>
          </table:table-cell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string" calcext:value-type="string">
            <text:p>T9940B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string" calcext:value-type="string">
            <text:p>T10000A</text:p>
          </table:table-cell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string" calcext:value-type="string">
            <text:p>T10000B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T10000C</text:p>
          </table:table-cell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string" calcext:value-type="string">
            <text:p>T10000D</text:p>
          </table:table-cell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string" calcext:value-type="string">
            <text:p>Travan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string" calcext:value-type="string">
            <text:p>Travan1Ex</text:p>
          </table:table-cell>
          <table:table-cell office:value-type="float" office:value="611" calcext:value-type="float">
            <text:p>611</text:p>
          </table:table-cell>
          <table:table-cell/>
        </table:table-row>
        <table:table-row table:style-name="ro1">
          <table:table-cell office:value-type="string" calcext:value-type="string">
            <text:p>Travan3</text:p>
          </table:table-cell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string" calcext:value-type="string">
            <text:p>Travan3Ex</text:p>
          </table:table-cell>
          <table:table-cell office:value-type="float" office:value="613" calcext:value-type="float">
            <text:p>613</text:p>
          </table:table-cell>
          <table:table-cell/>
        </table:table-row>
        <table:table-row table:style-name="ro1">
          <table:table-cell office:value-type="string" calcext:value-type="string">
            <text:p>Travan4</text:p>
          </table:table-cell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string" calcext:value-type="string">
            <text:p>Travan5</text:p>
          </table:table-cell>
          <table:table-cell office:value-type="float" office:value="615" calcext:value-type="float">
            <text:p>615</text:p>
          </table:table-cell>
          <table:table-cell/>
        </table:table-row>
        <table:table-row table:style-name="ro1">
          <table:table-cell office:value-type="string" calcext:value-type="string">
            <text:p>Travan7</text:p>
          </table:table-cell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string" calcext:value-type="string">
            <text:p>VXA1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string" calcext:value-type="string">
            <text:p>VXA2</text:p>
          </table:table-cell>
          <table:table-cell office:value-type="float" office:value="621" calcext:value-type="float">
            <text:p>621</text:p>
          </table:table-cell>
          <table:table-cell/>
        </table:table-row>
        <table:table-row table:style-name="ro1">
          <table:table-cell office:value-type="string" calcext:value-type="string">
            <text:p>VXA3</text:p>
          </table:table-cell>
          <table:table-cell office:value-type="float" office:value="622" calcext:value-type="float">
            <text:p>622</text:p>
          </table:table-cell>
          <table:table-cell/>
        </table:table-row>
        <table:table-row table:style-name="ro1">
          <table:table-cell office:value-type="string" calcext:value-type="string">
            <text:p>ECMA_153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,25", M.O., WORM, 650Mb, 318750 sectors, 1024 bytes/sector, ECMA-153, ISO 11560</text:p>
          </table:table-cell>
        </table:table-row>
        <table:table-row table:style-name="ro1">
          <table:table-cell office:value-type="string" calcext:value-type="string">
            <text:p>ECMA_153_512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5,25", M.O., WORM, 600Mb, 581250 sectors, 512 bytes/sector, ECMA-153, ISO 11560</text:p>
          </table:table-cell>
        </table:table-row>
        <table:table-row table:style-name="ro1">
          <table:table-cell office:value-type="string" calcext:value-type="string">
            <text:p>ECMA_154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3,5", M.O., RW, 128Mb, 248826 sectors, 512 bytes/sector, ECMA-154, ISO 10090</text:p>
          </table:table-cell>
        </table:table-row>
        <table:table-row table:style-name="ro1">
          <table:table-cell office:value-type="string" calcext:value-type="string">
            <text:p>ECMA_183_512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5,25", M.O., RW/WORM, 1Gb, 904995 sectors, 512 bytes/sector, ECMA-183, ISO 13481</text:p>
          </table:table-cell>
        </table:table-row>
        <table:table-row table:style-name="ro1">
          <table:table-cell office:value-type="string" calcext:value-type="string">
            <text:p>ECMA_183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5,25", M.O., RW/WORM, 1Gb, 498526 sectors, 1024 bytes/sector, ECMA-183, ISO 13481</text:p>
          </table:table-cell>
        </table:table-row>
        <table:table-row table:style-name="ro1">
          <table:table-cell office:value-type="string" calcext:value-type="string">
            <text:p>ECMA_184_512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5,25", M.O., RW/WORM, 1.2Gb, 1165600 sectors, 512 bytes/sector, ECMA-184, ISO 13549</text:p>
          </table:table-cell>
        </table:table-row>
        <table:table-row table:style-name="ro1">
          <table:table-cell office:value-type="string" calcext:value-type="string">
            <text:p>ECMA_18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5,25", M.O., RW/WORM, 1.3Gb, 639200 sectors, 1024 bytes/sector, ECMA-184, ISO 13549</text:p>
          </table:table-cell>
        </table:table-row>
        <table:table-row table:style-name="ro1">
          <table:table-cell office:value-type="string" calcext:value-type="string">
            <text:p>ECMA_189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300mm, M.O., WORM, ??? sectors, 1024 bytes/sector, ECMA-189, ISO 13614</text:p>
          </table:table-cell>
        </table:table-row>
        <table:table-row table:style-name="ro1">
          <table:table-cell office:value-type="string" calcext:value-type="string">
            <text:p>ECMA_19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300mm, M.O., WORM, ??? sectors, 1024 bytes/sector, ECMA-190, ISO 13403</text:p>
          </table:table-cell>
        </table:table-row>
        <table:table-row table:style-name="ro1">
          <table:table-cell office:value-type="string" calcext:value-type="string">
            <text:p>ECMA_195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5,25", M.O., RW/WORM, 936921 or 948770 sectors, 1024 bytes/sector, ECMA-195, ISO 13842</text:p>
          </table:table-cell>
        </table:table-row>
        <table:table-row table:style-name="ro1">
          <table:table-cell office:value-type="string" calcext:value-type="string">
            <text:p>ECMA_195_512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5,25", M.O., RW/WORM, 1644581 or 1647371 sectors, 512 bytes/sector, ECMA-195, ISO 13842</text:p>
          </table:table-cell>
        </table:table-row>
        <table:table-row table:style-name="ro1">
          <table:table-cell office:value-type="string" calcext:value-type="string">
            <text:p>ECMA_201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3,5", M.O., 446325 sectors, 512 bytes/sector, ECMA-201, ISO 13963</text:p>
          </table:table-cell>
        </table:table-row>
        <table:table-row table:style-name="ro1">
          <table:table-cell office:value-type="string" calcext:value-type="string">
            <text:p>ECMA_201_ROM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3,5", M.O., 429975 sectors, 512 bytes/sector, embossed, ISO 13963</text:p>
          </table:table-cell>
        </table:table-row>
        <table:table-row table:style-name="ro1">
          <table:table-cell office:value-type="string" calcext:value-type="string">
            <text:p>ECMA_223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3,5", M.O., 371371 sectors, 1024 bytes/sector, ECMA-223</text:p>
          </table:table-cell>
        </table:table-row>
        <table:table-row table:style-name="ro1">
          <table:table-cell office:value-type="string" calcext:value-type="string">
            <text:p>ECMA_223_512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3,5", M.O., 694929 sectors, 512 bytes/sector, ECMA-223</text:p>
          </table:table-cell>
        </table:table-row>
        <table:table-row table:style-name="ro1">
          <table:table-cell office:value-type="string" calcext:value-type="string">
            <text:p>ECMA_23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5,25", M.O., 1244621 sectors, 1024 bytes/sector, ECMA-238, ISO 15486</text:p>
          </table:table-cell>
        </table:table-row>
        <table:table-row table:style-name="ro1">
          <table:table-cell office:value-type="string" calcext:value-type="string">
            <text:p>ECMA_239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3,5", M.O., 310352, 320332 or 321100 sectors, 2048 bytes/sector, ECMA-239, ISO 15498</text:p>
          </table:table-cell>
        </table:table-row>
        <table:table-row table:style-name="ro1">
          <table:table-cell office:value-type="string" calcext:value-type="string">
            <text:p>ECMA_260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356mm, M.O., 14476734 sectors, 1024 bytes/sector, ECMA-260, ISO 15898</text:p>
          </table:table-cell>
        </table:table-row>
        <table:table-row table:style-name="ro1">
          <table:table-cell office:value-type="string" calcext:value-type="string">
            <text:p>ECMA_260_Double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356mm, M.O., 24445990 sectors, 1024 bytes/sector, ECMA-260, ISO 15898</text:p>
          </table:table-cell>
        </table:table-row>
        <table:table-row table:style-name="ro1">
          <table:table-cell office:value-type="string" calcext:value-type="string">
            <text:p>ECMA_280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5,25", M.O., 1128134 sectors, 2048 bytes/sector, ECMA-280, ISO 18093</text:p>
          </table:table-cell>
        </table:table-row>
        <table:table-row table:style-name="ro1">
          <table:table-cell office:value-type="string" calcext:value-type="string">
            <text:p>ECMA_3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300mm, M.O., 7355716 sectors, 2048 bytes/sector, ECMA-317, ISO 20162</text:p>
          </table:table-cell>
        </table:table-row>
        <table:table-row table:style-name="ro1">
          <table:table-cell office:value-type="string" calcext:value-type="string">
            <text:p>ECMA_32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5,25", M.O., 1095840 sectors, 4096 bytes/sector, ECMA-322, ISO 22092, 9.1Gb/cart</text:p>
          </table:table-cell>
        </table:table-row>
        <table:table-row table:style-name="ro1">
          <table:table-cell office:value-type="string" calcext:value-type="string">
            <text:p>ECMA_322_2k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5,25", M.O., 2043664 sectors, 2048 bytes/sector, ECMA-322, ISO 22092, 8.6Gb/cart</text:p>
          </table:table-cell>
        </table:table-row>
        <table:table-row table:style-name="ro1">
          <table:table-cell office:value-type="string" calcext:value-type="string">
            <text:p>GigaMo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3,5", M.O., 605846 sectors, 2048 bytes/sector, Cherry Book, GigaMo, ECMA-351, ISO 17346</text:p>
          </table:table-cell>
        </table:table-row>
        <table:table-row table:style-name="ro1">
          <table:table-cell office:value-type="string" calcext:value-type="string">
            <text:p>GigaMo2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3,5", M.O., 1063146 sectors, 2048 bytes/sector, Cherry Book 2, GigaMo 2, ECMA-353, ISO 22533</text:p>
          </table:table-cell>
        </table:table-row>
        <table:table-row table:style-name="ro1">
          <table:table-cell office:value-type="string" calcext:value-type="string">
            <text:p>ISO_15286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5,25", M.O., 1263472 sectors, 2048 bytes/sector, ISO 15286, 5.2Gb/cart</text:p>
          </table:table-cell>
        </table:table-row>
        <table:table-row table:style-name="ro1">
          <table:table-cell office:value-type="string" calcext:value-type="string">
            <text:p>ISO_15286_1024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5,25", M.O., 2319786 sectors, 1024 bytes/sector, ISO 15286, 4.8Gb/cart</text:p>
          </table:table-cell>
        </table:table-row>
        <table:table-row table:style-name="ro1">
          <table:table-cell office:value-type="string" calcext:value-type="string">
            <text:p>ISO_15286_512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5,25", M.O., ??????? sectors, 512 bytes/sector, ISO 15286, 4.1Gb/cart</text:p>
          </table:table-cell>
        </table:table-row>
        <table:table-row table:style-name="ro1">
          <table:table-cell office:value-type="string" calcext:value-type="string">
            <text:p>ISO_10089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5,25", M.O., 314569 sectors, 1024 bytes/sector, ISO 10089, 650Mb/cart</text:p>
          </table:table-cell>
        </table:table-row>
        <table:table-row table:style-name="ro1">
          <table:table-cell office:value-type="string" calcext:value-type="string">
            <text:p>ISO_10089_512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5,25", M.O., ?????? sectors, 512 bytes/sector, ISO 10089, 594Mb/cart</text:p>
          </table:table-cell>
        </table:table-row>
        <table:table-row table:style-name="ro1">
          <table:table-cell office:value-type="string" calcext:value-type="string">
            <text:p>CompactFloppy</text:p>
          </table:table-cell>
          <table:table-cell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DemiDiskette</text:p>
          </table:table-cell>
          <table:table-cell office:value-type="float" office:value="661" calcext:value-type="float">
            <text:p>661</text:p>
          </table:table-cell>
          <table:table-cell/>
        </table:table-row>
        <table:table-row table:style-name="ro1">
          <table:table-cell office:value-type="string" calcext:value-type="string">
            <text:p>Floptical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3.5", 652 tracks, 2 sides, 512 bytes/sector, Floptical, ECMA-207, ISO 14169</text:p>
          </table:table-cell>
        </table:table-row>
        <table:table-row table:style-name="ro1">
          <table:table-cell office:value-type="string" calcext:value-type="string">
            <text:p>HiFD</text:p>
          </table:table-cell>
          <table:table-cell office:value-type="float" office:value="663" calcext:value-type="float">
            <text:p>663</text:p>
          </table:table-cell>
          <table:table-cell/>
        </table:table-row>
        <table:table-row table:style-name="ro1">
          <table:table-cell office:value-type="string" calcext:value-type="string">
            <text:p>QuickDisk</text:p>
          </table:table-cell>
          <table:table-cell office:value-type="float" office:value="664" calcext:value-type="float">
            <text:p>664</text:p>
          </table:table-cell>
          <table:table-cell/>
        </table:table-row>
        <table:table-row table:style-name="ro1">
          <table:table-cell office:value-type="string" calcext:value-type="string">
            <text:p>UHD144</text:p>
          </table:table-cell>
          <table:table-cell office:value-type="float" office:value="665" calcext:value-type="float">
            <text:p>665</text:p>
          </table:table-cell>
          <table:table-cell/>
        </table:table-row>
        <table:table-row table:style-name="ro1">
          <table:table-cell office:value-type="string" calcext:value-type="string">
            <text:p>VideoFloppy</text:p>
          </table:table-cell>
          <table:table-cell office:value-type="float" office:value="666" calcext:value-type="float">
            <text:p>666</text:p>
          </table:table-cell>
          <table:table-cell/>
        </table:table-row>
        <table:table-row table:style-name="ro1">
          <table:table-cell office:value-type="string" calcext:value-type="string">
            <text:p>Wafer</text:p>
          </table:table-cell>
          <table:table-cell office:value-type="float" office:value="667" calcext:value-type="float">
            <text:p>667</text:p>
          </table:table-cell>
          <table:table-cell/>
        </table:table-row>
        <table:table-row table:style-name="ro1">
          <table:table-cell office:value-type="string" calcext:value-type="string">
            <text:p>ZXMicrodrive</text:p>
          </table:table-cell>
          <table:table-cell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string" calcext:value-type="string">
            <text:p>BeeCard</text:p>
          </table:table-cell>
          <table:table-cell office:value-type="float" office:value="670" calcext:value-type="float">
            <text:p>670</text:p>
          </table:table-cell>
          <table:table-cell/>
        </table:table-row>
        <table:table-row table:style-name="ro1">
          <table:table-cell office:value-type="string" calcext:value-type="string">
            <text:p>Borsu</text:p>
          </table:table-cell>
          <table:table-cell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string" calcext:value-type="string">
            <text:p>DataStore</text:p>
          </table:table-cell>
          <table:table-cell office:value-type="float" office:value="672" calcext:value-type="float">
            <text:p>672</text:p>
          </table:table-cell>
          <table:table-cell/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673" calcext:value-type="float">
            <text:p>673</text:p>
          </table:table-cell>
          <table:table-cell/>
        </table:table-row>
        <table:table-row table:style-name="ro1">
          <table:table-cell office:value-type="string" calcext:value-type="string">
            <text:p>DST</text:p>
          </table:table-cell>
          <table:table-cell office:value-type="float" office:value="674" calcext:value-type="float">
            <text:p>674</text:p>
          </table:table-cell>
          <table:table-cell/>
        </table:table-row>
        <table:table-row table:style-name="ro1">
          <table:table-cell office:value-type="string" calcext:value-type="string">
            <text:p>DTF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1">
          <table:table-cell office:value-type="string" calcext:value-type="string">
            <text:p>DTF2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string" calcext:value-type="string">
            <text:p>Flextra3020</text:p>
          </table:table-cell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string" calcext:value-type="string">
            <text:p>Flextra3225</text:p>
          </table:table-cell>
          <table:table-cell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string" calcext:value-type="string">
            <text:p>HiTC1</text:p>
          </table:table-cell>
          <table:table-cell office:value-type="float" office:value="679" calcext:value-type="float">
            <text:p>679</text:p>
          </table:table-cell>
          <table:table-cell/>
        </table:table-row>
        <table:table-row table:style-name="ro1">
          <table:table-cell office:value-type="string" calcext:value-type="string">
            <text:p>HiTC2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string" calcext:value-type="string">
            <text:p>LT1</text:p>
          </table:table-cell>
          <table:table-cell office:value-type="float" office:value="681" calcext:value-type="float">
            <text:p>681</text:p>
          </table:table-cell>
          <table:table-cell/>
        </table:table-row>
        <table:table-row table:style-name="ro1">
          <table:table-cell office:value-type="string" calcext:value-type="string">
            <text:p>MiniCard</text:p>
          </table:table-cell>
          <table:table-cell office:value-type="float" office:value="872" calcext:value-type="float">
            <text:p>872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683" calcext:value-type="float">
            <text:p>683</text:p>
          </table:table-cell>
          <table:table-cell/>
        </table:table-row>
        <table:table-row table:style-name="ro1">
          <table:table-cell office:value-type="string" calcext:value-type="string">
            <text:p>Orb5</text:p>
          </table:table-cell>
          <table:table-cell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string" calcext:value-type="string">
            <text:p>SmartMedia</text:p>
          </table:table-cell>
          <table:table-cell office:value-type="float" office:value="685" calcext:value-type="float">
            <text:p>685</text:p>
          </table:table-cell>
          <table:table-cell/>
        </table:table-row>
        <table:table-row table:style-name="ro1">
          <table:table-cell office:value-type="string" calcext:value-type="string">
            <text:p>xD</text:p>
          </table:table-cell>
          <table:table-cell office:value-type="float" office:value="686" calcext:value-type="float">
            <text:p>686</text:p>
          </table:table-cell>
          <table:table-cell/>
        </table:table-row>
        <table:table-row table:style-name="ro1">
          <table:table-cell office:value-type="string" calcext:value-type="string">
            <text:p>XQD</text:p>
          </table:table-cell>
          <table:table-cell office:value-type="float" office:value="687" calcext:value-type="float">
            <text:p>687</text:p>
          </table:table-cell>
          <table:table-cell/>
        </table:table-row>
        <table:table-row table:style-name="ro1">
          <table:table-cell office:value-type="string" calcext:value-type="string">
            <text:p>DataPlay</text:p>
          </table:table-cell>
          <table:table-cell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string" calcext:value-type="string">
            <text:p>AppleProfile</text:p>
          </table:table-cell>
          <table:table-cell office:value-type="float" office:value="690" calcext:value-type="float">
            <text:p>690</text:p>
          </table:table-cell>
          <table:table-cell/>
        </table:table-row>
        <table:table-row table:style-name="ro1">
          <table:table-cell office:value-type="string" calcext:value-type="string">
            <text:p>AppleWidget</text:p>
          </table:table-cell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AppleHD20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string" calcext:value-type="string">
            <text:p>PriamDataTower</text:p>
          </table:table-cell>
          <table:table-cell office:value-type="float" office:value="693" calcext:value-type="float">
            <text:p>693</text:p>
          </table:table-cell>
          <table:table-cell/>
        </table:table-row>
        <table:table-row table:style-name="ro1">
          <table:table-cell office:value-type="string" calcext:value-type="string">
            <text:p>Pippin</text:p>
          </table:table-cell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RA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382 cylinders, 4 tracks/cylinder, 42 sectors/track, 128 words/sector, 32 bits/word, 512 bytes/sector, 204890112 bytes</text:p>
          </table:table-cell>
        </table:table-row>
        <table:table-row table:style-name="ro1">
          <table:table-cell office:value-type="string" calcext:value-type="string">
            <text:p>RA80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546 cylinders, 14 tracks/cylinder, 31 sectors/track, 128 words/sector, 32 bits/word, 512 bytes/sector, 121325568 bytes</text:p>
          </table:table-cell>
        </table:table-row>
        <table:table-row table:style-name="ro1">
          <table:table-cell office:value-type="string" calcext:value-type="string">
            <text:p>RA81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1248 cylinders, 14 tracks/cylinder, 51 sectors/track, 128 words/sector, 32 bits/word, 512 bytes/sector, 456228864 bytes</text:p>
          </table:table-cell>
        </table:table-row>
        <table:table-row table:style-name="ro1">
          <table:table-cell office:value-type="string" calcext:value-type="string">
            <text:p>RC25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302 cylinders, 4 tracks/cylinder, 42 sectors/track, 128 words/sector, 32 bits/word, 512 bytes/sector, 25976832 bytes</text:p>
          </table:table-cell>
        </table:table-row>
        <table:table-row table:style-name="ro1">
          <table:table-cell office:value-type="string" calcext:value-type="string">
            <text:p>RD31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615 cylinders, 4 tracks/cylinder, 17 sectors/track, 128 words/sector, 32 bits/word, 512 bytes/sector, 21411840 bytes</text:p>
          </table:table-cell>
        </table:table-row>
        <table:table-row table:style-name="ro1">
          <table:table-cell office:value-type="string" calcext:value-type="string">
            <text:p>RD32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820 cylinders, 6 tracks/cylinder, 17 sectors/track, 128 words/sector, 32 bits/word, 512 bytes/sector, 42823680 bytes</text:p>
          </table:table-cell>
        </table:table-row>
        <table:table-row table:style-name="ro1">
          <table:table-cell office:value-type="string" calcext:value-type="string">
            <text:p>RD51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306 cylinders, 4 tracks/cylinder, 17 sectors/track, 128 words/sector, 32 bits/word, 512 bytes/sector, 10653696 bytes</text:p>
          </table:table-cell>
        </table:table-row>
        <table:table-row table:style-name="ro1">
          <table:table-cell office:value-type="string" calcext:value-type="string">
            <text:p>RD52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480 cylinders, 7 tracks/cylinder, 18 sectors/track, 128 words/sector, 32 bits/word, 512 bytes/sector, 30965760 bytes</text:p>
          </table:table-cell>
        </table:table-row>
        <table:table-row table:style-name="ro1">
          <table:table-cell office:value-type="string" calcext:value-type="string">
            <text:p>RD53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1024 cylinders, 7 tracks/cylinder, 18 sectors/track, 128 words/sector, 32 bits/word, 512 bytes/sector, 75497472 bytes</text:p>
          </table:table-cell>
        </table:table-row>
        <table:table-row table:style-name="ro1">
          <table:table-cell office:value-type="string" calcext:value-type="string">
            <text:p>RD54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1225 cylinders, 8 tracks/cylinder, 18 sectors/track, 128 words/sector, 32 bits/word, 512 bytes/sector, 159936000 bytes</text:p>
          </table:table-cell>
        </table:table-row>
        <table:table-row table:style-name="ro1">
          <table:table-cell office:value-type="string" calcext:value-type="string">
            <text:p>RK06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411 cylinders, 3 tracks/cylinder, 22 sectors/track, 256 words/sector, 16 bits/word, 512 bytes/sector, 13888512 bytes</text:p>
          </table:table-cell>
        </table:table-row>
        <table:table-row table:style-name="ro1">
          <table:table-cell office:value-type="string" calcext:value-type="string">
            <text:p>RK06_18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411 cylinders, 3 tracks/cylinder, 20 sectors/track, 256 words/sector, 18 bits/word, 576 bytes/sector, 14204160 bytes</text:p>
          </table:table-cell>
        </table:table-row>
        <table:table-row table:style-name="ro1">
          <table:table-cell office:value-type="string" calcext:value-type="string">
            <text:p>RK07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815 cylinders, 3 tracks/cylinder, 22 sectors/track, 256 words/sector, 16 bits/word, 512 bytes/sector, 27540480 bytes</text:p>
          </table:table-cell>
        </table:table-row>
        <table:table-row table:style-name="ro1">
          <table:table-cell office:value-type="string" calcext:value-type="string">
            <text:p>RK07_1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815 cylinders, 3 tracks/cylinder, 20 sectors/track, 256 words/sector, 18 bits/word, 576 bytes/sector, 28166400 bytes</text:p>
          </table:table-cell>
        </table:table-row>
        <table:table-row table:style-name="ro1">
          <table:table-cell office:value-type="string" calcext:value-type="string">
            <text:p>RM02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823 cylinders, 5 tracks/cylinder, 32 sectors/track, 128 words/sector, 32 bits/word, 512 bytes/sector, 67420160 bytes</text:p>
          </table:table-cell>
        </table:table-row>
        <table:table-row table:style-name="ro1">
          <table:table-cell office:value-type="string" calcext:value-type="string">
            <text:p>RM03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823 cylinders, 5 tracks/cylinder, 32 sectors/track, 128 words/sector, 32 bits/word, 512 bytes/sector, 67420160 bytes</text:p>
          </table:table-cell>
        </table:table-row>
        <table:table-row table:style-name="ro1">
          <table:table-cell office:value-type="string" calcext:value-type="string">
            <text:p>RM05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823 cylinders, 19 tracks/cylinder, 32 sectors/track, 128 words/sector, 32 bits/word, 512 bytes/sector, 256196608 bytes</text:p>
          </table:table-cell>
        </table:table-row>
        <table:table-row table:style-name="ro1">
          <table:table-cell office:value-type="string" calcext:value-type="string">
            <text:p>RP02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203 cylinders, 10 tracks/cylinder, 22 sectors/track, 128 words/sector, 32 bits/word, 512 bytes/sector, 22865920 bytes</text:p>
          </table:table-cell>
        </table:table-row>
        <table:table-row table:style-name="ro1">
          <table:table-cell office:value-type="string" calcext:value-type="string">
            <text:p>RP02_18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203 cylinders, 10 tracks/cylinder, 20 sectors/track, 128 words/sector, 36 bits/word, 576 bytes/sector, 23385600 bytes</text:p>
          </table:table-cell>
        </table:table-row>
        <table:table-row table:style-name="ro1">
          <table:table-cell office:value-type="string" calcext:value-type="string">
            <text:p>RP03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400 cylinders, 10 tracks/cylinder, 22 sectors/track, 128 words/sector, 32 bits/word, 512 bytes/sector, 45056000 bytes</text:p>
          </table:table-cell>
        </table:table-row>
        <table:table-row table:style-name="ro1">
          <table:table-cell office:value-type="string" calcext:value-type="string">
            <text:p>RP03_1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400 cylinders, 10 tracks/cylinder, 20 sectors/track, 128 words/sector, 36 bits/word, 576 bytes/sector, 46080000 bytes</text:p>
          </table:table-cell>
        </table:table-row>
        <table:table-row table:style-name="ro1">
          <table:table-cell office:value-type="string" calcext:value-type="string">
            <text:p>RP04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411 cylinders, 19 tracks/cylinder, 22 sectors/track, 128 words/sector, 32 bits/word, 512 bytes/sector, 87960576 bytes</text:p>
          </table:table-cell>
        </table:table-row>
        <table:table-row table:style-name="ro1">
          <table:table-cell office:value-type="string" calcext:value-type="string">
            <text:p>RP04_18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411 cylinders, 19 tracks/cylinder, 20 sectors/track, 128 words/sector, 36 bits/word, 576 bytes/sector, 89959680 bytes</text:p>
          </table:table-cell>
        </table:table-row>
        <table:table-row table:style-name="ro1">
          <table:table-cell office:value-type="string" calcext:value-type="string">
            <text:p>RP05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411 cylinders, 19 tracks/cylinder, 22 sectors/track, 128 words/sector, 32 bits/word, 512 bytes/sector, 87960576 bytes</text:p>
          </table:table-cell>
        </table:table-row>
        <table:table-row table:style-name="ro1">
          <table:table-cell office:value-type="string" calcext:value-type="string">
            <text:p>RP05_18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411 cylinders, 19 tracks/cylinder, 20 sectors/track, 128 words/sector, 36 bits/word, 576 bytes/sector, 89959680 bytes</text:p>
          </table:table-cell>
        </table:table-row>
        <table:table-row table:style-name="ro1">
          <table:table-cell office:value-type="string" calcext:value-type="string">
            <text:p>RP06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815 cylinders, 19 tracks/cylinder, 22 sectors/track, 128 words/sector, 32 bits/word, 512 bytes/sector, 174423040 bytes</text:p>
          </table:table-cell>
        </table:table-row>
        <table:table-row table:style-name="ro1">
          <table:table-cell office:value-type="string" calcext:value-type="string">
            <text:p>RP06_18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815 cylinders, 19 tracks/cylinder, 20 sectors/track, 128 words/sector, 36 bits/word, 576 bytes/sector, 178387200 bytes</text:p>
          </table:table-cell>
        </table:table-row>
        <table:table-row table:style-name="ro1">
          <table:table-cell office:value-type="string" calcext:value-type="string">
            <text:p>LS120</text:p>
          </table:table-cell>
          <table:table-cell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string" calcext:value-type="string">
            <text:p>LS240</text:p>
          </table:table-cell>
          <table:table-cell office:value-type="float" office:value="731" calcext:value-type="float">
            <text:p>731</text:p>
          </table:table-cell>
          <table:table-cell/>
        </table:table-row>
        <table:table-row table:style-name="ro1">
          <table:table-cell office:value-type="string" calcext:value-type="string">
            <text:p>FD32MB</text:p>
          </table:table-cell>
          <table:table-cell office:value-type="float" office:value="732" calcext:value-type="float">
            <text:p>732</text:p>
          </table:table-cell>
          <table:table-cell/>
        </table:table-row>
        <table:table-row table:style-name="ro1">
          <table:table-cell office:value-type="string" calcext:value-type="string">
            <text:p>RDX</text:p>
          </table:table-cell>
          <table:table-cell office:value-type="float" office:value="733" calcext:value-type="float">
            <text:p>733</text:p>
          </table:table-cell>
          <table:table-cell/>
        </table:table-row>
        <table:table-row table:style-name="ro1">
          <table:table-cell office:value-type="string" calcext:value-type="string">
            <text:p>RDX320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Imation 320Gb RDX</text:p>
          </table:table-cell>
        </table:table-row>
        <table:table-row table:style-name="ro1">
          <table:table-cell office:value-type="string" calcext:value-type="string">
            <text:p>VideoNow</text:p>
          </table:table-cell>
          <table:table-cell office:value-type="float" office:value="740" calcext:value-type="float">
            <text:p>740</text:p>
          </table:table-cell>
          <table:table-cell/>
        </table:table-row>
        <table:table-row table:style-name="ro1">
          <table:table-cell office:value-type="string" calcext:value-type="string">
            <text:p>VideoNowColor</text:p>
          </table:table-cell>
          <table:table-cell office:value-type="float" office:value="741" calcext:value-type="float">
            <text:p>741</text:p>
          </table:table-cell>
          <table:table-cell/>
        </table:table-row>
        <table:table-row table:style-name="ro1">
          <table:table-cell office:value-type="string" calcext:value-type="string">
            <text:p>VideoNowXp</text:p>
          </table:table-cell>
          <table:table-cell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string" calcext:value-type="string">
            <text:p>Bernoulli1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8"x11" Bernoulli Box disk with 10Mb capacity</text:p>
          </table:table-cell>
        </table:table-row>
        <table:table-row table:style-name="ro1">
          <table:table-cell office:value-type="string" calcext:value-type="string">
            <text:p>Bernoulli20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8"x11" Bernoulli Box disk with 20Mb capacity</text:p>
          </table:table-cell>
        </table:table-row>
        <table:table-row table:style-name="ro1">
          <table:table-cell office:value-type="string" calcext:value-type="string">
            <text:p>BernoulliBox2_2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5⅓" Bernoulli Box II disk with 20Mb capacity</text:p>
          </table:table-cell>
        </table:table-row>
        <table:table-row table:style-name="ro1">
          <table:table-cell office:value-type="string" calcext:value-type="string">
            <text:p>KodakVerbatim3</text:p>
          </table:table-cell>
          <table:table-cell office:value-type="float" office:value="760" calcext:value-type="float">
            <text:p>760</text:p>
          </table:table-cell>
          <table:table-cell/>
        </table:table-row>
        <table:table-row table:style-name="ro1">
          <table:table-cell office:value-type="string" calcext:value-type="string">
            <text:p>KodakVerbatim6</text:p>
          </table:table-cell>
          <table:table-cell office:value-type="float" office:value="761" calcext:value-type="float">
            <text:p>761</text:p>
          </table:table-cell>
          <table:table-cell/>
        </table:table-row>
        <table:table-row table:style-name="ro1">
          <table:table-cell office:value-type="string" calcext:value-type="string">
            <text:p>KodakVerbatim12</text:p>
          </table:table-cell>
          <table:table-cell office:value-type="float" office:value="762" calcext:value-type="float">
            <text:p>762</text:p>
          </table:table-cell>
          <table:table-cell/>
        </table:table-row>
        <table:table-row table:style-name="ro1">
          <table:table-cell office:value-type="string" calcext:value-type="string">
            <text:p>ProfessionalDisc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Professional Disc for video, single layer, rewritable, 23Gb</text:p>
          </table:table-cell>
        </table:table-row>
        <table:table-row table:style-name="ro1">
          <table:table-cell office:value-type="string" calcext:value-type="string">
            <text:p>ProfessionalDiscDual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Professional Disc for video, dual layer, rewritable, 50Gb</text:p>
          </table:table-cell>
        </table:table-row>
        <table:table-row table:style-name="ro1">
          <table:table-cell office:value-type="string" calcext:value-type="string">
            <text:p>ProfessionalDiscTriple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Professional Disc for video, triple layer, rewritable, 100Gb</text:p>
          </table:table-cell>
        </table:table-row>
        <table:table-row table:style-name="ro1">
          <table:table-cell office:value-type="string" calcext:value-type="string">
            <text:p>ProfessionalDiscQuad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Professional Disc for video, quad layer, write once, 128Gb</text:p>
          </table:table-cell>
        </table:table-row>
        <table:table-row table:style-name="ro1">
          <table:table-cell office:value-type="string" calcext:value-type="string">
            <text:p>PDD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Professional Disc for DATA, single layer, rewritable, 23Gb</text:p>
          </table:table-cell>
        </table:table-row>
        <table:table-row table:style-name="ro1">
          <table:table-cell office:value-type="string" calcext:value-type="string">
            <text:p>PDD_WORM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Professional Disc for DATA, single layer, write once, 23Gb</text:p>
          </table:table-cell>
        </table:table-row>
        <table:table-row table:style-name="ro1">
          <table:table-cell office:value-type="string" calcext:value-type="string">
            <text:p>ArchivalDisc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Archival Disc, 1st gen., 300Gb</text:p>
          </table:table-cell>
        </table:table-row>
        <table:table-row table:style-name="ro1">
          <table:table-cell office:value-type="string" calcext:value-type="string">
            <text:p>ArchivalDisc2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rchival Disc, 2nd gen., 500Gb</text:p>
          </table:table-cell>
        </table:table-row>
        <table:table-row table:style-name="ro1">
          <table:table-cell office:value-type="string" calcext:value-type="string">
            <text:p>ArchivalDisc3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Archival Disc, 3rd gen., 1Tb</text:p>
          </table:table-cell>
        </table:table-row>
        <table:table-row table:style-name="ro1">
          <table:table-cell office:value-type="string" calcext:value-type="string">
            <text:p>ODC300R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Optical Disc archive, 1st gen., write once, 300Gb</text:p>
          </table:table-cell>
        </table:table-row>
        <table:table-row table:style-name="ro1">
          <table:table-cell office:value-type="string" calcext:value-type="string">
            <text:p>ODC300RE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Optical Disc archive, 1st gen., rewritable, 300Gb</text:p>
          </table:table-cell>
        </table:table-row>
        <table:table-row table:style-name="ro1">
          <table:table-cell office:value-type="string" calcext:value-type="string">
            <text:p>ODC600R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Optical Disc archive, 2nd gen., write once, 600Gb</text:p>
          </table:table-cell>
        </table:table-row>
        <table:table-row table:style-name="ro1">
          <table:table-cell office:value-type="string" calcext:value-type="string">
            <text:p>ODC600RE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Optical Disc archive, 2nd gen., rewritable, 600Gb</text:p>
          </table:table-cell>
        </table:table-row>
        <table:table-row table:style-name="ro1">
          <table:table-cell office:value-type="string" calcext:value-type="string">
            <text:p>ODC1200RE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Optical Disc archive, 3rd gen., rewritable, 1200Gb</text:p>
          </table:table-cell>
        </table:table-row>
        <table:table-row table:style-name="ro1">
          <table:table-cell office:value-type="string" calcext:value-type="string">
            <text:p>ODC1500R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Optical Disc archive, 3rd gen., write once, 1500Gb</text:p>
          </table:table-cell>
        </table:table-row>
        <table:table-row table:style-name="ro1">
          <table:table-cell office:value-type="string" calcext:value-type="string">
            <text:p>ODC3300R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Optical Disc archive, 4th gen., write once, 3300Gb</text:p>
          </table:table-cell>
        </table:table-row>
        <table:table-row table:style-name="ro1">
          <table:table-cell office:value-type="string" calcext:value-type="string">
            <text:p>ODC5500R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Optical Disc archive, 5th gen., write once, 5500Gb</text:p>
          </table:table-cell>
        </table:table-row>
        <table:table-row table:style-name="ro1">
          <table:table-cell office:value-type="string" calcext:value-type="string">
            <text:p>ECMA_322_1k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5,25", M.O., 4383356 sectors, 1024 bytes/sector, ECMA-322, ISO 22092, 9.1Gb/cart</text:p>
          </table:table-cell>
        </table:table-row>
        <table:table-row table:style-name="ro1">
          <table:table-cell office:value-type="string" calcext:value-type="string">
            <text:p>ECMA_322_51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5,25", M.O., ??????? sectors, 512 bytes/sector, ECMA-322, ISO 22092, 9.1Gb/cart</text:p>
          </table:table-cell>
        </table:table-row>
        <table:table-row table:style-name="ro1">
          <table:table-cell office:value-type="string" calcext:value-type="string">
            <text:p>ISO_14517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5,25", M.O., 1273011 sectors, 1024 bytes/sector, ISO 14517, 2.6Gb/cart</text:p>
          </table:table-cell>
        </table:table-row>
        <table:table-row table:style-name="ro1">
          <table:table-cell office:value-type="string" calcext:value-type="string">
            <text:p>ISO_14517_512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5,25", M.O., 2244958 sectors, 512 bytes/sector, ISO 14517, 2.3Gb/cart</text:p>
          </table:table-cell>
        </table:table-row>
      </table:table>
      <table:table table:name="Companies" table:style-name="ta1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string" calcext:value-type="string">
            <text:p>Philips + Sony</text:p>
          </table:table-cell>
        </table:table-row>
        <table:table-row table:style-name="ro1">
          <table:table-cell/>
          <table:table-cell office:value-type="string" calcext:value-type="string">
            <text:p>DVD Forum</text:p>
          </table:table-cell>
        </table:table-row>
        <table:table-row table:style-name="ro1">
          <table:table-cell/>
          <table:table-cell office:value-type="string" calcext:value-type="string">
            <text:p>DVD+RW Alliance</text:p>
          </table:table-cell>
        </table:table-row>
        <table:table-row table:style-name="ro1">
          <table:table-cell/>
          <table:table-cell office:value-type="string" calcext:value-type="string">
            <text:p>Sony</text:p>
          </table:table-cell>
        </table:table-row>
        <table:table-row table:style-name="ro1">
          <table:table-cell/>
          <table:table-cell office:value-type="string" calcext:value-type="string">
            <text:p>Shugart</text:p>
          </table:table-cell>
        </table:table-row>
        <table:table-row table:style-name="ro1">
          <table:table-cell/>
          <table:table-cell office:value-type="string" calcext:value-type="string">
            <text:p>IBM</text:p>
          </table:table-cell>
        </table:table-row>
        <table:table-row table:style-name="ro1">
          <table:table-cell/>
          <table:table-cell office:value-type="string" calcext:value-type="string">
            <text:p>Philips</text:p>
          </table:table-cell>
        </table:table-row>
        <table:table-row table:style-name="ro1">
          <table:table-cell/>
          <table:table-cell office:value-type="string" calcext:value-type="string">
            <text:p>Atari</text:p>
          </table:table-cell>
        </table:table-row>
        <table:table-row table:style-name="ro1">
          <table:table-cell/>
          <table:table-cell office:value-type="string" calcext:value-type="string">
            <text:p>3DO</text:p>
          </table:table-cell>
        </table:table-row>
        <table:table-row table:style-name="ro1">
          <table:table-cell/>
          <table:table-cell office:value-type="string" calcext:value-type="string">
            <text:p>NEC</text:p>
          </table:table-cell>
        </table:table-row>
        <table:table-row table:style-name="ro1">
          <table:table-cell/>
          <table:table-cell office:value-type="string" calcext:value-type="string">
            <text:p>Nintendo</text:p>
          </table:table-cell>
        </table:table-row>
        <table:table-row table:style-name="ro1">
          <table:table-cell/>
          <table:table-cell office:value-type="string" calcext:value-type="string">
            <text:p>SEGA</text:p>
          </table:table-cell>
        </table:table-row>
        <table:table-row table:style-name="ro1">
          <table:table-cell/>
          <table:table-cell office:value-type="string" calcext:value-type="string">
            <text:p>Microsoft</text:p>
          </table:table-cell>
        </table:table-row>
        <table:table-row table:style-name="ro1">
          <table:table-cell/>
          <table:table-cell office:value-type="string" calcext:value-type="string">
            <text:p>Pioneer</text:p>
          </table:table-cell>
        </table:table-row>
        <table:table-row table:style-name="ro1">
          <table:table-cell/>
          <table:table-cell office:value-type="string" calcext:value-type="string">
            <text:p>ISO</text:p>
          </table:table-cell>
        </table:table-row>
        <table:table-row table:style-name="ro1">
          <table:table-cell/>
          <table:table-cell office:value-type="string" calcext:value-type="string">
            <text:p>ECMA</text:p>
          </table:table-cell>
        </table:table-row>
        <table:table-row table:style-name="ro1">
          <table:table-cell/>
          <table:table-cell office:value-type="string" calcext:value-type="string">
            <text:p>Kodak</text:p>
          </table:table-cell>
        </table:table-row>
        <table:table-row table:style-name="ro1">
          <table:table-cell/>
          <table:table-cell office:value-type="string" calcext:value-type="string">
            <text:p>SyQuest</text:p>
          </table:table-cell>
        </table:table-row>
        <table:table-row table:style-name="ro1">
          <table:table-cell/>
          <table:table-cell office:value-type="string" calcext:value-type="string">
            <text:p>iomega</text:p>
          </table:table-cell>
        </table:table-row>
        <table:table-row table:style-name="ro1">
          <table:table-cell/>
          <table:table-cell office:value-type="string" calcext:value-type="string">
            <text:p>DEC</text:p>
          </table:table-cell>
        </table:table-row>
        <table:table-row table:style-name="ro1">
          <table:table-cell/>
          <table:table-cell office:value-type="string" calcext:value-type="string">
            <text:p>Imation</text:p>
          </table:table-cell>
        </table:table-row>
        <table:table-row table:style-name="ro1">
          <table:table-cell/>
          <table:table-cell office:value-type="string" calcext:value-type="string">
            <text:p>Hasbro</text:p>
          </table:table-cell>
        </table:table-row>
      </table:table>
      <table:named-expressions/>
      <table:database-ranges>
        <table:database-range table:name="__Anonymous_Sheet_DB__0" table:target-range-address="MediaType.A1:MediaType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14T04:27:34.050480203</dc:date>
    <meta:editing-duration>PT8M56S</meta:editing-duration>
    <meta:editing-cycles>2</meta:editing-cycles>
    <meta:generator>LibreOffice/7.1.4.2$Linux_X86_64 LibreOffice_project/10$Build-2</meta:generator>
    <meta:document-statistic meta:table-count="3" meta:cell-count="3612" meta:object-count="0"/>
  </office:meta>
</office:document-meta>
</file>